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3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5.207cm"/>
    </style:style>
    <style:style style:name="co5" style:family="table-column">
      <style:table-column-properties fo:break-before="auto" style:column-width="5.88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3.743cm"/>
    </style:style>
    <style:style style:name="co8" style:family="table-column">
      <style:table-column-properties fo:break-before="auto" style:column-width="4.39cm"/>
    </style:style>
    <style:style style:name="co9" style:family="table-column">
      <style:table-column-properties fo:break-before="auto" style:column-width="4.526cm"/>
    </style:style>
    <style:style style:name="co10" style:family="table-column">
      <style:table-column-properties fo:break-before="auto" style:column-width="2.962cm"/>
    </style:style>
    <style:style style:name="co11" style:family="table-column">
      <style:table-column-properties fo:break-before="auto" style:column-width="4.697cm"/>
    </style:style>
    <style:style style:name="co12" style:family="table-column">
      <style:table-column-properties fo:break-before="auto" style:column-width="3.336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6.426cm"/>
    </style:style>
    <style:style style:name="co15" style:family="table-column">
      <style:table-column-properties fo:break-before="auto" style:column-width="2.977cm"/>
    </style:style>
    <style:style style:name="co16" style:family="table-column">
      <style:table-column-properties fo:break-before="auto" style:column-width="5.955cm"/>
    </style:style>
    <style:style style:name="co17" style:family="table-column">
      <style:table-column-properties fo:break-before="auto" style:column-width="3.122cm"/>
    </style:style>
    <style:style style:name="co18" style:family="table-column">
      <style:table-column-properties fo:break-before="auto" style:column-width="4.501cm"/>
    </style:style>
    <style:style style:name="co19" style:family="table-column">
      <style:table-column-properties fo:break-before="auto" style:column-width="4.255cm"/>
    </style:style>
    <style:style style:name="co20" style:family="table-column">
      <style:table-column-properties fo:break-before="auto" style:column-width="2.824cm"/>
    </style:style>
    <style:style style:name="co21" style:family="table-column">
      <style:table-column-properties fo:break-before="auto" style:column-width="4.42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5.112cm"/>
    </style:style>
    <style:style style:name="co24" style:family="table-column">
      <style:table-column-properties fo:break-before="auto" style:column-width="4.667cm"/>
    </style:style>
    <style:style style:name="co25" style:family="table-column">
      <style:table-column-properties fo:break-before="auto" style:column-width="4.445cm"/>
    </style:style>
    <style:style style:name="co26" style:family="table-column">
      <style:table-column-properties fo:break-before="auto" style:column-width="3.612cm"/>
    </style:style>
    <style:style style:name="co27" style:family="table-column">
      <style:table-column-properties fo:break-before="auto" style:column-width="4.223cm"/>
    </style:style>
    <style:style style:name="co28" style:family="table-column">
      <style:table-column-properties fo:break-before="auto" style:column-width="3.676cm"/>
    </style:style>
    <style:style style:name="co29" style:family="table-column">
      <style:table-column-properties fo:break-before="auto" style:column-width="4.016cm"/>
    </style:style>
    <style:style style:name="co30" style:family="table-column">
      <style:table-column-properties fo:break-before="auto" style:column-width="4.595cm"/>
    </style:style>
    <style:style style:name="co31" style:family="table-column">
      <style:table-column-properties fo:break-before="auto" style:column-width="4.935cm"/>
    </style:style>
    <style:style style:name="co32" style:family="table-column">
      <style:table-column-properties fo:break-before="auto" style:column-width="3.233cm"/>
    </style:style>
    <style:style style:name="co33" style:family="table-column">
      <style:table-column-properties fo:break-before="auto" style:column-width="3.914cm"/>
    </style:style>
    <style:style style:name="co34" style:family="table-column">
      <style:table-column-properties fo:break-before="auto" style:column-width="4.119cm"/>
    </style:style>
    <style:style style:name="co35" style:family="table-column">
      <style:table-column-properties fo:break-before="auto" style:column-width="3.344cm"/>
    </style:style>
    <style:style style:name="co36" style:family="table-column">
      <style:table-column-properties fo:break-before="auto" style:column-width="2.644cm"/>
    </style:style>
    <style:style style:name="co37" style:family="table-column">
      <style:table-column-properties fo:break-before="auto" style:column-width="4.396cm"/>
    </style:style>
    <style:style style:name="co38" style:family="table-column">
      <style:table-column-properties fo:break-before="auto" style:column-width="4.122cm"/>
    </style:style>
    <style:style style:name="co39" style:family="table-column">
      <style:table-column-properties fo:break-before="auto" style:column-width="4.59cm"/>
    </style:style>
    <style:style style:name="co40" style:family="table-column">
      <style:table-column-properties fo:break-before="auto" style:column-width="3.657cm"/>
    </style:style>
    <style:style style:name="co41" style:family="table-column">
      <style:table-column-properties fo:break-before="auto" style:column-width="3.203cm"/>
    </style:style>
    <style:style style:name="co42" style:family="table-column">
      <style:table-column-properties fo:break-before="auto" style:column-width="5.413cm"/>
    </style:style>
    <style:style style:name="co43" style:family="table-column">
      <style:table-column-properties fo:break-before="auto" style:column-width="5.35cm"/>
    </style:style>
    <style:style style:name="co44" style:family="table-column">
      <style:table-column-properties fo:break-before="auto" style:column-width="4.965cm"/>
    </style:style>
    <style:style style:name="co45" style:family="table-column">
      <style:table-column-properties fo:break-before="auto" style:column-width="3.907cm"/>
    </style:style>
    <style:style style:name="co46" style:family="table-column">
      <style:table-column-properties fo:break-before="auto" style:column-width="3.395cm"/>
    </style:style>
    <style:style style:name="co47" style:family="table-column">
      <style:table-column-properties fo:break-before="auto" style:column-width="5.958cm"/>
    </style:style>
    <style:style style:name="co48" style:family="table-column">
      <style:table-column-properties fo:break-before="auto" style:column-width="4.099cm"/>
    </style:style>
    <style:style style:name="co49" style:family="table-column">
      <style:table-column-properties fo:break-before="auto" style:column-width="3.364cm"/>
    </style:style>
    <style:style style:name="co50" style:family="table-column">
      <style:table-column-properties fo:break-before="auto" style:column-width="7.849cm"/>
    </style:style>
    <style:style style:name="co51" style:family="table-column">
      <style:table-column-properties fo:break-before="auto" style:column-width="8.266cm"/>
    </style:style>
    <style:style style:name="co52" style:family="table-column">
      <style:table-column-properties fo:break-before="auto" style:column-width="7.657cm"/>
    </style:style>
    <style:style style:name="co53" style:family="table-column">
      <style:table-column-properties fo:break-before="auto" style:column-width="9.804cm"/>
    </style:style>
    <style:style style:name="co54" style:family="table-column">
      <style:table-column-properties fo:break-before="auto" style:column-width="3.524cm"/>
    </style:style>
    <style:style style:name="co55" style:family="table-column">
      <style:table-column-properties fo:break-before="auto" style:column-width="3.171cm"/>
    </style:style>
    <style:style style:name="co56" style:family="table-column">
      <style:table-column-properties fo:break-before="auto" style:column-width="3.427cm"/>
    </style:style>
    <style:style style:name="co57" style:family="table-column">
      <style:table-column-properties fo:break-before="auto" style:column-width="5.253cm"/>
    </style:style>
    <style:style style:name="co58" style:family="table-column">
      <style:table-column-properties fo:break-before="auto" style:column-width="8.521cm"/>
    </style:style>
    <style:style style:name="co59" style:family="table-column">
      <style:table-column-properties fo:break-before="auto" style:column-width="3.491cm"/>
    </style:style>
    <style:style style:name="co60" style:family="table-column">
      <style:table-column-properties fo:break-before="auto" style:column-width="4.538cm"/>
    </style:style>
    <style:style style:name="co61" style:family="table-column">
      <style:table-column-properties fo:break-before="auto" style:column-width="4.357cm"/>
    </style:style>
    <style:style style:name="co62" style:family="table-column">
      <style:table-column-properties fo:break-before="auto" style:column-width="3.849cm"/>
    </style:style>
    <style:style style:name="co63" style:family="table-column">
      <style:table-column-properties fo:break-before="auto" style:column-width="4.937cm"/>
    </style:style>
    <style:style style:name="co64" style:family="table-column">
      <style:table-column-properties fo:break-before="auto" style:column-width="4.21cm"/>
    </style:style>
    <style:style style:name="co65" style:family="table-column">
      <style:table-column-properties fo:break-before="auto" style:column-width="4.392cm"/>
    </style:style>
    <style:style style:name="co66" style:family="table-column">
      <style:table-column-properties fo:break-before="auto" style:column-width="5.029cm"/>
    </style:style>
    <style:style style:name="co67" style:family="table-column">
      <style:table-column-properties fo:break-before="auto" style:column-width="4.792cm"/>
    </style:style>
    <style:style style:name="co68" style:family="table-column">
      <style:table-column-properties fo:break-before="auto" style:column-width="4.103cm"/>
    </style:style>
    <style:style style:name="co69" style:family="table-column">
      <style:table-column-properties fo:break-before="auto" style:column-width="4.865cm"/>
    </style:style>
    <style:style style:name="co70" style:family="table-column">
      <style:table-column-properties fo:break-before="auto" style:column-width="2.432cm"/>
    </style:style>
    <style:style style:name="co71" style:family="table-column">
      <style:table-column-properties fo:break-before="auto" style:column-width="9.55cm"/>
    </style:style>
    <style:style style:name="co72" style:family="table-column">
      <style:table-column-properties fo:break-before="auto" style:column-width="8.497cm"/>
    </style:style>
    <style:style style:name="co73" style:family="table-column">
      <style:table-column-properties fo:break-before="auto" style:column-width="8.532cm"/>
    </style:style>
    <style:style style:name="co74" style:family="table-column">
      <style:table-column-properties fo:break-before="auto" style:column-width="3.157cm"/>
    </style:style>
    <style:style style:name="co75" style:family="table-column">
      <style:table-column-properties fo:break-before="auto" style:column-width="3.884cm"/>
    </style:style>
    <style:style style:name="co76" style:family="table-column">
      <style:table-column-properties fo:break-before="auto" style:column-width="3.775cm"/>
    </style:style>
    <style:style style:name="co77" style:family="table-column">
      <style:table-column-properties fo:break-before="auto" style:column-width="4.284cm"/>
    </style:style>
    <style:style style:name="co78" style:family="table-column">
      <style:table-column-properties fo:break-before="auto" style:column-width="5.382cm"/>
    </style:style>
    <style:style style:name="co79" style:family="table-column">
      <style:table-column-properties fo:break-before="auto" style:column-width="4.429cm"/>
    </style:style>
    <style:style style:name="co80" style:family="table-column">
      <style:table-column-properties fo:break-before="auto" style:column-width="11.365cm"/>
    </style:style>
    <style:style style:name="co81" style:family="table-column">
      <style:table-column-properties fo:break-before="auto" style:column-width="9.331cm"/>
    </style:style>
    <style:style style:name="co82" style:family="table-column">
      <style:table-column-properties fo:break-before="auto" style:column-width="8.6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ackground-color="#111111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5" style:family="table-cell" style:parent-style-name="Default">
      <style:table-cell-properties fo:background-color="#999999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/>
    <style:style style:name="ce28" style:family="table-cell" style:parent-style-name="Default">
      <style:table-cell-properties fo:background-color="#111111"/>
    </style:style>
    <style:style style:name="ce29" style:family="table-cell" style:parent-style-name="Default">
      <style:table-cell-properties fo:background-color="#000000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ados corpus christi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" table:default-cell-style-name="ce29"/>
        <table:table-column table:style-name="co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3" table:default-cell-style-name="Default"/>
        <table:table-row table:style-name="ro1" table:number-rows-repeated="4">
          <table:table-cell table:number-columns-repeated="12"/>
          <table:table-cell table:style-name="ce28"/>
          <table:table-cell table:number-columns-repeated="21"/>
        </table:table-row>
        <table:table-row table:style-name="ro1">
          <table:table-cell table:number-columns-repeated="12"/>
          <table:table-cell table:style-name="ce28"/>
          <table:table-cell/>
          <table:table-cell table:style-name="ce26"/>
          <table:table-cell table:number-columns-repeated="19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4" table:number-rows-spanned="1">
            <text:p>W1S1_ap(11,3)_ap(37, 21)_gpa(60)</text:p>
          </table:table-cell>
          <table:covered-table-cell table:number-columns-repeated="3"/>
          <table:table-cell/>
          <table:table-cell table:style-name="ce26" office:value-type="string" calcext:value-type="string">
            <text:p>Average loss</text:p>
          </table:table-cell>
          <table:table-cell table:style-name="ce26" office:value-type="string" calcext:value-type="string">
            <text:p>Average acc</text:p>
          </table:table-cell>
          <table:table-cell table:number-columns-repeated="3"/>
          <table:table-cell table:style-name="ce28"/>
          <table:table-cell/>
          <table:table-cell table:style-name="ce26" office:value-type="string" calcext:value-type="string" table:number-columns-spanned="4" table:number-rows-spanned="1">
            <text:p>W1S1_W3S1</text:p>
          </table:table-cell>
          <table:covered-table-cell table:number-columns-repeated="3"/>
          <table:table-cell/>
          <table:table-cell table:style-name="ce26" office:value-type="string" calcext:value-type="string">
            <text:p>Average loss</text:p>
          </table:table-cell>
          <table:table-cell table:style-name="ce26" office:value-type="string" calcext:value-type="string">
            <text:p>Average acc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27" office:value-type="float" office:value="0.863443970680237" calcext:value-type="float">
            <text:p>0,863443970680237</text:p>
          </table:table-cell>
          <table:table-cell office:value-type="string" calcext:value-type="string">
            <text:p><text:s/>min val_loss </text:p>
          </table:table-cell>
          <table:table-cell office:value-type="float" office:value="0.323481678962708" calcext:value-type="float">
            <text:p>0,323481678962708</text:p>
          </table:table-cell>
          <table:table-cell/>
          <table:table-cell table:formula="of:= AVERAGE([.F7:.F22])" office:value-type="float" office:value="0.325130845819201" calcext:value-type="float">
            <text:p>0,325130845819201</text:p>
          </table:table-cell>
          <table:table-cell table:formula="of:= AVERAGE([.D7:.D22])" office:value-type="float" office:value="0.864239564963749" calcext:value-type="float">
            <text:p>0,864239564963749</text:p>
          </table:table-cell>
          <table:table-cell table:number-columns-repeated="3"/>
          <table:table-cell table:style-name="ce28"/>
          <table:table-cell/>
          <table:table-cell office:value-type="string" calcext:value-type="string">
            <text:p>max val_accuracy </text:p>
          </table:table-cell>
          <table:table-cell office:value-type="float" office:value="0.879483163356781" calcext:value-type="float">
            <text:p>0,879483163356781</text:p>
          </table:table-cell>
          <table:table-cell office:value-type="string" calcext:value-type="string">
            <text:p><text:s/>min val_loss </text:p>
          </table:table-cell>
          <table:table-cell office:value-type="float" office:value="0.297751277685165" calcext:value-type="float">
            <text:p>0,297751277685165</text:p>
          </table:table-cell>
          <table:table-cell/>
          <table:table-cell table:formula="of:= AVERAGE([.R7:.R21])" office:value-type="float" office:value="0.305593454837799" calcext:value-type="float">
            <text:p>0,305593454837799</text:p>
          </table:table-cell>
          <table:table-cell table:formula="of:= AVERAGE([.P7:.P21])" office:value-type="float" office:value="0.87511694431305" calcext:value-type="float">
            <text:p>0,875116944313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27" office:value-type="float" office:value="0.870126962661743" calcext:value-type="float">
            <text:p>0,870126962661743</text:p>
          </table:table-cell>
          <table:table-cell office:value-type="string" calcext:value-type="string">
            <text:p><text:s/>min val_loss </text:p>
          </table:table-cell>
          <table:table-cell office:value-type="float" office:value="0.325954794883728" calcext:value-type="float">
            <text:p>0,325954794883728</text:p>
          </table:table-cell>
          <table:table-cell table:number-columns-repeated="6"/>
          <table:table-cell table:style-name="ce28"/>
          <table:table-cell/>
          <table:table-cell office:value-type="string" calcext:value-type="string">
            <text:p>max val_accuracy </text:p>
          </table:table-cell>
          <table:table-cell office:value-type="float" office:value="0.877255499362946" calcext:value-type="float">
            <text:p>0,877255499362946</text:p>
          </table:table-cell>
          <table:table-cell office:value-type="string" calcext:value-type="string">
            <text:p><text:s/>min val_loss </text:p>
          </table:table-cell>
          <table:table-cell office:value-type="float" office:value="0.306321978569031" calcext:value-type="float">
            <text:p>0,3063219785690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27" office:value-type="float" office:value="0.862775683403015" calcext:value-type="float">
            <text:p>0,862775683403015</text:p>
          </table:table-cell>
          <table:table-cell office:value-type="string" calcext:value-type="string">
            <text:p><text:s/>min val_loss </text:p>
          </table:table-cell>
          <table:table-cell office:value-type="float" office:value="0.3267622590065" calcext:value-type="float">
            <text:p>0,3267622590065</text:p>
          </table:table-cell>
          <table:table-cell table:number-columns-repeated="6"/>
          <table:table-cell table:style-name="ce28"/>
          <table:table-cell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252755880356" calcext:value-type="float">
            <text:p>0,31025275588035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27" office:value-type="float" office:value="0.863443970680237" calcext:value-type="float">
            <text:p>0,863443970680237</text:p>
          </table:table-cell>
          <table:table-cell office:value-type="string" calcext:value-type="string">
            <text:p><text:s/>min val_loss </text:p>
          </table:table-cell>
          <table:table-cell office:value-type="float" office:value="0.322150886058807" calcext:value-type="float">
            <text:p>0,322150886058807</text:p>
          </table:table-cell>
          <table:table-cell table:number-columns-repeated="6"/>
          <table:table-cell table:style-name="ce28"/>
          <table:table-cell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96042573452" calcext:value-type="float">
            <text:p>0,309604257345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27" office:value-type="float" office:value="0.856983721256256" calcext:value-type="float">
            <text:p>0,856983721256256</text:p>
          </table:table-cell>
          <table:table-cell office:value-type="string" calcext:value-type="string">
            <text:p><text:s/>min val_loss </text:p>
          </table:table-cell>
          <table:table-cell office:value-type="float" office:value="0.333034455776215" calcext:value-type="float">
            <text:p>0,333034455776215</text:p>
          </table:table-cell>
          <table:table-cell table:number-columns-repeated="6"/>
          <table:table-cell table:style-name="ce28"/>
          <table:table-cell/>
          <table:table-cell office:value-type="string" calcext:value-type="string">
            <text:p>max val_accuracy </text:p>
          </table:table-cell>
          <table:table-cell office:value-type="float" office:value="0.874359548091888" calcext:value-type="float">
            <text:p>0,874359548091888</text:p>
          </table:table-cell>
          <table:table-cell office:value-type="string" calcext:value-type="string">
            <text:p><text:s/>min val_loss </text:p>
          </table:table-cell>
          <table:table-cell office:value-type="float" office:value="0.304037004709244" calcext:value-type="float">
            <text:p>0,30403700470924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27" office:value-type="float" office:value="0.864557802677154" calcext:value-type="float">
            <text:p>0,864557802677154</text:p>
          </table:table-cell>
          <table:table-cell office:value-type="string" calcext:value-type="string">
            <text:p><text:s/>min val_loss </text:p>
          </table:table-cell>
          <table:table-cell office:value-type="float" office:value="0.325953334569931" calcext:value-type="float">
            <text:p>0,325953334569931</text:p>
          </table:table-cell>
          <table:table-cell table:number-columns-repeated="6"/>
          <table:table-cell table:style-name="ce28"/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27" office:value-type="float" office:value="0.868344843387604" calcext:value-type="float">
            <text:p>0,868344843387604</text:p>
          </table:table-cell>
          <table:table-cell office:value-type="string" calcext:value-type="string">
            <text:p><text:s/>min val_loss </text:p>
          </table:table-cell>
          <table:table-cell office:value-type="float" office:value="0.318578511476517" calcext:value-type="float">
            <text:p>0,318578511476517</text:p>
          </table:table-cell>
          <table:table-cell table:number-columns-repeated="6"/>
          <table:table-cell table:style-name="ce28"/>
          <table:table-cell table:number-columns-repeated="21"/>
        </table:table-row>
        <table:table-row table:style-name="ro1" table:number-rows-repeated="9">
          <table:table-cell table:number-columns-repeated="12"/>
          <table:table-cell table:style-name="ce28"/>
          <table:table-cell table:number-columns-repeated="21"/>
        </table:table-row>
        <table:table-row table:style-name="ro1">
          <table:table-cell table:style-name="ce25" table:number-columns-repeated="12"/>
          <table:table-cell table:style-name="ce28"/>
          <table:table-cell table:style-name="ce25" table:number-columns-repeated="21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4" table:number-rows-spanned="1">
            <text:p>W3S1_ap(11,3)_ap(37, 21)_gpa(60)</text:p>
          </table:table-cell>
          <table:covered-table-cell table:number-columns-repeated="3"/>
          <table:table-cell/>
          <table:table-cell table:style-name="ce26" office:value-type="string" calcext:value-type="string">
            <text:p>Average loss</text:p>
          </table:table-cell>
          <table:table-cell table:style-name="ce26" office:value-type="string" calcext:value-type="string">
            <text:p>Average acc</text:p>
          </table:table-cell>
          <table:table-cell table:number-columns-repeated="3"/>
          <table:table-cell table:style-name="ce28"/>
          <table:table-cell/>
          <table:table-cell table:style-name="ce26" office:value-type="string" calcext:value-type="string" table:number-columns-spanned="4" table:number-rows-spanned="1">
            <text:p>W1S1_W3S1_W6S1</text:p>
          </table:table-cell>
          <table:covered-table-cell table:number-columns-repeated="3"/>
          <table:table-cell/>
          <table:table-cell table:style-name="ce26" office:value-type="string" calcext:value-type="string">
            <text:p>Average loss</text:p>
          </table:table-cell>
          <table:table-cell table:style-name="ce26" office:value-type="string" calcext:value-type="string">
            <text:p>Average acc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8654010295868" calcext:value-type="float">
            <text:p>0,308654010295868</text:p>
          </table:table-cell>
          <table:table-cell/>
          <table:table-cell table:formula="of:= AVERAGE([.F25:.F40])" office:value-type="float" office:value="0.306295883655548" calcext:value-type="float">
            <text:p>0,306295883655548</text:p>
          </table:table-cell>
          <table:table-cell table:formula="of:= AVERAGE([.D25:.D40])" office:value-type="float" office:value="0.873334813117981" calcext:value-type="float">
            <text:p>0,873334813117981</text:p>
          </table:table-cell>
          <table:table-cell table:number-columns-repeated="3"/>
          <table:table-cell table:style-name="ce28"/>
          <table:table-cell/>
          <table:table-cell office:value-type="string" calcext:value-type="string">
            <text:p>max val_accuracy </text:p>
          </table:table-cell>
          <table:table-cell office:value-type="float" office:value="0.875250637531281" calcext:value-type="float">
            <text:p>0,875250637531281</text:p>
          </table:table-cell>
          <table:table-cell office:value-type="string" calcext:value-type="string">
            <text:p><text:s/>min val_loss </text:p>
          </table:table-cell>
          <table:table-cell office:value-type="float" office:value="0.303263902664185" calcext:value-type="float">
            <text:p>0,303263902664185</text:p>
          </table:table-cell>
          <table:table-cell/>
          <table:table-cell table:formula="of:= AVERAGE([.R25:.R57])" office:value-type="float" office:value="0.302673435211182" calcext:value-type="float">
            <text:p>0,302673435211182</text:p>
          </table:table-cell>
          <table:table-cell table:formula="of:= AVERAGE([.P25:.P39])" office:value-type="float" office:value="0.874537777900696" calcext:value-type="float">
            <text:p>0,87453777790069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369331359863" calcext:value-type="float">
            <text:p>0,8783693313598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45818424225" calcext:value-type="float">
            <text:p>0,300945818424225</text:p>
          </table:table-cell>
          <table:table-cell table:number-columns-repeated="6"/>
          <table:table-cell table:style-name="ce28"/>
          <table:table-cell/>
          <table:table-cell office:value-type="string" calcext:value-type="string">
            <text:p>max val_accuracy </text:p>
          </table:table-cell>
          <table:table-cell office:value-type="float" office:value="0.873022973537445" calcext:value-type="float">
            <text:p>0,87302297353744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646504163742" calcext:value-type="float">
            <text:p>0,31064650416374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918924808502" calcext:value-type="float">
            <text:p>0,875918924808502</text:p>
          </table:table-cell>
          <table:table-cell office:value-type="string" calcext:value-type="string">
            <text:p><text:s/>min val_loss </text:p>
          </table:table-cell>
          <table:table-cell office:value-type="float" office:value="0.303659409284592" calcext:value-type="float">
            <text:p>0,303659409284592</text:p>
          </table:table-cell>
          <table:table-cell table:number-columns-repeated="6"/>
          <table:table-cell table:style-name="ce28"/>
          <table:table-cell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in val_loss </text:p>
          </table:table-cell>
          <table:table-cell office:value-type="float" office:value="0.295260339975357" calcext:value-type="float">
            <text:p>0,2952603399753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828387737274" calcext:value-type="float">
            <text:p>0,310828387737274</text:p>
          </table:table-cell>
          <table:table-cell table:number-columns-repeated="6"/>
          <table:table-cell table:style-name="ce28"/>
          <table:table-cell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722239613533" calcext:value-type="float">
            <text:p>0,3072223961353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240794658661" calcext:value-type="float">
            <text:p>0,871240794658661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91792535782" calcext:value-type="float">
            <text:p>0,307391792535782</text:p>
          </table:table-cell>
          <table:table-cell table:number-columns-repeated="6"/>
          <table:table-cell table:style-name="ce28"/>
          <table:table-cell/>
          <table:table-cell office:value-type="string" calcext:value-type="string">
            <text:p>max val_accuracy </text:p>
          </table:table-cell>
          <table:table-cell office:value-type="float" office:value="0.876141667366028" calcext:value-type="float">
            <text:p>0,876141667366028</text:p>
          </table:table-cell>
          <table:table-cell office:value-type="string" calcext:value-type="string">
            <text:p><text:s/>min val_loss </text:p>
          </table:table-cell>
          <table:table-cell office:value-type="float" office:value="0.296974033117294" calcext:value-type="float">
            <text:p>0,29697403311729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28"/>
          <table:table-cell table:number-columns-repeated="21"/>
        </table:table-row>
        <table:table-row table:style-name="ro1" table:number-rows-repeated="10">
          <table:table-cell table:number-columns-repeated="34"/>
        </table:table-row>
        <table:table-row table:style-name="ro1">
          <table:table-cell table:style-name="ce25" table:number-columns-repeated="12"/>
          <table:table-cell table:number-columns-repeated="22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4" table:number-rows-spanned="1">
            <text:p>W6S1_ap(11,3)_ap(37, 21)_gpa(60)</text:p>
          </table:table-cell>
          <table:covered-table-cell table:number-columns-repeated="3"/>
          <table:table-cell/>
          <table:table-cell table:style-name="ce26" office:value-type="string" calcext:value-type="string">
            <text:p>Average loss</text:p>
          </table:table-cell>
          <table:table-cell table:style-name="ce26" office:value-type="string" calcext:value-type="string">
            <text:p>Average acc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in val_loss </text:p>
          </table:table-cell>
          <table:table-cell office:value-type="float" office:value="0.31606787443161" calcext:value-type="float">
            <text:p>0,31606787443161</text:p>
          </table:table-cell>
          <table:table-cell/>
          <table:table-cell table:formula="of:=AVERAGE([.F43:.F58])" office:value-type="float" office:value="0.318181639909744" calcext:value-type="float">
            <text:p>0,318181639909744</text:p>
          </table:table-cell>
          <table:table-cell table:formula="of:= AVERAGE([.D43:.D58])" office:value-type="float" office:value="0.868255734443664" calcext:value-type="float">
            <text:p>0,86825573444366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in val_loss </text:p>
          </table:table-cell>
          <table:table-cell office:value-type="float" office:value="0.321191430091858" calcext:value-type="float">
            <text:p>0,32119143009185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567585945129" calcext:value-type="float">
            <text:p>0,868567585945129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04309797287" calcext:value-type="float">
            <text:p>0,31710430979728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681417942047" calcext:value-type="float">
            <text:p>0,869681417942047</text:p>
          </table:table-cell>
          <table:table-cell office:value-type="string" calcext:value-type="string">
            <text:p><text:s/>min val_loss </text:p>
          </table:table-cell>
          <table:table-cell office:value-type="float" office:value="0.318678617477417" calcext:value-type="float">
            <text:p>0,31867861747741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in val_loss </text:p>
          </table:table-cell>
          <table:table-cell office:value-type="float" office:value="0.317865967750549" calcext:value-type="float">
            <text:p>0,317865967750549</text:p>
          </table:table-cell>
          <table:table-cell table:number-columns-repeated="28"/>
        </table:table-row>
        <table:table-row table:style-name="ro1" table:number-rows-repeated="11">
          <table:table-cell table:number-columns-repeated="34"/>
        </table:table-row>
        <table:table-row table:style-name="ro1">
          <table:table-cell table:style-name="ce25" table:number-columns-repeated="12"/>
          <table:table-cell table:number-columns-repeated="22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4" table:number-rows-spanned="1">
            <text:p>W9S1_ap(11,3)_ap(37, 21)_gpa(60)</text:p>
          </table:table-cell>
          <table:covered-table-cell table:number-columns-repeated="3"/>
          <table:table-cell/>
          <table:table-cell table:style-name="ce26" office:value-type="string" calcext:value-type="string">
            <text:p>Average loss</text:p>
          </table:table-cell>
          <table:table-cell table:style-name="ce26" office:value-type="string" calcext:value-type="string">
            <text:p>Average acc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0993564128876" calcext:value-type="float">
            <text:p>0,860993564128876</text:p>
          </table:table-cell>
          <table:table-cell office:value-type="string" calcext:value-type="string">
            <text:p><text:s/>min val_loss </text:p>
          </table:table-cell>
          <table:table-cell office:value-type="float" office:value="0.332674205303192" calcext:value-type="float">
            <text:p>0,332674205303192</text:p>
          </table:table-cell>
          <table:table-cell/>
          <table:table-cell table:formula="of:= AVERAGE([.F61:.F76])" office:value-type="float" office:value="0.329539144039154" calcext:value-type="float">
            <text:p>0,329539144039154</text:p>
          </table:table-cell>
          <table:table-cell table:formula="of:=  AVERAGE([.D61:.D76])" office:value-type="float" office:value="0.864112293720246" calcext:value-type="float">
            <text:p>0,86411229372024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in val_loss </text:p>
          </table:table-cell>
          <table:table-cell office:value-type="float" office:value="0.326936841011047" calcext:value-type="float">
            <text:p>0,32693684101104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57206523418427" calcext:value-type="float">
            <text:p>0,857206523418427</text:p>
          </table:table-cell>
          <table:table-cell office:value-type="string" calcext:value-type="string">
            <text:p><text:s/>min val_loss </text:p>
          </table:table-cell>
          <table:table-cell office:value-type="float" office:value="0.341279298067093" calcext:value-type="float">
            <text:p>0,34127929806709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5894436836243" calcext:value-type="float">
            <text:p>0,865894436836243</text:p>
          </table:table-cell>
          <table:table-cell office:value-type="string" calcext:value-type="string">
            <text:p><text:s/>min val_loss </text:p>
          </table:table-cell>
          <table:table-cell office:value-type="float" office:value="0.330359518527985" calcext:value-type="float">
            <text:p>0,33035951852798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904220104218" calcext:value-type="float">
            <text:p>0,869904220104218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45857286453" calcext:value-type="float">
            <text:p>0,316445857286453</text:p>
          </table:table-cell>
          <table:table-cell table:number-columns-repeated="28"/>
        </table:table-row>
        <table:table-row table:style-name="ro1" table:number-rows-repeated="158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resultados com base em f1" table:style-name="ta1">
        <table:table-column table:style-name="co1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table:style-name="ce30" office:value-type="string" calcext:value-type="string" table:number-columns-spanned="10" table:number-rows-spanned="1">
            <text:p>w1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6117179393768" calcext:value-type="float">
            <text:p>0,866117179393768</text:p>
          </table:table-cell>
          <table:table-cell office:value-type="string" calcext:value-type="string">
            <text:p><text:s/>max f1-score </text:p>
          </table:table-cell>
          <table:table-cell office:value-type="float" office:value="0.868764817714691" calcext:value-type="float">
            <text:p>0,86876481771469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248806476593" calcext:value-type="float">
            <text:p>0,920248806476593</text:p>
          </table:table-cell>
          <table:table-cell office:value-type="string" calcext:value-type="string">
            <text:p><text:s/>max recall </text:p>
          </table:table-cell>
          <table:table-cell office:value-type="float" office:value="0.952650904655456" calcext:value-type="float">
            <text:p>0,952650904655456</text:p>
          </table:table-cell>
          <table:table-cell office:value-type="string" calcext:value-type="string">
            <text:p><text:s/>min val_loss </text:p>
          </table:table-cell>
          <table:table-cell office:value-type="float" office:value="0.324434906244278" calcext:value-type="float">
            <text:p>0,3244349062442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5226089954376" calcext:value-type="float">
            <text:p>0,865226089954376</text:p>
          </table:table-cell>
          <table:table-cell office:value-type="string" calcext:value-type="string">
            <text:p><text:s/>max f1-score </text:p>
          </table:table-cell>
          <table:table-cell office:value-type="float" office:value="0.866811454296112" calcext:value-type="float">
            <text:p>0,866811454296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374402999878" calcext:value-type="float">
            <text:p>0,910374402999878</text:p>
          </table:table-cell>
          <table:table-cell office:value-type="string" calcext:value-type="string">
            <text:p><text:s/>max recall </text:p>
          </table:table-cell>
          <table:table-cell office:value-type="float" office:value="0.949438869953156" calcext:value-type="float">
            <text:p>0,949438869953156</text:p>
          </table:table-cell>
          <table:table-cell office:value-type="string" calcext:value-type="string">
            <text:p><text:s/>min val_loss </text:p>
          </table:table-cell>
          <table:table-cell office:value-type="float" office:value="0.323032379150391" calcext:value-type="float">
            <text:p>0,3230323791503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59879732131958" calcext:value-type="float">
            <text:p>0,859879732131958</text:p>
          </table:table-cell>
          <table:table-cell office:value-type="string" calcext:value-type="string">
            <text:p><text:s/>max f1-score </text:p>
          </table:table-cell>
          <table:table-cell office:value-type="float" office:value="0.860434591770172" calcext:value-type="float">
            <text:p>0,860434591770172</text:p>
          </table:table-cell>
          <table:table-cell office:value-type="string" calcext:value-type="string">
            <text:p><text:s/>max precision </text:p>
          </table:table-cell>
          <table:table-cell office:value-type="float" office:value="0.890243470668793" calcext:value-type="float">
            <text:p>0,890243470668793</text:p>
          </table:table-cell>
          <table:table-cell office:value-type="string" calcext:value-type="string">
            <text:p><text:s/>max recall </text:p>
          </table:table-cell>
          <table:table-cell office:value-type="float" office:value="0.947063446044922" calcext:value-type="float">
            <text:p>0,947063446044922</text:p>
          </table:table-cell>
          <table:table-cell office:value-type="string" calcext:value-type="string">
            <text:p><text:s/>min val_loss </text:p>
          </table:table-cell>
          <table:table-cell office:value-type="float" office:value="0.335580766201019" calcext:value-type="float">
            <text:p>0,3355807662010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572507381439" calcext:value-type="float">
            <text:p>0,870572507381439</text:p>
          </table:table-cell>
          <table:table-cell office:value-type="string" calcext:value-type="string">
            <text:p><text:s/>max f1-score </text:p>
          </table:table-cell>
          <table:table-cell office:value-type="float" office:value="0.870860695838928" calcext:value-type="float">
            <text:p>0,8708606958389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9311335086822" calcext:value-type="float">
            <text:p>0,929311335086822</text:p>
          </table:table-cell>
          <table:table-cell office:value-type="string" calcext:value-type="string">
            <text:p><text:s/>max recall </text:p>
          </table:table-cell>
          <table:table-cell office:value-type="float" office:value="0.943444848060608" calcext:value-type="float">
            <text:p>0,943444848060608</text:p>
          </table:table-cell>
          <table:table-cell office:value-type="string" calcext:value-type="string">
            <text:p><text:s/>min val_loss </text:p>
          </table:table-cell>
          <table:table-cell office:value-type="float" office:value="0.315861880779266" calcext:value-type="float">
            <text:p>0,3158618807792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7470860481262" calcext:value-type="float">
            <text:p>0,8674708604812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1268711090088" calcext:value-type="float">
            <text:p>0,911268711090088</text:p>
          </table:table-cell>
          <table:table-cell office:value-type="string" calcext:value-type="string">
            <text:p><text:s/>max recall </text:p>
          </table:table-cell>
          <table:table-cell office:value-type="float" office:value="0.943170189857483" calcext:value-type="float">
            <text:p>0,943170189857483</text:p>
          </table:table-cell>
          <table:table-cell office:value-type="string" calcext:value-type="string">
            <text:p><text:s/>min val_loss </text:p>
          </table:table-cell>
          <table:table-cell office:value-type="float" office:value="0.33177986741066" calcext:value-type="float">
            <text:p>0,331779867410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231011390686" calcext:value-type="float">
            <text:p>0,867231011390686</text:p>
          </table:table-cell>
          <table:table-cell office:value-type="string" calcext:value-type="string">
            <text:p><text:s/>max f1-score </text:p>
          </table:table-cell>
          <table:table-cell office:value-type="float" office:value="0.866581857204437" calcext:value-type="float">
            <text:p>0,86658185720443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4077639579773" calcext:value-type="float">
            <text:p>0,914077639579773</text:p>
          </table:table-cell>
          <table:table-cell office:value-type="string" calcext:value-type="string">
            <text:p><text:s/>max recall </text:p>
          </table:table-cell>
          <table:table-cell office:value-type="float" office:value="0.955662965774536" calcext:value-type="float">
            <text:p>0,955662965774536</text:p>
          </table:table-cell>
          <table:table-cell office:value-type="string" calcext:value-type="string">
            <text:p><text:s/>min val_loss </text:p>
          </table:table-cell>
          <table:table-cell office:value-type="float" office:value="0.327425509691238" calcext:value-type="float">
            <text:p>0,327425509691238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30" office:value-type="string" calcext:value-type="string" table:number-columns-spanned="10" table:number-rows-spanned="1">
            <text:p>w1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46" calcext:value-type="float">
            <text:p>0,8546</text:p>
          </table:table-cell>
          <table:table-cell office:value-type="string" calcext:value-type="string">
            <text:p><text:s/>f1_m</text:p>
          </table:table-cell>
          <table:table-cell office:value-type="float" office:value="0.8602" calcext:value-type="float">
            <text:p>0,8602</text:p>
          </table:table-cell>
          <table:table-cell office:value-type="string" calcext:value-type="string">
            <text:p><text:s/>precision_m</text:p>
          </table:table-cell>
          <table:table-cell office:value-type="float" office:value="0.8386" calcext:value-type="float">
            <text:p>0,8386</text:p>
          </table:table-cell>
          <table:table-cell office:value-type="string" calcext:value-type="string">
            <text:p><text:s/>recall_m</text:p>
          </table:table-cell>
          <table:table-cell office:value-type="float" office:value="0.8828" calcext:value-type="float">
            <text:p>0,8828</text:p>
          </table:table-cell>
          <table:table-cell office:value-type="string" calcext:value-type="string">
            <text:p><text:s/>loss</text:p>
          </table:table-cell>
          <table:table-cell office:value-type="float" office:value="0.3659" calcext:value-type="float">
            <text:p>0,36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24" calcext:value-type="float">
            <text:p>0,8524</text:p>
          </table:table-cell>
          <table:table-cell office:value-type="string" calcext:value-type="string">
            <text:p><text:s/>f1_m</text:p>
          </table:table-cell>
          <table:table-cell office:value-type="float" office:value="0.859" calcext:value-type="float">
            <text:p>0,859</text:p>
          </table:table-cell>
          <table:table-cell office:value-type="string" calcext:value-type="string">
            <text:p><text:s/>precision_m</text:p>
          </table:table-cell>
          <table:table-cell office:value-type="float" office:value="0.8326" calcext:value-type="float">
            <text:p>0,8326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583" calcext:value-type="float">
            <text:p>0,35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434" calcext:value-type="float">
            <text:p>0,8434</text:p>
          </table:table-cell>
          <table:table-cell office:value-type="string" calcext:value-type="string">
            <text:p><text:s/>f1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precision_m</text:p>
          </table:table-cell>
          <table:table-cell office:value-type="float" office:value="0.8031" calcext:value-type="float">
            <text:p>0,8031</text:p>
          </table:table-cell>
          <table:table-cell office:value-type="string" calcext:value-type="string">
            <text:p><text:s/>recall_m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<text:s/>loss</text:p>
          </table:table-cell>
          <table:table-cell office:value-type="float" office:value="0.3994" calcext:value-type="float">
            <text:p>0,39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89" calcext:value-type="float">
            <text:p>0,8589</text:p>
          </table:table-cell>
          <table:table-cell office:value-type="string" calcext:value-type="string">
            <text:p><text:s/>f1_m</text:p>
          </table:table-cell>
          <table:table-cell office:value-type="float" office:value="0.8621" calcext:value-type="float">
            <text:p>0,8621</text:p>
          </table:table-cell>
          <table:table-cell office:value-type="string" calcext:value-type="string">
            <text:p><text:s/>precision_m</text:p>
          </table:table-cell>
          <table:table-cell office:value-type="float" office:value="0.8536" calcext:value-type="float">
            <text:p>0,8536</text:p>
          </table:table-cell>
          <table:table-cell office:value-type="string" calcext:value-type="string">
            <text:p><text:s/>recall_m</text:p>
          </table:table-cell>
          <table:table-cell office:value-type="float" office:value="0.8707" calcext:value-type="float">
            <text:p>0,8707</text:p>
          </table:table-cell>
          <table:table-cell office:value-type="string" calcext:value-type="string">
            <text:p><text:s/>loss</text:p>
          </table:table-cell>
          <table:table-cell office:value-type="float" office:value="0.375" calcext:value-type="float">
            <text:p>0,3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f1_m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precision_m</text:p>
          </table:table-cell>
          <table:table-cell office:value-type="float" office:value="0.8544" calcext:value-type="float">
            <text:p>0,8544</text:p>
          </table:table-cell>
          <table:table-cell office:value-type="string" calcext:value-type="string">
            <text:p><text:s/>recall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loss</text:p>
          </table:table-cell>
          <table:table-cell office:value-type="float" office:value="0.3582" calcext:value-type="float">
            <text:p>0,35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3" calcext:value-type="float">
            <text:p>0,853</text:p>
          </table:table-cell>
          <table:table-cell office:value-type="string" calcext:value-type="string">
            <text:p><text:s/>f1_m</text:p>
          </table:table-cell>
          <table:table-cell office:value-type="float" office:value="0.8609" calcext:value-type="float">
            <text:p>0,8609</text:p>
          </table:table-cell>
          <table:table-cell office:value-type="string" calcext:value-type="string">
            <text:p><text:s/>precision_m</text:p>
          </table:table-cell>
          <table:table-cell office:value-type="float" office:value="0.8266" calcext:value-type="float">
            <text:p>0,8266</text:p>
          </table:table-cell>
          <table:table-cell office:value-type="string" calcext:value-type="string">
            <text:p><text:s/>recall_m</text:p>
          </table:table-cell>
          <table:table-cell office:value-type="float" office:value="0.8982" calcext:value-type="float">
            <text:p>0,8982</text:p>
          </table:table-cell>
          <table:table-cell office:value-type="string" calcext:value-type="string">
            <text:p><text:s/>loss</text:p>
          </table:table-cell>
          <table:table-cell office:value-type="float" office:value="0.3609" calcext:value-type="float">
            <text:p>0,3609</text:p>
          </table:table-cell>
          <table:table-cell table:number-columns-repeated="8"/>
        </table:table-row>
        <table:table-row table:style-name="ro1" table:number-rows-repeated="10">
          <table:table-cell table:number-columns-repeated="19"/>
        </table:table-row>
        <table:table-row table:style-name="ro2">
          <table:table-cell/>
          <table:table-cell table:style-name="ce30" office:value-type="string" calcext:value-type="string" table:number-columns-spanned="10" table:number-rows-spanned="1">
            <text:p>w3_s1_val</text:p>
          </table:table-cell>
          <table:covered-table-cell table:number-columns-repeated="9"/>
          <table:table-cell table:number-columns-repeated="3"/>
          <table:table-cell table:style-name="ce26" office:value-type="string" calcext:value-type="string">
            <text:p>max val_accuracy </text:p>
          </table:table-cell>
          <table:table-cell table:style-name="ce26" office:value-type="string" calcext:value-type="string">
            <text:p><text:s/>max f1-score </text:p>
          </table:table-cell>
          <table:table-cell table:style-name="ce26" office:value-type="string" calcext:value-type="string">
            <text:p><text:s/>min val_loss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9427919387817" calcext:value-type="float">
            <text:p>0,8694279193878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991907119751" calcext:value-type="float">
            <text:p>0,910991907119751</text:p>
          </table:table-cell>
          <table:table-cell office:value-type="string" calcext:value-type="string">
            <text:p><text:s/>max recall </text:p>
          </table:table-cell>
          <table:table-cell office:value-type="float" office:value="0.953621089458466" calcext:value-type="float">
            <text:p>0,953621089458466</text:p>
          </table:table-cell>
          <table:table-cell office:value-type="string" calcext:value-type="string">
            <text:p><text:s/>min val_loss </text:p>
          </table:table-cell>
          <table:table-cell office:value-type="float" office:value="0.320959657430649" calcext:value-type="float">
            <text:p>0,320959657430649</text:p>
          </table:table-cell>
          <table:table-cell table:number-columns-repeated="2"/>
          <table:table-cell table:style-name="ce31" office:value-type="string" calcext:value-type="string">
            <text:p>w1_s1_val</text:p>
          </table:table-cell>
          <table:table-cell table:formula="of:=AVERAGE([.C4:.C9])" office:value-type="float" office:value="0.866191436847051" calcext:value-type="float">
            <text:p>0,866191436847051</text:p>
          </table:table-cell>
          <table:table-cell table:formula="of:=AVERAGE([.E4:.E9])" office:value-type="float" office:value="0.866820712884267" calcext:value-type="float">
            <text:p>0,866820712884267</text:p>
          </table:table-cell>
          <table:table-cell table:formula="of:=AVERAGE([.K4:.K9])" office:value-type="float" office:value="0.326352551579475" calcext:value-type="float">
            <text:p>0,32635255157947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7788016796112" calcext:value-type="float">
            <text:p>0,867788016796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369148254394" calcext:value-type="float">
            <text:p>0,920369148254394</text:p>
          </table:table-cell>
          <table:table-cell office:value-type="string" calcext:value-type="string">
            <text:p><text:s/>max recall </text:p>
          </table:table-cell>
          <table:table-cell office:value-type="float" office:value="0.977956771850586" calcext:value-type="float">
            <text:p>0,977956771850586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07889127731" calcext:value-type="float">
            <text:p>0,316407889127731</text:p>
          </table:table-cell>
          <table:table-cell table:number-columns-repeated="2"/>
          <table:table-cell table:style-name="ce31" office:value-type="string" calcext:value-type="string">
            <text:p>w3_s1_val</text:p>
          </table:table-cell>
          <table:table-cell table:formula="of:= AVERAGE([.C31:.C36])" office:value-type="float" office:value="0.870275497436523" calcext:value-type="float">
            <text:p>0,870275497436523</text:p>
          </table:table-cell>
          <table:table-cell table:formula="of:= AVERAGE([.E31:.E36])" office:value-type="float" office:value="0.871457705895106" calcext:value-type="float">
            <text:p>0,871457705895106</text:p>
          </table:table-cell>
          <table:table-cell table:formula="of:= AVERAGE([.K31:.K36])" office:value-type="float" office:value="0.312093928456306" calcext:value-type="float">
            <text:p>0,3120939284563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50994348526" calcext:value-type="float">
            <text:p>0,8735099434852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308971881866" calcext:value-type="float">
            <text:p>0,932308971881866</text:p>
          </table:table-cell>
          <table:table-cell office:value-type="string" calcext:value-type="string">
            <text:p><text:s/>max recall </text:p>
          </table:table-cell>
          <table:table-cell office:value-type="float" office:value="0.950897514820099" calcext:value-type="float">
            <text:p>0,95089751482009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762141942978" calcext:value-type="float">
            <text:p>0,305762141942978</text:p>
          </table:table-cell>
          <table:table-cell table:number-columns-repeated="2"/>
          <table:table-cell table:style-name="ce31" office:value-type="string" calcext:value-type="string">
            <text:p>w6_s1_val</text:p>
          </table:table-cell>
          <table:table-cell table:formula="of:=AVERAGE([.C57:.C62])" office:value-type="float" office:value="0.871277948220571" calcext:value-type="float">
            <text:p>0,871277948220571</text:p>
          </table:table-cell>
          <table:table-cell table:formula="of:= AVERAGE([.E57:.E62])" office:value-type="float" office:value="0.871640384197235" calcext:value-type="float">
            <text:p>0,871640384197235</text:p>
          </table:table-cell>
          <table:table-cell table:formula="of:= AVERAGE([.K57:.K62])" office:value-type="float" office:value="0.314137021700541" calcext:value-type="float">
            <text:p>0,3141370217005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-score </text:p>
          </table:table-cell>
          <table:table-cell office:value-type="float" office:value="0.870464026927948" calcext:value-type="float">
            <text:p>0,8704640269279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948415279388" calcext:value-type="float">
            <text:p>0,927948415279388</text:p>
          </table:table-cell>
          <table:table-cell office:value-type="string" calcext:value-type="string">
            <text:p><text:s/>max recall </text:p>
          </table:table-cell>
          <table:table-cell office:value-type="float" office:value="0.944978654384613" calcext:value-type="float">
            <text:p>0,94497865438461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940269708633" calcext:value-type="float">
            <text:p>0,312940269708633</text:p>
          </table:table-cell>
          <table:table-cell table:number-columns-repeated="2"/>
          <table:table-cell table:style-name="ce31" office:value-type="string" calcext:value-type="string">
            <text:p>w9_s1_val</text:p>
          </table:table-cell>
          <table:table-cell table:formula="of:=AVERAGE([.C82:.C87])" office:value-type="float" office:value="0.869050264358521" calcext:value-type="float">
            <text:p>0,869050264358521</text:p>
          </table:table-cell>
          <table:table-cell table:formula="of:= AVERAGE([.E82:.E87])" office:value-type="float" office:value="0.870549241701762" calcext:value-type="float">
            <text:p>0,870549241701762</text:p>
          </table:table-cell>
          <table:table-cell table:formula="of:= AVERAGE([.K82:.K87])" office:value-type="float" office:value="0.320330530405045" calcext:value-type="float">
            <text:p>0,3203305304050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904220104218" calcext:value-type="float">
            <text:p>0,869904220104218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24403381348" calcext:value-type="float">
            <text:p>0,8712244033813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443871498108" calcext:value-type="float">
            <text:p>0,917443871498108</text:p>
          </table:table-cell>
          <table:table-cell office:value-type="string" calcext:value-type="string">
            <text:p><text:s/>max recall </text:p>
          </table:table-cell>
          <table:table-cell office:value-type="float" office:value="0.96083801984787" calcext:value-type="float">
            <text:p>0,96083801984787</text:p>
          </table:table-cell>
          <table:table-cell office:value-type="string" calcext:value-type="string">
            <text:p><text:s/>min val_loss </text:p>
          </table:table-cell>
          <table:table-cell office:value-type="float" office:value="0.310250669717789" calcext:value-type="float">
            <text:p>0,310250669717789</text:p>
          </table:table-cell>
          <table:table-cell table:number-columns-repeated="2"/>
          <table:table-cell table:style-name="ce32" office:value-type="string" calcext:value-type="string">
            <text:p>w1_w3_s1_val</text:p>
          </table:table-cell>
          <table:table-cell table:formula="of:=AVERAGE([.C116:.C121])" office:value-type="float" office:value="0.871092309554418" calcext:value-type="float">
            <text:p>0,871092309554418</text:p>
          </table:table-cell>
          <table:table-cell table:formula="of:=AVERAGE([.E116:.E121])" office:value-type="float" office:value="0.871630082527796" calcext:value-type="float">
            <text:p>0,871630082527796</text:p>
          </table:table-cell>
          <table:table-cell table:formula="of:=AVERAGE([.K116:.K121])" office:value-type="float" office:value="0.312872608502706" calcext:value-type="float">
            <text:p>0,3128726085027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4582290649414" calcext:value-type="float">
            <text:p>0,874582290649414</text:p>
          </table:table-cell>
          <table:table-cell office:value-type="string" calcext:value-type="string">
            <text:p><text:s/>max f1-score </text:p>
          </table:table-cell>
          <table:table-cell office:value-type="float" office:value="0.876331925392151" calcext:value-type="float">
            <text:p>0,876331925392151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94170761108" calcext:value-type="float">
            <text:p>0,907394170761108</text:p>
          </table:table-cell>
          <table:table-cell office:value-type="string" calcext:value-type="string">
            <text:p><text:s/>max recall </text:p>
          </table:table-cell>
          <table:table-cell office:value-type="float" office:value="0.964846670627594" calcext:value-type="float">
            <text:p>0,964846670627594</text:p>
          </table:table-cell>
          <table:table-cell office:value-type="string" calcext:value-type="string">
            <text:p><text:s/>min val_loss </text:p>
          </table:table-cell>
          <table:table-cell office:value-type="float" office:value="0.306242942810059" calcext:value-type="float">
            <text:p>0,306242942810059</text:p>
          </table:table-cell>
          <table:table-cell table:number-columns-repeated="2"/>
          <table:table-cell table:style-name="ce32" office:value-type="string" calcext:value-type="string">
            <text:p>w1_w3_w6_s1_val</text:p>
          </table:table-cell>
          <table:table-cell table:formula="of:=AVERAGE([.C180:.C189])" office:value-type="float" office:value="0.873312538862228" calcext:value-type="float">
            <text:p>0,873312538862228</text:p>
          </table:table-cell>
          <table:table-cell table:formula="of:=AVERAGE([.E180:.E189])" office:value-type="float" office:value="0.873473387956619" calcext:value-type="float">
            <text:p>0,873473387956619</text:p>
          </table:table-cell>
          <table:table-cell table:formula="of:=AVERAGE([.K180:.K189])" office:value-type="float" office:value="0.306984379887581" calcext:value-type="float">
            <text:p>0,306984379887581</text:p>
          </table:table-cell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30" office:value-type="string" calcext:value-type="string" table:number-columns-spanned="10" table:number-rows-spanned="1">
            <text:p>w3_s1_eval</text:p>
          </table:table-cell>
          <table:covered-table-cell table:number-columns-repeated="9"/>
          <table:table-cell table:number-columns-repeated="3"/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<text:s/>f1_m</text:p>
          </table:table-cell>
          <table:table-cell table:style-name="ce33" office:value-type="string" calcext:value-type="string">
            <text:p><text:span text:style-name="T4"> </text:span><text:span text:style-name="T5">loss</text:span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607" calcext:value-type="float">
            <text:p>0,8607</text:p>
          </table:table-cell>
          <table:table-cell office:value-type="string" calcext:value-type="string">
            <text:p><text:s/>f1_m</text:p>
          </table:table-cell>
          <table:table-cell office:value-type="float" office:value="0.8656" calcext:value-type="float">
            <text:p>0,8656</text:p>
          </table:table-cell>
          <table:table-cell office:value-type="string" calcext:value-type="string">
            <text:p><text:s/>precision_m</text:p>
          </table:table-cell>
          <table:table-cell office:value-type="float" office:value="0.8466" calcext:value-type="float">
            <text:p>0,8466</text:p>
          </table:table-cell>
          <table:table-cell office:value-type="string" calcext:value-type="string">
            <text:p><text:s/>recall_m</text:p>
          </table:table-cell>
          <table:table-cell office:value-type="float" office:value="0.8855" calcext:value-type="float">
            <text:p>0,8855</text:p>
          </table:table-cell>
          <table:table-cell office:value-type="string" calcext:value-type="string">
            <text:p><text:s/>loss</text:p>
          </table:table-cell>
          <table:table-cell office:value-type="float" office:value="0.3431" calcext:value-type="float">
            <text:p>0,3431</text:p>
          </table:table-cell>
          <table:table-cell table:number-columns-repeated="2"/>
          <table:table-cell table:style-name="ce31" office:value-type="string" calcext:value-type="string">
            <text:p>w1_s1_eval</text:p>
          </table:table-cell>
          <table:table-cell table:formula="of:= AVERAGE([.C14:.C19])" office:value-type="float" office:value="0.854233333333334" calcext:value-type="float">
            <text:p>0,854233333333334</text:p>
          </table:table-cell>
          <table:table-cell table:formula="of:= AVERAGE([.E14:.E19])" office:value-type="float" office:value="0.860766666666667" calcext:value-type="float">
            <text:p>0,860766666666667</text:p>
          </table:table-cell>
          <table:table-cell table:formula="of:= AVERAGE([.K14:.K19])" office:value-type="float" office:value="0.369616666666667" calcext:value-type="float">
            <text:p>0,36961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578" calcext:value-type="float">
            <text:p>0,8578</text:p>
          </table:table-cell>
          <table:table-cell office:value-type="string" calcext:value-type="string">
            <text:p><text:s/>f1_m</text:p>
          </table:table-cell>
          <table:table-cell office:value-type="float" office:value="0.8657" calcext:value-type="float">
            <text:p>0,8657</text:p>
          </table:table-cell>
          <table:table-cell office:value-type="string" calcext:value-type="string">
            <text:p><text:s/>precision_m</text:p>
          </table:table-cell>
          <table:table-cell office:value-type="float" office:value="0.8297" calcext:value-type="float">
            <text:p>0,8297</text:p>
          </table:table-cell>
          <table:table-cell office:value-type="string" calcext:value-type="string">
            <text:p><text:s/>recall_m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<text:s/>loss</text:p>
          </table:table-cell>
          <table:table-cell office:value-type="float" office:value="0.3372" calcext:value-type="float">
            <text:p>0,3372</text:p>
          </table:table-cell>
          <table:table-cell table:number-columns-repeated="2"/>
          <table:table-cell table:style-name="ce31" office:value-type="string" calcext:value-type="string">
            <text:p>w3_s1_eval</text:p>
          </table:table-cell>
          <table:table-cell table:formula="of:= AVERAGE([.C41:.C46])" office:value-type="float" office:value="0.863716666666667" calcext:value-type="float">
            <text:p>0,863716666666667</text:p>
          </table:table-cell>
          <table:table-cell table:formula="of:= AVERAGE([.E41:.E46])" office:value-type="float" office:value="0.86955" calcext:value-type="float">
            <text:p>0,86955</text:p>
          </table:table-cell>
          <table:table-cell table:formula="of:= AVERAGE([.K41:.K46])" office:value-type="float" office:value="0.334466666666667" calcext:value-type="float">
            <text:p>0,33446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f1_m</text:p>
          </table:table-cell>
          <table:table-cell office:value-type="float" office:value="0.8764" calcext:value-type="float">
            <text:p>0,8764</text:p>
          </table:table-cell>
          <table:table-cell office:value-type="string" calcext:value-type="string">
            <text:p><text:s/>precision_m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recall_m</text:p>
          </table:table-cell>
          <table:table-cell office:value-type="float" office:value="0.8887" calcext:value-type="float">
            <text:p>0,8887</text:p>
          </table:table-cell>
          <table:table-cell office:value-type="string" calcext:value-type="string">
            <text:p><text:s/>loss</text:p>
          </table:table-cell>
          <table:table-cell office:value-type="float" office:value="0.3258" calcext:value-type="float">
            <text:p>0,3258</text:p>
          </table:table-cell>
          <table:table-cell table:number-columns-repeated="2"/>
          <table:table-cell table:style-name="ce31" office:value-type="string" calcext:value-type="string">
            <text:p>w6_s1_eval</text:p>
          </table:table-cell>
          <table:table-cell table:formula="of:= AVERAGE([.C67:.C72])" office:value-type="float" office:value="0.8674" calcext:value-type="float">
            <text:p>0,8674</text:p>
          </table:table-cell>
          <table:table-cell table:formula="of:= AVERAGE([.E67:.E72])" office:value-type="float" office:value="0.870683333333333" calcext:value-type="float">
            <text:p>0,870683333333333</text:p>
          </table:table-cell>
          <table:table-cell table:formula="of:= AVERAGE([.K67:.K72])" office:value-type="float" office:value="0.333766666666667" calcext:value-type="float">
            <text:p>0,33376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672" calcext:value-type="float">
            <text:p>0,8672</text:p>
          </table:table-cell>
          <table:table-cell office:value-type="string" calcext:value-type="string">
            <text:p><text:s/>precision_m</text:p>
          </table:table-cell>
          <table:table-cell office:value-type="float" office:value="0.8448" calcext:value-type="float">
            <text:p>0,8448</text:p>
          </table:table-cell>
          <table:table-cell office:value-type="string" calcext:value-type="string">
            <text:p><text:s/>recall_m</text:p>
          </table:table-cell>
          <table:table-cell office:value-type="float" office:value="0.8908" calcext:value-type="float">
            <text:p>0,8908</text:p>
          </table:table-cell>
          <table:table-cell office:value-type="string" calcext:value-type="string">
            <text:p><text:s/>loss</text:p>
          </table:table-cell>
          <table:table-cell office:value-type="float" office:value="0.3297" calcext:value-type="float">
            <text:p>0,3297</text:p>
          </table:table-cell>
          <table:table-cell table:number-columns-repeated="2"/>
          <table:table-cell table:style-name="ce31" office:value-type="string" calcext:value-type="string">
            <text:p>w9_s1_eval</text:p>
          </table:table-cell>
          <table:table-cell table:formula="of:= AVERAGE([.C92:.C97])" office:value-type="float" office:value="0.861233333333333" calcext:value-type="float">
            <text:p>0,861233333333333</text:p>
          </table:table-cell>
          <table:table-cell table:formula="of:= AVERAGE([.E92:.E97])" office:value-type="float" office:value="0.86615" calcext:value-type="float">
            <text:p>0,86615</text:p>
          </table:table-cell>
          <table:table-cell table:formula="of:= AVERAGE([.K92:.K97])" office:value-type="float" office:value="0.34375" calcext:value-type="float">
            <text:p>0,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f1_m</text:p>
          </table:table-cell>
          <table:table-cell office:value-type="float" office:value="0.8727" calcext:value-type="float">
            <text:p>0,8727</text:p>
          </table:table-cell>
          <table:table-cell office:value-type="string" calcext:value-type="string">
            <text:p><text:s/>precision_m</text:p>
          </table:table-cell>
          <table:table-cell office:value-type="float" office:value="0.8413" calcext:value-type="float">
            <text:p>0,8413</text:p>
          </table:table-cell>
          <table:table-cell office:value-type="string" calcext:value-type="string">
            <text:p><text:s/>recall_m</text:p>
          </table:table-cell>
          <table:table-cell office:value-type="float" office:value="0.9066" calcext:value-type="float">
            <text:p>0,9066</text:p>
          </table:table-cell>
          <table:table-cell office:value-type="string" calcext:value-type="string">
            <text:p><text:s/>loss</text:p>
          </table:table-cell>
          <table:table-cell office:value-type="float" office:value="0.3322" calcext:value-type="float">
            <text:p>0,3322</text:p>
          </table:table-cell>
          <table:table-cell table:number-columns-repeated="2"/>
          <table:table-cell table:style-name="ce32" office:value-type="string" calcext:value-type="string">
            <text:p>w1_w3_s1_eval</text:p>
          </table:table-cell>
          <table:table-cell table:formula="of:=AVERAGE([.C136:.C141])" office:value-type="float" office:value="0.866383333333333" calcext:value-type="float">
            <text:p>0,866383333333333</text:p>
          </table:table-cell>
          <table:table-cell table:formula="of:=AVERAGE([.E136:.E141])" office:value-type="float" office:value="0.870266666666667" calcext:value-type="float">
            <text:p>0,870266666666667</text:p>
          </table:table-cell>
          <table:table-cell table:formula="of:=AVERAGE([.K136:.K141])" office:value-type="float" office:value="0.339" calcext:value-type="float">
            <text:p>0,3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9" calcext:value-type="float">
            <text:p>0,8629</text:p>
          </table:table-cell>
          <table:table-cell office:value-type="string" calcext:value-type="string">
            <text:p><text:s/>f1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precision_m</text:p>
          </table:table-cell>
          <table:table-cell office:value-type="float" office:value="0.8384" calcext:value-type="float">
            <text:p>0,8384</text:p>
          </table:table-cell>
          <table:table-cell office:value-type="string" calcext:value-type="string">
            <text:p><text:s/>recall_m</text:p>
          </table:table-cell>
          <table:table-cell office:value-type="float" office:value="0.9034" calcext:value-type="float">
            <text:p>0,9034</text:p>
          </table:table-cell>
          <table:table-cell office:value-type="string" calcext:value-type="string">
            <text:p><text:s/>loss</text:p>
          </table:table-cell>
          <table:table-cell office:value-type="float" office:value="0.3388" calcext:value-type="float">
            <text:p>0,3388</text:p>
          </table:table-cell>
          <table:table-cell table:number-columns-repeated="2"/>
          <table:table-cell table:style-name="ce32" office:value-type="string" calcext:value-type="string">
            <text:p>w1_w3_w6_s1_eval</text:p>
          </table:table-cell>
          <table:table-cell table:formula="of:=AVERAGE([.C208:.C217])" office:value-type="float" office:value="0.86431" calcext:value-type="float">
            <text:p>0,86431</text:p>
          </table:table-cell>
          <table:table-cell table:formula="of:=AVERAGE([.E208:.E217])" office:value-type="float" office:value="0.86967" calcext:value-type="float">
            <text:p>0,86967</text:p>
          </table:table-cell>
          <table:table-cell table:formula="of:=AVERAGE([.K208:.K217])" office:value-type="float" office:value="0.33754" calcext:value-type="float">
            <text:p>0,33754</text:p>
          </table:table-cell>
          <table:table-cell table:number-columns-repeated="2"/>
        </table:table-row>
        <table:table-row table:style-name="ro1" table:number-rows-repeated="9">
          <table:table-cell table:number-columns-repeated="19"/>
        </table:table-row>
        <table:table-row table:style-name="ro2">
          <table:table-cell/>
          <table:table-cell table:style-name="ce30" office:value-type="string" calcext:value-type="string" table:number-columns-spanned="10" table:number-rows-spanned="1">
            <text:p>w6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533909320831" calcext:value-type="float">
            <text:p>0,8685339093208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322550296783" calcext:value-type="float">
            <text:p>0,919322550296783</text:p>
          </table:table-cell>
          <table:table-cell office:value-type="string" calcext:value-type="string">
            <text:p><text:s/>max recall </text:p>
          </table:table-cell>
          <table:table-cell office:value-type="float" office:value="0.954188764095306" calcext:value-type="float">
            <text:p>0,954188764095306</text:p>
          </table:table-cell>
          <table:table-cell office:value-type="string" calcext:value-type="string">
            <text:p><text:s/>min val_loss </text:p>
          </table:table-cell>
          <table:table-cell office:value-type="float" office:value="0.317930489778519" calcext:value-type="float">
            <text:p>0,3179304897785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480086326599" calcext:value-type="float">
            <text:p>0,86848008632659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854244709015" calcext:value-type="float">
            <text:p>0,922854244709015</text:p>
          </table:table-cell>
          <table:table-cell office:value-type="string" calcext:value-type="string">
            <text:p><text:s/>max recall </text:p>
          </table:table-cell>
          <table:table-cell office:value-type="float" office:value="0.945386528968811" calcext:value-type="float">
            <text:p>0,9453865289688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5652847290039" calcext:value-type="float">
            <text:p>0,3156528472900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795249938965" calcext:value-type="float">
            <text:p>0,87079524993896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328030109406" calcext:value-type="float">
            <text:p>0,8733280301094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926939964294" calcext:value-type="float">
            <text:p>0,933926939964294</text:p>
          </table:table-cell>
          <table:table-cell office:value-type="string" calcext:value-type="string">
            <text:p><text:s/>max recall </text:p>
          </table:table-cell>
          <table:table-cell office:value-type="float" office:value="0.947611689567566" calcext:value-type="float">
            <text:p>0,947611689567566</text:p>
          </table:table-cell>
          <table:table-cell office:value-type="string" calcext:value-type="string">
            <text:p><text:s/>min val_loss </text:p>
          </table:table-cell>
          <table:table-cell office:value-type="float" office:value="0.311581999063492" calcext:value-type="float">
            <text:p>0,3115819990634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9158208370209" calcext:value-type="float">
            <text:p>0,86915820837020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3194596767426" calcext:value-type="float">
            <text:p>0,913194596767426</text:p>
          </table:table-cell>
          <table:table-cell office:value-type="string" calcext:value-type="string">
            <text:p><text:s/>max recall </text:p>
          </table:table-cell>
          <table:table-cell office:value-type="float" office:value="0.951047956943512" calcext:value-type="float">
            <text:p>0,951047956943512</text:p>
          </table:table-cell>
          <table:table-cell office:value-type="string" calcext:value-type="string">
            <text:p><text:s/>min val_loss </text:p>
          </table:table-cell>
          <table:table-cell office:value-type="float" office:value="0.325843811035156" calcext:value-type="float">
            <text:p>0,3258438110351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914003372192" calcext:value-type="float">
            <text:p>0,873914003372192</text:p>
          </table:table-cell>
          <table:table-cell office:value-type="string" calcext:value-type="string">
            <text:p><text:s/>max f1-score </text:p>
          </table:table-cell>
          <table:table-cell office:value-type="float" office:value="0.874688565731049" calcext:value-type="float">
            <text:p>0,87468856573104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884349822998" calcext:value-type="float">
            <text:p>0,917884349822998</text:p>
          </table:table-cell>
          <table:table-cell office:value-type="string" calcext:value-type="string">
            <text:p><text:s/>max recall </text:p>
          </table:table-cell>
          <table:table-cell office:value-type="float" office:value="0.963997066020966" calcext:value-type="float">
            <text:p>0,963997066020966</text:p>
          </table:table-cell>
          <table:table-cell office:value-type="string" calcext:value-type="string">
            <text:p><text:s/>min val_loss </text:p>
          </table:table-cell>
          <table:table-cell office:value-type="float" office:value="0.308358937501907" calcext:value-type="float">
            <text:p>0,3083589375019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7478301525116" calcext:value-type="float">
            <text:p>0,877478301525116</text:p>
          </table:table-cell>
          <table:table-cell office:value-type="string" calcext:value-type="string">
            <text:p><text:s/>max f1-score </text:p>
          </table:table-cell>
          <table:table-cell office:value-type="float" office:value="0.875653505325317" calcext:value-type="float">
            <text:p>0,8756535053253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785502910614" calcext:value-type="float">
            <text:p>0,928785502910614</text:p>
          </table:table-cell>
          <table:table-cell office:value-type="string" calcext:value-type="string">
            <text:p><text:s/>max recall </text:p>
          </table:table-cell>
          <table:table-cell office:value-type="float" office:value="0.934750199317932" calcext:value-type="float">
            <text:p>0,93475019931793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454045534134" calcext:value-type="float">
            <text:p>0,305454045534134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30" office:value-type="string" calcext:value-type="string" table:number-columns-spanned="10" table:number-rows-spanned="1">
            <text:p>w6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1 - 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11" calcext:value-type="float">
            <text:p>0,8711</text:p>
          </table:table-cell>
          <table:table-cell office:value-type="string" calcext:value-type="string">
            <text:p><text:s/>precision_m</text:p>
          </table:table-cell>
          <table:table-cell office:value-type="float" office:value="0.8551" calcext:value-type="float">
            <text:p>0,8551</text:p>
          </table:table-cell>
          <table:table-cell office:value-type="string" calcext:value-type="string">
            <text:p><text:s/>recall_m</text:p>
          </table:table-cell>
          <table:table-cell office:value-type="float" office:value="0.8876" calcext:value-type="float">
            <text:p>0,8876</text:p>
          </table:table-cell>
          <table:table-cell office:value-type="string" calcext:value-type="string">
            <text:p><text:s/>loss</text:p>
          </table:table-cell>
          <table:table-cell office:value-type="float" office:value="0.328" calcext:value-type="float">
            <text:p>0,3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 - accuracy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f1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precision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recall_m</text:p>
          </table:table-cell>
          <table:table-cell office:value-type="float" office:value="0.8665" calcext:value-type="float">
            <text:p>0,8665</text:p>
          </table:table-cell>
          <table:table-cell office:value-type="string" calcext:value-type="string">
            <text:p><text:s/>loss</text:p>
          </table:table-cell>
          <table:table-cell office:value-type="float" office:value="0.3446" calcext:value-type="float">
            <text:p>0,34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 - accuracy</text:p>
          </table:table-cell>
          <table:table-cell office:value-type="float" office:value="0.8599" calcext:value-type="float">
            <text:p>0,8599</text:p>
          </table:table-cell>
          <table:table-cell office:value-type="string" calcext:value-type="string">
            <text:p><text:s/>f1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precision_m</text:p>
          </table:table-cell>
          <table:table-cell office:value-type="float" office:value="0.8402" calcext:value-type="float">
            <text:p>0,8402</text:p>
          </table:table-cell>
          <table:table-cell office:value-type="string" calcext:value-type="string">
            <text:p><text:s/>recall_m</text:p>
          </table:table-cell>
          <table:table-cell office:value-type="float" office:value="0.8934" calcext:value-type="float">
            <text:p>0,8934</text:p>
          </table:table-cell>
          <table:table-cell office:value-type="string" calcext:value-type="string">
            <text:p><text:s/>loss</text:p>
          </table:table-cell>
          <table:table-cell office:value-type="float" office:value="0.3446" calcext:value-type="float">
            <text:p>0,34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 - accuracy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f1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precision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 text:c="2"/>loss</text:p>
          </table:table-cell>
          <table:table-cell office:value-type="float" office:value="0.3387" calcext:value-type="float">
            <text:p>0,33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 - accuracy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f1_m</text:p>
          </table:table-cell>
          <table:table-cell office:value-type="float" office:value="0.8796" calcext:value-type="float">
            <text:p>0,8796</text:p>
          </table:table-cell>
          <table:table-cell office:value-type="string" calcext:value-type="string">
            <text:p><text:s/>precision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198" calcext:value-type="float">
            <text:p>0,31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 - accuracy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f1_m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precision_m</text:p>
          </table:table-cell>
          <table:table-cell office:value-type="float" office:value="0.8765" calcext:value-type="float">
            <text:p>0,8765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269" calcext:value-type="float">
            <text:p>0,3269</text:p>
          </table:table-cell>
          <table:table-cell table:number-columns-repeated="8"/>
        </table:table-row>
        <table:table-row table:style-name="ro1" table:number-rows-repeated="8">
          <table:table-cell table:number-columns-repeated="19"/>
        </table:table-row>
        <table:table-row table:style-name="ro2">
          <table:table-cell/>
          <table:table-cell table:style-name="ce30" office:value-type="string" calcext:value-type="string" table:number-columns-spanned="10" table:number-rows-spanned="1">
            <text:p>w9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1439049243927" calcext:value-type="float">
            <text:p>0,861439049243927</text:p>
          </table:table-cell>
          <table:table-cell office:value-type="string" calcext:value-type="string">
            <text:p><text:s/>max f1-score </text:p>
          </table:table-cell>
          <table:table-cell office:value-type="float" office:value="0.865402698516846" calcext:value-type="float">
            <text:p>0,865402698516846</text:p>
          </table:table-cell>
          <table:table-cell office:value-type="string" calcext:value-type="string">
            <text:p><text:s/>max precision </text:p>
          </table:table-cell>
          <table:table-cell office:value-type="float" office:value="0.900798201560974" calcext:value-type="float">
            <text:p>0,900798201560974</text:p>
          </table:table-cell>
          <table:table-cell office:value-type="string" calcext:value-type="string">
            <text:p><text:s/>max recall </text:p>
          </table:table-cell>
          <table:table-cell office:value-type="float" office:value="0.951121687889099" calcext:value-type="float">
            <text:p>0,951121687889099</text:p>
          </table:table-cell>
          <table:table-cell office:value-type="string" calcext:value-type="string">
            <text:p><text:s/>min val_loss </text:p>
          </table:table-cell>
          <table:table-cell office:value-type="float" office:value="0.334040254354477" calcext:value-type="float">
            <text:p>0,3340402543544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795249938965" calcext:value-type="float">
            <text:p>0,870795249938965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37099170685" calcext:value-type="float">
            <text:p>0,8712370991706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039487838745" calcext:value-type="float">
            <text:p>0,919039487838745</text:p>
          </table:table-cell>
          <table:table-cell office:value-type="string" calcext:value-type="string">
            <text:p><text:s/>max recall </text:p>
          </table:table-cell>
          <table:table-cell office:value-type="float" office:value="0.948367416858673" calcext:value-type="float">
            <text:p>0,948367416858673</text:p>
          </table:table-cell>
          <table:table-cell office:value-type="string" calcext:value-type="string">
            <text:p><text:s/>min val_loss </text:p>
          </table:table-cell>
          <table:table-cell office:value-type="float" office:value="0.314936757087708" calcext:value-type="float">
            <text:p>0,3149367570877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453753948212" calcext:value-type="float">
            <text:p>0,867453753948212</text:p>
          </table:table-cell>
          <table:table-cell office:value-type="string" calcext:value-type="string">
            <text:p><text:s/>max f1-score </text:p>
          </table:table-cell>
          <table:table-cell office:value-type="float" office:value="0.867340803146362" calcext:value-type="float">
            <text:p>0,8673408031463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47014093399" calcext:value-type="float">
            <text:p>0,90947014093399</text:p>
          </table:table-cell>
          <table:table-cell office:value-type="string" calcext:value-type="string">
            <text:p><text:s/>max recall </text:p>
          </table:table-cell>
          <table:table-cell office:value-type="float" office:value="0.958005011081696" calcext:value-type="float">
            <text:p>0,958005011081696</text:p>
          </table:table-cell>
          <table:table-cell office:value-type="string" calcext:value-type="string">
            <text:p><text:s/>min val_loss </text:p>
          </table:table-cell>
          <table:table-cell office:value-type="float" office:value="0.319507956504822" calcext:value-type="float">
            <text:p>0,3195079565048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ax f1-score </text:p>
          </table:table-cell>
          <table:table-cell office:value-type="float" office:value="0.873383462429047" calcext:value-type="float">
            <text:p>0,87338346242904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317290782928" calcext:value-type="float">
            <text:p>0,934317290782928</text:p>
          </table:table-cell>
          <table:table-cell office:value-type="string" calcext:value-type="string">
            <text:p><text:s/>max recall </text:p>
          </table:table-cell>
          <table:table-cell office:value-type="float" office:value="0.947972297668457" calcext:value-type="float">
            <text:p>0,94797229766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12900394201279" calcext:value-type="float">
            <text:p>0,3129003942012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5918924808502" calcext:value-type="float">
            <text:p>0,875918924808502</text:p>
          </table:table-cell>
          <table:table-cell office:value-type="string" calcext:value-type="string">
            <text:p><text:s/>max f1-score </text:p>
          </table:table-cell>
          <table:table-cell office:value-type="float" office:value="0.876361548900604" calcext:value-type="float">
            <text:p>0,8763615489006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701664924622" calcext:value-type="float">
            <text:p>0,926701664924622</text:p>
          </table:table-cell>
          <table:table-cell office:value-type="string" calcext:value-type="string">
            <text:p><text:s/>max recall </text:p>
          </table:table-cell>
          <table:table-cell office:value-type="float" office:value="0.95480227470398" calcext:value-type="float">
            <text:p>0,95480227470398</text:p>
          </table:table-cell>
          <table:table-cell office:value-type="string" calcext:value-type="string">
            <text:p><text:s/>min val_loss </text:p>
          </table:table-cell>
          <table:table-cell office:value-type="float" office:value="0.309132844209671" calcext:value-type="float">
            <text:p>0,3091328442096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ax f1-score </text:p>
          </table:table-cell>
          <table:table-cell office:value-type="float" office:value="0.869569838047028" calcext:value-type="float">
            <text:p>0,8695698380470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049093723297" calcext:value-type="float">
            <text:p>0,909049093723297</text:p>
          </table:table-cell>
          <table:table-cell office:value-type="string" calcext:value-type="string">
            <text:p><text:s/>max recall </text:p>
          </table:table-cell>
          <table:table-cell office:value-type="float" office:value="0.956361174583435" calcext:value-type="float">
            <text:p>0,956361174583435</text:p>
          </table:table-cell>
          <table:table-cell office:value-type="string" calcext:value-type="string">
            <text:p><text:s/>min val_loss </text:p>
          </table:table-cell>
          <table:table-cell office:value-type="float" office:value="0.331464976072311" calcext:value-type="float">
            <text:p>0,331464976072311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30" office:value-type="string" calcext:value-type="string" table:number-columns-spanned="10" table:number-rows-spanned="1">
            <text:p>w9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1 - accuracy</text:p>
          </table:table-cell>
          <table:table-cell office:value-type="float" office:value="0.8487" calcext:value-type="float">
            <text:p>0,8487</text:p>
          </table:table-cell>
          <table:table-cell office:value-type="string" calcext:value-type="string">
            <text:p><text:s/>f1_m</text:p>
          </table:table-cell>
          <table:table-cell office:value-type="float" office:value="0.8558" calcext:value-type="float">
            <text:p>0,8558</text:p>
          </table:table-cell>
          <table:table-cell office:value-type="string" calcext:value-type="string">
            <text:p><text:s/>precision_m</text:p>
          </table:table-cell>
          <table:table-cell office:value-type="float" office:value="0.8272" calcext:value-type="float">
            <text:p>0,8272</text:p>
          </table:table-cell>
          <table:table-cell office:value-type="string" calcext:value-type="string">
            <text:p><text:s/>recall_m</text:p>
          </table:table-cell>
          <table:table-cell office:value-type="float" office:value="0.8865" calcext:value-type="float">
            <text:p>0,8865</text:p>
          </table:table-cell>
          <table:table-cell office:value-type="string" calcext:value-type="string">
            <text:p><text:s/>loss</text:p>
          </table:table-cell>
          <table:table-cell office:value-type="float" office:value="0.3679" calcext:value-type="float">
            <text:p>0,36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 - 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519" calcext:value-type="float">
            <text:p>0,8519</text:p>
          </table:table-cell>
          <table:table-cell office:value-type="string" calcext:value-type="string">
            <text:p><text:s/>recall_m</text:p>
          </table:table-cell>
          <table:table-cell office:value-type="float" office:value="0.8897" calcext:value-type="float">
            <text:p>0,8897</text:p>
          </table:table-cell>
          <table:table-cell office:value-type="string" calcext:value-type="string">
            <text:p><text:s/>loss</text:p>
          </table:table-cell>
          <table:table-cell office:value-type="float" office:value="0.3333" calcext:value-type="float">
            <text:p>0,33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 - accuracy</text:p>
          </table:table-cell>
          <table:table-cell office:value-type="float" office:value="0.8613" calcext:value-type="float">
            <text:p>0,8613</text:p>
          </table:table-cell>
          <table:table-cell office:value-type="string" calcext:value-type="string">
            <text:p><text:s/>f1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precision_m</text:p>
          </table:table-cell>
          <table:table-cell office:value-type="float" office:value="0.8464" calcext:value-type="float">
            <text:p>0,8464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39" calcext:value-type="float">
            <text:p>0,3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 - 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precision_m</text:p>
          </table:table-cell>
          <table:table-cell office:value-type="float" office:value="0.8535" calcext:value-type="float">
            <text:p>0,8535</text:p>
          </table:table-cell>
          <table:table-cell office:value-type="string" calcext:value-type="string">
            <text:p><text:s/>recall_m</text:p>
          </table:table-cell>
          <table:table-cell office:value-type="float" office:value="0.8823" calcext:value-type="float">
            <text:p>0,8823</text:p>
          </table:table-cell>
          <table:table-cell office:value-type="string" calcext:value-type="string">
            <text:p><text:s/>loss</text:p>
          </table:table-cell>
          <table:table-cell office:value-type="float" office:value="0.3527" calcext:value-type="float">
            <text:p>0,35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 - accuracy</text:p>
          </table:table-cell>
          <table:table-cell office:value-type="float" office:value="0.8685" calcext:value-type="float">
            <text:p>0,8685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recall_m</text:p>
          </table:table-cell>
          <table:table-cell office:value-type="float" office:value="0.8818" calcext:value-type="float">
            <text:p>0,8818</text:p>
          </table:table-cell>
          <table:table-cell office:value-type="string" calcext:value-type="string">
            <text:p><text:s/>loss</text:p>
          </table:table-cell>
          <table:table-cell office:value-type="float" office:value="0.321" calcext:value-type="float">
            <text:p>0,3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 - accuracy</text:p>
          </table:table-cell>
          <table:table-cell office:value-type="float" office:value="0.8594" calcext:value-type="float">
            <text:p>0,8594</text:p>
          </table:table-cell>
          <table:table-cell office:value-type="string" calcext:value-type="string">
            <text:p><text:s/>f1_m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<text:s/>precision_m</text:p>
          </table:table-cell>
          <table:table-cell office:value-type="float" office:value="0.8421" calcext:value-type="float">
            <text:p>0,8421</text:p>
          </table:table-cell>
          <table:table-cell office:value-type="string" calcext:value-type="string">
            <text:p><text:s/>recall_m</text:p>
          </table:table-cell>
          <table:table-cell office:value-type="float" office:value="0.8892" calcext:value-type="float">
            <text:p>0,8892</text:p>
          </table:table-cell>
          <table:table-cell office:value-type="string" calcext:value-type="string">
            <text:p><text:s/>loss</text:p>
          </table:table-cell>
          <table:table-cell office:value-type="float" office:value="0.3486" calcext:value-type="float">
            <text:p>0,3486</text:p>
          </table:table-cell>
          <table:table-cell table:number-columns-repeated="8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/>
          <table:table-cell table:style-name="ce26" office:value-type="string" calcext:value-type="string" table:number-columns-spanned="10" table:number-rows-spanned="1">
            <text:p>w1_w3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691260814667" calcext:value-type="float">
            <text:p>0,873691260814667</text:p>
          </table:table-cell>
          <table:table-cell office:value-type="string" calcext:value-type="string">
            <text:p><text:s/>max f1-score </text:p>
          </table:table-cell>
          <table:table-cell office:value-type="float" office:value="0.87288224697113" calcext:value-type="float">
            <text:p>0,872882246971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982420444488" calcext:value-type="float">
            <text:p>0,920982420444488</text:p>
          </table:table-cell>
          <table:table-cell office:value-type="string" calcext:value-type="string">
            <text:p><text:s/>max recall </text:p>
          </table:table-cell>
          <table:table-cell office:value-type="float" office:value="0.947565495967865" calcext:value-type="float">
            <text:p>0,947565495967865</text:p>
          </table:table-cell>
          <table:table-cell office:value-type="string" calcext:value-type="string">
            <text:p><text:s/>min val_loss </text:p>
          </table:table-cell>
          <table:table-cell office:value-type="float" office:value="0.316559880971909" calcext:value-type="float">
            <text:p>0,3165598809719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572507381439" calcext:value-type="float">
            <text:p>0,870572507381439</text:p>
          </table:table-cell>
          <table:table-cell office:value-type="string" calcext:value-type="string">
            <text:p><text:s/>max f1-score </text:p>
          </table:table-cell>
          <table:table-cell office:value-type="float" office:value="0.871967077255249" calcext:value-type="float">
            <text:p>0,87196707725524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002098083496" calcext:value-type="float">
            <text:p>0,925002098083496</text:p>
          </table:table-cell>
          <table:table-cell office:value-type="string" calcext:value-type="string">
            <text:p><text:s/>max recall </text:p>
          </table:table-cell>
          <table:table-cell office:value-type="float" office:value="0.954668521881104" calcext:value-type="float">
            <text:p>0,954668521881104</text:p>
          </table:table-cell>
          <table:table-cell office:value-type="string" calcext:value-type="string">
            <text:p><text:s/>min val_loss </text:p>
          </table:table-cell>
          <table:table-cell office:value-type="float" office:value="0.312049716711044" calcext:value-type="float">
            <text:p>0,3120497167110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691260814667" calcext:value-type="float">
            <text:p>0,873691260814667</text:p>
          </table:table-cell>
          <table:table-cell office:value-type="string" calcext:value-type="string">
            <text:p><text:s/>max f1-score </text:p>
          </table:table-cell>
          <table:table-cell office:value-type="float" office:value="0.873982429504395" calcext:value-type="float">
            <text:p>0,87398242950439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055959701538" calcext:value-type="float">
            <text:p>0,922055959701538</text:p>
          </table:table-cell>
          <table:table-cell office:value-type="string" calcext:value-type="string">
            <text:p><text:s/>max recall </text:p>
          </table:table-cell>
          <table:table-cell office:value-type="float" office:value="0.958593606948852" calcext:value-type="float">
            <text:p>0,958593606948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7775497436523" calcext:value-type="float">
            <text:p>0,3077754974365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468458652496" calcext:value-type="float">
            <text:p>0,873468458652496</text:p>
          </table:table-cell>
          <table:table-cell office:value-type="string" calcext:value-type="string">
            <text:p><text:s/>max f1-score </text:p>
          </table:table-cell>
          <table:table-cell office:value-type="float" office:value="0.874134004116058" calcext:value-type="float">
            <text:p>0,8741340041160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1417663097382" calcext:value-type="float">
            <text:p>0,911417663097382</text:p>
          </table:table-cell>
          <table:table-cell office:value-type="string" calcext:value-type="string">
            <text:p><text:s/>max recall </text:p>
          </table:table-cell>
          <table:table-cell office:value-type="float" office:value="0.94427752494812" calcext:value-type="float">
            <text:p>0,94427752494812</text:p>
          </table:table-cell>
          <table:table-cell office:value-type="string" calcext:value-type="string">
            <text:p><text:s/>min val_loss </text:p>
          </table:table-cell>
          <table:table-cell office:value-type="float" office:value="0.312070995569229" calcext:value-type="float">
            <text:p>0,3120709955692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8113577365875" calcext:value-type="float">
            <text:p>0,86811357736587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782118320465" calcext:value-type="float">
            <text:p>0,927782118320465</text:p>
          </table:table-cell>
          <table:table-cell office:value-type="string" calcext:value-type="string">
            <text:p><text:s/>max recall </text:p>
          </table:table-cell>
          <table:table-cell office:value-type="float" office:value="0.943040430545807" calcext:value-type="float">
            <text:p>0,94304043054580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03441119194" calcext:value-type="float">
            <text:p>0,311034411191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701159954071" calcext:value-type="float">
            <text:p>0,86870115995407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953043460846" calcext:value-type="float">
            <text:p>0,924953043460846</text:p>
          </table:table-cell>
          <table:table-cell office:value-type="string" calcext:value-type="string">
            <text:p><text:s/>max recall </text:p>
          </table:table-cell>
          <table:table-cell office:value-type="float" office:value="0.94238293170929" calcext:value-type="float">
            <text:p>0,94238293170929</text:p>
          </table:table-cell>
          <table:table-cell office:value-type="string" calcext:value-type="string">
            <text:p><text:s/>min val_loss </text:p>
          </table:table-cell>
          <table:table-cell office:value-type="float" office:value="0.31774514913559" calcext:value-type="float">
            <text:p>0,31774514913559</text:p>
          </table:table-cell>
          <table:table-cell table:number-columns-repeated="8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/>
          <table:table-cell table:style-name="ce26" office:value-type="string" calcext:value-type="string" table:number-columns-spanned="10" table:number-rows-spanned="1">
            <text:p>w1_w3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f1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precision_m</text:p>
          </table:table-cell>
          <table:table-cell office:value-type="float" office:value="0.8665" calcext:value-type="float">
            <text:p>0,8665</text:p>
          </table:table-cell>
          <table:table-cell office:value-type="string" calcext:value-type="string">
            <text:p><text:s/>recall_m</text:p>
          </table:table-cell>
          <table:table-cell office:value-type="float" office:value="0.8734" calcext:value-type="float">
            <text:p>0,8734</text:p>
          </table:table-cell>
          <table:table-cell office:value-type="string" calcext:value-type="string">
            <text:p><text:s/>loss</text:p>
          </table:table-cell>
          <table:table-cell office:value-type="float" office:value="0.3448" calcext:value-type="float">
            <text:p>0,34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f1_m</text:p>
          </table:table-cell>
          <table:table-cell office:value-type="float" office:value="0.8692" calcext:value-type="float">
            <text:p>0,8692</text:p>
          </table:table-cell>
          <table:table-cell office:value-type="string" calcext:value-type="string">
            <text:p><text:s/>precision_m</text:p>
          </table:table-cell>
          <table:table-cell office:value-type="float" office:value="0.8604" calcext:value-type="float">
            <text:p>0,8604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276" calcext:value-type="float">
            <text:p>0,32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75" calcext:value-type="float">
            <text:p>0,8675</text:p>
          </table:table-cell>
          <table:table-cell office:value-type="string" calcext:value-type="string">
            <text:p><text:s/>precision_m</text:p>
          </table:table-cell>
          <table:table-cell office:value-type="float" office:value="0.8546" calcext:value-type="float">
            <text:p>0,8546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599" calcext:value-type="float">
            <text:p>0,35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703" calcext:value-type="float">
            <text:p>0,8703</text:p>
          </table:table-cell>
          <table:table-cell office:value-type="string" calcext:value-type="string">
            <text:p><text:s/>precision_m</text:p>
          </table:table-cell>
          <table:table-cell office:value-type="float" office:value="0.8576" calcext:value-type="float">
            <text:p>0,8576</text:p>
          </table:table-cell>
          <table:table-cell office:value-type="string" calcext:value-type="string">
            <text:p><text:s/>recall_m</text:p>
          </table:table-cell>
          <table:table-cell office:value-type="float" office:value="0.8834" calcext:value-type="float">
            <text:p>0,8834</text:p>
          </table:table-cell>
          <table:table-cell office:value-type="string" calcext:value-type="string">
            <text:p><text:s/>loss</text:p>
          </table:table-cell>
          <table:table-cell office:value-type="float" office:value="0.3299" calcext:value-type="float">
            <text:p>0,32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f1_m</text:p>
          </table:table-cell>
          <table:table-cell office:value-type="float" office:value="0.8721" calcext:value-type="float">
            <text:p>0,8721</text:p>
          </table:table-cell>
          <table:table-cell office:value-type="string" calcext:value-type="string">
            <text:p><text:s/>precision_m</text:p>
          </table:table-cell>
          <table:table-cell office:value-type="float" office:value="0.8462" calcext:value-type="float">
            <text:p>0,8462</text:p>
          </table:table-cell>
          <table:table-cell office:value-type="string" calcext:value-type="string">
            <text:p><text:s/>recall_m</text:p>
          </table:table-cell>
          <table:table-cell office:value-type="float" office:value="0.8997" calcext:value-type="float">
            <text:p>0,8997</text:p>
          </table:table-cell>
          <table:table-cell office:value-type="string" calcext:value-type="string">
            <text:p><text:s/>loss</text:p>
          </table:table-cell>
          <table:table-cell office:value-type="float" office:value="0.3406" calcext:value-type="float">
            <text:p>0,34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79" calcext:value-type="float">
            <text:p>0,8679</text:p>
          </table:table-cell>
          <table:table-cell office:value-type="string" calcext:value-type="string">
            <text:p><text:s/>f1_m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precision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recall_m</text:p>
          </table:table-cell>
          <table:table-cell office:value-type="float" office:value="0.8929" calcext:value-type="float">
            <text:p>0,8929</text:p>
          </table:table-cell>
          <table:table-cell office:value-type="string" calcext:value-type="string">
            <text:p><text:s/>loss</text:p>
          </table:table-cell>
          <table:table-cell office:value-type="float" office:value="0.3312" calcext:value-type="float">
            <text:p>0,3312</text:p>
          </table:table-cell>
          <table:table-cell table:number-columns-repeated="8"/>
        </table:table-row>
        <table:table-row table:style-name="ro1" table:number-rows-repeated="37">
          <table:table-cell table:number-columns-repeated="19"/>
        </table:table-row>
        <table:table-row table:style-name="ro1">
          <table:table-cell/>
          <table:table-cell table:style-name="ce26" office:value-type="string" calcext:value-type="string" table:number-columns-spanned="10" table:number-rows-spanned="1">
            <text:p>w1_w3_w6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7701044082642" calcext:value-type="float">
            <text:p>0,877701044082642</text:p>
          </table:table-cell>
          <table:table-cell office:value-type="string" calcext:value-type="string">
            <text:p><text:s/>max f1-score </text:p>
          </table:table-cell>
          <table:table-cell office:value-type="float" office:value="0.877161920070648" calcext:value-type="float">
            <text:p>0,8771619200706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101360797882" calcext:value-type="float">
            <text:p>0,928101360797882</text:p>
          </table:table-cell>
          <table:table-cell office:value-type="string" calcext:value-type="string">
            <text:p><text:s/>max recall </text:p>
          </table:table-cell>
          <table:table-cell office:value-type="float" office:value="0.94487851858139" calcext:value-type="float">
            <text:p>0,94487851858139</text:p>
          </table:table-cell>
          <table:table-cell office:value-type="string" calcext:value-type="string">
            <text:p><text:s/>min val_loss </text:p>
          </table:table-cell>
          <table:table-cell office:value-type="float" office:value="0.304725736379623" calcext:value-type="float">
            <text:p>0,3047257363796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4359548091888" calcext:value-type="float">
            <text:p>0,874359548091888</text:p>
          </table:table-cell>
          <table:table-cell office:value-type="string" calcext:value-type="string">
            <text:p><text:s/>max f1-score </text:p>
          </table:table-cell>
          <table:table-cell office:value-type="float" office:value="0.873100697994232" calcext:value-type="float">
            <text:p>0,873100697994232</text:p>
          </table:table-cell>
          <table:table-cell office:value-type="string" calcext:value-type="string">
            <text:p><text:s/>max precision </text:p>
          </table:table-cell>
          <table:table-cell office:value-type="float" office:value="0.937666535377502" calcext:value-type="float">
            <text:p>0,937666535377502</text:p>
          </table:table-cell>
          <table:table-cell office:value-type="string" calcext:value-type="string">
            <text:p><text:s/>max recall </text:p>
          </table:table-cell>
          <table:table-cell office:value-type="float" office:value="0.977140188217163" calcext:value-type="float">
            <text:p>0,9771401882171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5980801582336" calcext:value-type="float">
            <text:p>0,3059808015823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ax f1-score </text:p>
          </table:table-cell>
          <table:table-cell office:value-type="float" office:value="0.871530711650848" calcext:value-type="float">
            <text:p>0,8715307116508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213451385498" calcext:value-type="float">
            <text:p>0,930213451385498</text:p>
          </table:table-cell>
          <table:table-cell office:value-type="string" calcext:value-type="string">
            <text:p><text:s/>max recall </text:p>
          </table:table-cell>
          <table:table-cell office:value-type="float" office:value="0.970487356185913" calcext:value-type="float">
            <text:p>0,970487356185913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49053621292" calcext:value-type="float">
            <text:p>0,3098490536212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349764823914" calcext:value-type="float">
            <text:p>0,870349764823914</text:p>
          </table:table-cell>
          <table:table-cell office:value-type="string" calcext:value-type="string">
            <text:p><text:s/>max f1-score </text:p>
          </table:table-cell>
          <table:table-cell office:value-type="float" office:value="0.8740274310112" calcext:value-type="float">
            <text:p>0,8740274310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51613426208496" calcext:value-type="float">
            <text:p>0,951613426208496</text:p>
          </table:table-cell>
          <table:table-cell office:value-type="string" calcext:value-type="string">
            <text:p><text:s/>max recall </text:p>
          </table:table-cell>
          <table:table-cell office:value-type="float" office:value="0.959854900836945" calcext:value-type="float">
            <text:p>0,959854900836945</text:p>
          </table:table-cell>
          <table:table-cell office:value-type="string" calcext:value-type="string">
            <text:p><text:s/>min val_loss </text:p>
          </table:table-cell>
          <table:table-cell office:value-type="float" office:value="0.304607599973679" calcext:value-type="float">
            <text:p>0,3046075999736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354626655579" calcext:value-type="float">
            <text:p>0,87235462665557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648703098297" calcext:value-type="float">
            <text:p>0,87364870309829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14368534088" calcext:value-type="float">
            <text:p>0,921014368534088</text:p>
          </table:table-cell>
          <table:table-cell office:value-type="string" calcext:value-type="string">
            <text:p><text:s/>max recall </text:p>
          </table:table-cell>
          <table:table-cell office:value-type="float" office:value="0.953406453132629" calcext:value-type="float">
            <text:p>0,95340645313262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075943470001" calcext:value-type="float">
            <text:p>0,3050759434700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502783536911" calcext:value-type="float">
            <text:p>0,87502783536911</text:p>
          </table:table-cell>
          <table:table-cell office:value-type="string" calcext:value-type="string">
            <text:p><text:s/>max f1-score </text:p>
          </table:table-cell>
          <table:table-cell office:value-type="float" office:value="0.87321412563324" calcext:value-type="float">
            <text:p>0,873214125633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41239178180695" calcext:value-type="float">
            <text:p>0,941239178180695</text:p>
          </table:table-cell>
          <table:table-cell office:value-type="string" calcext:value-type="string">
            <text:p><text:s/>max recall </text:p>
          </table:table-cell>
          <table:table-cell office:value-type="float" office:value="0.961473286151886" calcext:value-type="float">
            <text:p>0,961473286151886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61077213287" calcext:value-type="float">
            <text:p>0,3009610772132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-score </text:p>
          </table:table-cell>
          <table:table-cell office:value-type="float" office:value="0.871362268924713" calcext:value-type="float">
            <text:p>0,8713622689247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004060268402" calcext:value-type="float">
            <text:p>0,930004060268402</text:p>
          </table:table-cell>
          <table:table-cell office:value-type="string" calcext:value-type="string">
            <text:p><text:s/>max recall </text:p>
          </table:table-cell>
          <table:table-cell office:value-type="float" office:value="0.944547593593597" calcext:value-type="float">
            <text:p>0,944547593593597</text:p>
          </table:table-cell>
          <table:table-cell office:value-type="string" calcext:value-type="string">
            <text:p><text:s/>min val_loss </text:p>
          </table:table-cell>
          <table:table-cell office:value-type="float" office:value="0.313035279512405" calcext:value-type="float">
            <text:p>0,3130352795124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15221881866" calcext:value-type="float">
            <text:p>0,87371522188186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37348985672" calcext:value-type="float">
            <text:p>0,93037348985672</text:p>
          </table:table-cell>
          <table:table-cell office:value-type="string" calcext:value-type="string">
            <text:p><text:s/>max recall </text:p>
          </table:table-cell>
          <table:table-cell office:value-type="float" office:value="0.954567551612854" calcext:value-type="float">
            <text:p>0,954567551612854</text:p>
          </table:table-cell>
          <table:table-cell office:value-type="string" calcext:value-type="string">
            <text:p><text:s/>min val_loss </text:p>
          </table:table-cell>
          <table:table-cell office:value-type="float" office:value="0.310427516698837" calcext:value-type="float">
            <text:p>0,3104275166988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198509216309" calcext:value-type="float">
            <text:p>0,873198509216309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520413398743" calcext:value-type="float">
            <text:p>0,907520413398743</text:p>
          </table:table-cell>
          <table:table-cell office:value-type="string" calcext:value-type="string">
            <text:p><text:s/>max recall </text:p>
          </table:table-cell>
          <table:table-cell office:value-type="float" office:value="0.95833432674408" calcext:value-type="float">
            <text:p>0,95833432674408</text:p>
          </table:table-cell>
          <table:table-cell office:value-type="string" calcext:value-type="string">
            <text:p><text:s/>min val_loss </text:p>
          </table:table-cell>
          <table:table-cell office:value-type="float" office:value="0.307861357927322" calcext:value-type="float">
            <text:p>0,3078613579273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914003372192" calcext:value-type="float">
            <text:p>0,873914003372192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74290084839" calcext:value-type="float">
            <text:p>0,87377429008483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114559173584" calcext:value-type="float">
            <text:p>0,926114559173584</text:p>
          </table:table-cell>
          <table:table-cell office:value-type="string" calcext:value-type="string">
            <text:p><text:s/>max recall </text:p>
          </table:table-cell>
          <table:table-cell office:value-type="float" office:value="0.959946572780609" calcext:value-type="float">
            <text:p>0,959946572780609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19432497025" calcext:value-type="float">
            <text:p>0,307319432497025</text:p>
          </table:table-cell>
          <table:table-cell table:number-columns-repeated="8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/>
          <table:table-cell table:style-name="ce26" office:value-type="string" calcext:value-type="string" table:number-columns-spanned="10" table:number-rows-spanned="1">
            <text:p>w1_w3_w6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precision_m</text:p>
          </table:table-cell>
          <table:table-cell office:value-type="float" office:value="0.8714" calcext:value-type="float">
            <text:p>0,871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193" calcext:value-type="float">
            <text:p>0,31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f1_m</text:p>
          </table:table-cell>
          <table:table-cell office:value-type="float" office:value="0.8766" calcext:value-type="float">
            <text:p>0,8766</text:p>
          </table:table-cell>
          <table:table-cell office:value-type="string" calcext:value-type="string">
            <text:p><text:s/>precision_m</text:p>
          </table:table-cell>
          <table:table-cell office:value-type="float" office:value="0.858" calcext:value-type="float">
            <text:p>0,858</text:p>
          </table:table-cell>
          <table:table-cell office:value-type="string" calcext:value-type="string">
            <text:p><text:s/>recall_m</text:p>
          </table:table-cell>
          <table:table-cell office:value-type="float" office:value="0.896" calcext:value-type="float">
            <text:p>0,896</text:p>
          </table:table-cell>
          <table:table-cell office:value-type="string" calcext:value-type="string">
            <text:p><text:s/>loss</text:p>
          </table:table-cell>
          <table:table-cell office:value-type="float" office:value="0.3153" calcext:value-type="float">
            <text:p>0,31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f1_m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precision_m</text:p>
          </table:table-cell>
          <table:table-cell office:value-type="float" office:value="0.8288" calcext:value-type="float">
            <text:p>0,8288</text:p>
          </table:table-cell>
          <table:table-cell office:value-type="string" calcext:value-type="string">
            <text:p><text:s/>recall_m</text:p>
          </table:table-cell>
          <table:table-cell office:value-type="float" office:value="0.9098" calcext:value-type="float">
            <text:p>0,9098</text:p>
          </table:table-cell>
          <table:table-cell office:value-type="string" calcext:value-type="string">
            <text:p><text:s/>loss</text:p>
          </table:table-cell>
          <table:table-cell office:value-type="float" office:value="0.3807" calcext:value-type="float">
            <text:p>0,38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459" calcext:value-type="float">
            <text:p>0,8459</text:p>
          </table:table-cell>
          <table:table-cell office:value-type="string" calcext:value-type="string">
            <text:p><text:s/>recall_m</text:p>
          </table:table-cell>
          <table:table-cell office:value-type="float" office:value="0.8982" calcext:value-type="float">
            <text:p>0,8982</text:p>
          </table:table-cell>
          <table:table-cell office:value-type="string" calcext:value-type="string">
            <text:p><text:s/>loss</text:p>
          </table:table-cell>
          <table:table-cell office:value-type="float" office:value="0.3425" calcext:value-type="float">
            <text:p>0,34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588" calcext:value-type="float">
            <text:p>0,8588</text:p>
          </table:table-cell>
          <table:table-cell office:value-type="string" calcext:value-type="string">
            <text:p><text:s/>recall_m</text:p>
          </table:table-cell>
          <table:table-cell office:value-type="float" office:value="0.8823" calcext:value-type="float">
            <text:p>0,8823</text:p>
          </table:table-cell>
          <table:table-cell office:value-type="string" calcext:value-type="string">
            <text:p><text:s/>loss</text:p>
          </table:table-cell>
          <table:table-cell office:value-type="float" office:value="0.3615" calcext:value-type="float">
            <text:p>0,36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687" calcext:value-type="float">
            <text:p>0,8687</text:p>
          </table:table-cell>
          <table:table-cell office:value-type="string" calcext:value-type="string">
            <text:p><text:s/>precision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recall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loss</text:p>
          </table:table-cell>
          <table:table-cell office:value-type="float" office:value="0.3197" calcext:value-type="float">
            <text:p>0,31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6" calcext:value-type="float">
            <text:p>0,8626</text:p>
          </table:table-cell>
          <table:table-cell office:value-type="string" calcext:value-type="string">
            <text:p><text:s/>f1_m</text:p>
          </table:table-cell>
          <table:table-cell office:value-type="float" office:value="0.8685" calcext:value-type="float">
            <text:p>0,8685</text:p>
          </table:table-cell>
          <table:table-cell office:value-type="string" calcext:value-type="string">
            <text:p><text:s/>precision_m</text:p>
          </table:table-cell>
          <table:table-cell office:value-type="float" office:value="0.843" calcext:value-type="float">
            <text:p>0,843</text:p>
          </table:table-cell>
          <table:table-cell office:value-type="string" calcext:value-type="string">
            <text:p><text:s/>recall_m</text:p>
          </table:table-cell>
          <table:table-cell office:value-type="float" office:value="0.8955" calcext:value-type="float">
            <text:p>0,8955</text:p>
          </table:table-cell>
          <table:table-cell office:value-type="string" calcext:value-type="string">
            <text:p><text:s/>loss</text:p>
          </table:table-cell>
          <table:table-cell office:value-type="float" office:value="0.3281" calcext:value-type="float">
            <text:p>0,32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29" calcext:value-type="float">
            <text:p>0,829</text:p>
          </table:table-cell>
          <table:table-cell office:value-type="string" calcext:value-type="string">
            <text:p><text:s/>recall_m</text:p>
          </table:table-cell>
          <table:table-cell office:value-type="float" office:value="0.9161" calcext:value-type="float">
            <text:p>0,9161</text:p>
          </table:table-cell>
          <table:table-cell office:value-type="string" calcext:value-type="string">
            <text:p><text:s/>loss</text:p>
          </table:table-cell>
          <table:table-cell office:value-type="float" office:value="0.3394" calcext:value-type="float">
            <text:p>0,33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1" calcext:value-type="float">
            <text:p>0,8621</text:p>
          </table:table-cell>
          <table:table-cell office:value-type="string" calcext:value-type="string">
            <text:p><text:s/>f1_m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precision_m</text:p>
          </table:table-cell>
          <table:table-cell office:value-type="float" office:value="0.8534" calcext:value-type="float">
            <text:p>0,8534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281" calcext:value-type="float">
            <text:p>0,32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59" calcext:value-type="float">
            <text:p>0,8559</text:p>
          </table:table-cell>
          <table:table-cell office:value-type="string" calcext:value-type="string">
            <text:p><text:s/>f1_m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precision_m</text:p>
          </table:table-cell>
          <table:table-cell office:value-type="float" office:value="0.8198" calcext:value-type="float">
            <text:p>0,8198</text:p>
          </table:table-cell>
          <table:table-cell office:value-type="string" calcext:value-type="string">
            <text:p><text:s/>recall_m</text:p>
          </table:table-cell>
          <table:table-cell office:value-type="float" office:value="0.9172" calcext:value-type="float">
            <text:p>0,9172</text:p>
          </table:table-cell>
          <table:table-cell office:value-type="string" calcext:value-type="string">
            <text:p><text:s/>loss</text:p>
          </table:table-cell>
          <table:table-cell office:value-type="float" office:value="0.3408" calcext:value-type="float">
            <text:p>0,3408</text:p>
          </table:table-cell>
          <table:table-cell table:number-columns-repeated="8"/>
        </table:table-row>
      </table:table>
      <table:table table:name="razão loss e acc" table:style-name="ta1">
        <table:table-column table:style-name="co1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row table:style-name="ro1" table:number-rows-repeated="13">
          <table:table-cell table:number-columns-repeated="17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10" table:number-rows-spanned="1">
            <text:p>LOSS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018052101135" calcext:value-type="float">
            <text:p>0,871018052101135</text:p>
          </table:table-cell>
          <table:table-cell office:value-type="string" calcext:value-type="string">
            <text:p><text:s/>max f1-score </text:p>
          </table:table-cell>
          <table:table-cell office:value-type="float" office:value="0.869522452354431" calcext:value-type="float">
            <text:p>0,869522452354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349324226379" calcext:value-type="float">
            <text:p>0,932349324226379</text:p>
          </table:table-cell>
          <table:table-cell office:value-type="string" calcext:value-type="string">
            <text:p><text:s/>max recall </text:p>
          </table:table-cell>
          <table:table-cell office:value-type="float" office:value="0.954517126083374" calcext:value-type="float">
            <text:p>0,954517126083374</text:p>
          </table:table-cell>
          <table:table-cell office:value-type="string" calcext:value-type="string">
            <text:p><text:s/>min val_loss </text:p>
          </table:table-cell>
          <table:table-cell office:value-type="float" office:value="0.307815372943878" calcext:value-type="float">
            <text:p>0,3078153729438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248219490051" calcext:value-type="float">
            <text:p>0,873248219490051</text:p>
          </table:table-cell>
          <table:table-cell office:value-type="string" calcext:value-type="string">
            <text:p><text:s/>max precision </text:p>
          </table:table-cell>
          <table:table-cell office:value-type="float" office:value="0.953814327716827" calcext:value-type="float">
            <text:p>0,953814327716827</text:p>
          </table:table-cell>
          <table:table-cell office:value-type="string" calcext:value-type="string">
            <text:p><text:s/>max recall </text:p>
          </table:table-cell>
          <table:table-cell office:value-type="float" office:value="0.941919088363647" calcext:value-type="float">
            <text:p>0,941919088363647</text:p>
          </table:table-cell>
          <table:table-cell office:value-type="string" calcext:value-type="string">
            <text:p><text:s/>min val_loss </text:p>
          </table:table-cell>
          <table:table-cell office:value-type="float" office:value="0.304573595523834" calcext:value-type="float">
            <text:p>0,3045735955238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701044082642" calcext:value-type="float">
            <text:p>0,877701044082642</text:p>
          </table:table-cell>
          <table:table-cell office:value-type="string" calcext:value-type="string">
            <text:p><text:s/>max f1-score </text:p>
          </table:table-cell>
          <table:table-cell office:value-type="float" office:value="0.879528224468231" calcext:value-type="float">
            <text:p>0,8795282244682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7169849872589" calcext:value-type="float">
            <text:p>0,937169849872589</text:p>
          </table:table-cell>
          <table:table-cell office:value-type="string" calcext:value-type="string">
            <text:p><text:s/>max recall </text:p>
          </table:table-cell>
          <table:table-cell office:value-type="float" office:value="0.955780982971191" calcext:value-type="float">
            <text:p>0,955780982971191</text:p>
          </table:table-cell>
          <table:table-cell office:value-type="string" calcext:value-type="string">
            <text:p><text:s/>min val_loss </text:p>
          </table:table-cell>
          <table:table-cell office:value-type="float" office:value="0.301389902830124" calcext:value-type="float">
            <text:p>0,3013899028301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681417942047" calcext:value-type="float">
            <text:p>0,869681417942047</text:p>
          </table:table-cell>
          <table:table-cell office:value-type="string" calcext:value-type="string">
            <text:p><text:s/>max f1-score </text:p>
          </table:table-cell>
          <table:table-cell office:value-type="float" office:value="0.870906591415405" calcext:value-type="float">
            <text:p>0,87090659141540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6410624980926" calcext:value-type="float">
            <text:p>0,916410624980926</text:p>
          </table:table-cell>
          <table:table-cell office:value-type="string" calcext:value-type="string">
            <text:p><text:s/>max recall </text:p>
          </table:table-cell>
          <table:table-cell office:value-type="float" office:value="0.954546213150024" calcext:value-type="float">
            <text:p>0,954546213150024</text:p>
          </table:table-cell>
          <table:table-cell office:value-type="string" calcext:value-type="string">
            <text:p><text:s/>min val_loss </text:p>
          </table:table-cell>
          <table:table-cell office:value-type="float" office:value="0.314521908760071" calcext:value-type="float">
            <text:p>0,314521908760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3022973537445" calcext:value-type="float">
            <text:p>0,87302297353744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844981193543" calcext:value-type="float">
            <text:p>0,87384498119354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995103359222" calcext:value-type="float">
            <text:p>0,921995103359222</text:p>
          </table:table-cell>
          <table:table-cell office:value-type="string" calcext:value-type="string">
            <text:p><text:s/>max recall </text:p>
          </table:table-cell>
          <table:table-cell office:value-type="float" office:value="0.957373201847076" calcext:value-type="float">
            <text:p>0,957373201847076</text:p>
          </table:table-cell>
          <table:table-cell office:value-type="string" calcext:value-type="string">
            <text:p><text:s/>min val_loss </text:p>
          </table:table-cell>
          <table:table-cell office:value-type="float" office:value="0.309277832508087" calcext:value-type="float">
            <text:p>0,3092778325080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805092811585" calcext:value-type="float">
            <text:p>0,874805092811585</text:p>
          </table:table-cell>
          <table:table-cell office:value-type="string" calcext:value-type="string">
            <text:p><text:s/>max f1-score </text:p>
          </table:table-cell>
          <table:table-cell office:value-type="float" office:value="0.877350807189941" calcext:value-type="float">
            <text:p>0,87735080718994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001829147339" calcext:value-type="float">
            <text:p>0,932001829147339</text:p>
          </table:table-cell>
          <table:table-cell office:value-type="string" calcext:value-type="string">
            <text:p><text:s/>max recall </text:p>
          </table:table-cell>
          <table:table-cell office:value-type="float" office:value="0.947526514530182" calcext:value-type="float">
            <text:p>0,94752651453018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726706981659" calcext:value-type="float">
            <text:p>0,3057267069816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805092811585" calcext:value-type="float">
            <text:p>0,87480509281158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905837535858" calcext:value-type="float">
            <text:p>0,8739058375358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060673236847" calcext:value-type="float">
            <text:p>0,917060673236847</text:p>
          </table:table-cell>
          <table:table-cell office:value-type="string" calcext:value-type="string">
            <text:p><text:s/>max recall </text:p>
          </table:table-cell>
          <table:table-cell office:value-type="float" office:value="0.95827043056488" calcext:value-type="float">
            <text:p>0,95827043056488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00746440887" calcext:value-type="float">
            <text:p>0,3073007464408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255499362946" calcext:value-type="float">
            <text:p>0,877255499362946</text:p>
          </table:table-cell>
          <table:table-cell office:value-type="string" calcext:value-type="string">
            <text:p><text:s/>max f1-score </text:p>
          </table:table-cell>
          <table:table-cell office:value-type="float" office:value="0.876672625541687" calcext:value-type="float">
            <text:p>0,87667262554168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096315383911" calcext:value-type="float">
            <text:p>0,931096315383911</text:p>
          </table:table-cell>
          <table:table-cell office:value-type="string" calcext:value-type="string">
            <text:p><text:s/>max recall </text:p>
          </table:table-cell>
          <table:table-cell office:value-type="float" office:value="0.962811172008514" calcext:value-type="float">
            <text:p>0,962811172008514</text:p>
          </table:table-cell>
          <table:table-cell office:value-type="string" calcext:value-type="string">
            <text:p><text:s/>min val_loss </text:p>
          </table:table-cell>
          <table:table-cell office:value-type="float" office:value="0.306195288896561" calcext:value-type="float">
            <text:p>0,306195288896561</text:p>
          </table:table-cell>
          <table:table-cell table:number-columns-repeated="5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precision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recall_m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loss</text:p>
          </table:table-cell>
          <table:table-cell office:value-type="float" office:value="0.3221" calcext:value-type="float">
            <text:p>0,32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f1_m</text:p>
          </table:table-cell>
          <table:table-cell office:value-type="float" office:value="0.8707" calcext:value-type="float">
            <text:p>0,8707</text:p>
          </table:table-cell>
          <table:table-cell office:value-type="string" calcext:value-type="string">
            <text:p><text:s/>precision_m</text:p>
          </table:table-cell>
          <table:table-cell office:value-type="float" office:value="0.8691" calcext:value-type="float">
            <text:p>0,8691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135" calcext:value-type="float">
            <text:p>0,31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2" calcext:value-type="float">
            <text:p>0,872</text:p>
          </table:table-cell>
          <table:table-cell office:value-type="string" calcext:value-type="string">
            <text:p><text:s/>f1_m</text:p>
          </table:table-cell>
          <table:table-cell office:value-type="float" office:value="0.8759" calcext:value-type="float">
            <text:p>0,8759</text:p>
          </table:table-cell>
          <table:table-cell office:value-type="string" calcext:value-type="string">
            <text:p><text:s/>precision_m</text:p>
          </table:table-cell>
          <table:table-cell office:value-type="float" office:value="0.8605" calcext:value-type="float">
            <text:p>0,8605</text:p>
          </table:table-cell>
          <table:table-cell office:value-type="string" calcext:value-type="string">
            <text:p><text:s/>recall_m</text:p>
          </table:table-cell>
          <table:table-cell office:value-type="float" office:value="0.8918" calcext:value-type="float">
            <text:p>0,8918</text:p>
          </table:table-cell>
          <table:table-cell office:value-type="string" calcext:value-type="string">
            <text:p><text:s/>loss</text:p>
          </table:table-cell>
          <table:table-cell office:value-type="float" office:value="0.3174" calcext:value-type="float">
            <text:p>0,31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1" calcext:value-type="float">
            <text:p>0,8671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03" calcext:value-type="float">
            <text:p>0,8603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289" calcext:value-type="float">
            <text:p>0,32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<text:s/>precision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201" calcext:value-type="float">
            <text:p>0,32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41" calcext:value-type="float">
            <text:p>0,8741</text:p>
          </table:table-cell>
          <table:table-cell office:value-type="string" calcext:value-type="string">
            <text:p><text:s/>f1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precision_m</text:p>
          </table:table-cell>
          <table:table-cell office:value-type="float" office:value="0.8681" calcext:value-type="float">
            <text:p>0,8681</text:p>
          </table:table-cell>
          <table:table-cell office:value-type="string" calcext:value-type="string">
            <text:p><text:s/>recall_m</text:p>
          </table:table-cell>
          <table:table-cell office:value-type="float" office:value="0.886" calcext:value-type="float">
            <text:p>0,886</text:p>
          </table:table-cell>
          <table:table-cell office:value-type="string" calcext:value-type="string">
            <text:p><text:s/>loss</text:p>
          </table:table-cell>
          <table:table-cell office:value-type="float" office:value="0.3164" calcext:value-type="float">
            <text:p>0,31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503" calcext:value-type="float">
            <text:p>0,8503</text:p>
          </table:table-cell>
          <table:table-cell office:value-type="string" calcext:value-type="string">
            <text:p><text:s/>recall_m</text:p>
          </table:table-cell>
          <table:table-cell office:value-type="float" office:value="0.8934" calcext:value-type="float">
            <text:p>0,8934</text:p>
          </table:table-cell>
          <table:table-cell office:value-type="string" calcext:value-type="string">
            <text:p><text:s/>loss</text:p>
          </table:table-cell>
          <table:table-cell office:value-type="float" office:value="0.3222" calcext:value-type="float">
            <text:p>0,32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f1_m</text:p>
          </table:table-cell>
          <table:table-cell office:value-type="float" office:value="0.8729" calcext:value-type="float">
            <text:p>0,8729</text:p>
          </table:table-cell>
          <table:table-cell office:value-type="string" calcext:value-type="string">
            <text:p><text:s/>precision_m</text:p>
          </table:table-cell>
          <table:table-cell office:value-type="float" office:value="0.8816" calcext:value-type="float">
            <text:p>0,8816</text:p>
          </table:table-cell>
          <table:table-cell office:value-type="string" calcext:value-type="string">
            <text:p><text:s/>recall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loss</text:p>
          </table:table-cell>
          <table:table-cell office:value-type="float" office:value="0.3209" calcext:value-type="float">
            <text:p>0,3209</text:p>
          </table:table-cell>
          <table:table-cell table:number-columns-repeated="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3"/>
          <table:table-cell table:style-name="ce32" office:value-type="string" calcext:value-type="string">
            <text:p>média loss</text:p>
          </table:table-cell>
          <table:table-cell table:style-name="ce32" office:value-type="string" calcext:value-type="string">
            <text:p>média acc</text:p>
          </table:table-cell>
          <table:table-cell table:style-name="ce32" office:value-type="string" calcext:value-type="string">
            <text:p>razão loss</text:p>
          </table:table-cell>
          <table:table-cell table:style-name="ce32" office:value-type="string" calcext:value-type="string">
            <text:p>razão acc</text:p>
          </table:table-cell>
        </table:table-row>
        <table:table-row table:style-name="ro1">
          <table:table-cell table:number-columns-repeated="13"/>
          <table:table-cell table:formula="of:=AVERAGE([.D29:.D36])" office:value-type="float" office:value="0.86915" calcext:value-type="float">
            <text:p>0,86915</text:p>
          </table:table-cell>
          <table:table-cell table:formula="of:=AVERAGE([.D59:.D66])" office:value-type="float" office:value="0.86855" calcext:value-type="float">
            <text:p>0,86855</text:p>
          </table:table-cell>
          <table:table-cell table:formula="of:=AVERAGE([.D29:.D36])/AVERAGE([.D15:.D22])" office:value-type="float" office:value="0.994580337604032" calcext:value-type="float">
            <text:p>0,994580337604032</text:p>
          </table:table-cell>
          <table:table-cell table:formula="of:=AVERAGE([.D59:.D66])/AVERAGE([.D46:.D53])" office:value-type="float" office:value="0.996051976290002" calcext:value-type="float">
            <text:p>0,99605197629000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10" table:number-rows-spanned="1">
            <text:p><text:span text:style-name="T3">ACC</text:span> 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ax f1-score </text:p>
          </table:table-cell>
          <table:table-cell office:value-type="float" office:value="0.872347474098206" calcext:value-type="float">
            <text:p>0,8723474740982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66560459137" calcext:value-type="float">
            <text:p>0,933866560459137</text:p>
          </table:table-cell>
          <table:table-cell office:value-type="string" calcext:value-type="string">
            <text:p><text:s/>max recall </text:p>
          </table:table-cell>
          <table:table-cell office:value-type="float" office:value="0.933038711547852" calcext:value-type="float">
            <text:p>0,933038711547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06942939758" calcext:value-type="float">
            <text:p>0,3098069429397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473380088806" calcext:value-type="float">
            <text:p>0,875473380088806</text:p>
          </table:table-cell>
          <table:table-cell office:value-type="string" calcext:value-type="string">
            <text:p><text:s/>max f1-score </text:p>
          </table:table-cell>
          <table:table-cell office:value-type="float" office:value="0.875014662742615" calcext:value-type="float">
            <text:p>0,875014662742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97685956955" calcext:value-type="float">
            <text:p>0,92697685956955</text:p>
          </table:table-cell>
          <table:table-cell office:value-type="string" calcext:value-type="string">
            <text:p><text:s/>max recall </text:p>
          </table:table-cell>
          <table:table-cell office:value-type="float" office:value="0.938694953918457" calcext:value-type="float">
            <text:p>0,93869495391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715012550354" calcext:value-type="float">
            <text:p>0,307150125503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14804649353" calcext:value-type="float">
            <text:p>0,873714804649353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1018781662" calcext:value-type="float">
            <text:p>0,90731018781662</text:p>
          </table:table-cell>
          <table:table-cell office:value-type="string" calcext:value-type="string">
            <text:p><text:s/>max recall </text:p>
          </table:table-cell>
          <table:table-cell office:value-type="float" office:value="0.951363742351532" calcext:value-type="float">
            <text:p>0,951363742351532</text:p>
          </table:table-cell>
          <table:table-cell office:value-type="string" calcext:value-type="string">
            <text:p><text:s/>min val_loss </text:p>
          </table:table-cell>
          <table:table-cell office:value-type="float" office:value="0.310042560100555" calcext:value-type="float">
            <text:p>0,3100425601005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961811065674" calcext:value-type="float">
            <text:p>0,8689618110656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456324100494" calcext:value-type="float">
            <text:p>0,922456324100494</text:p>
          </table:table-cell>
          <table:table-cell office:value-type="string" calcext:value-type="string">
            <text:p><text:s/>max recall </text:p>
          </table:table-cell>
          <table:table-cell office:value-type="float" office:value="0.946872115135193" calcext:value-type="float">
            <text:p>0,946872115135193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1083650589" calcext:value-type="float">
            <text:p>0,317110836505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ax f1-score </text:p>
          </table:table-cell>
          <table:table-cell office:value-type="float" office:value="0.870323479175568" calcext:value-type="float">
            <text:p>0,8703234791755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910479068756" calcext:value-type="float">
            <text:p>0,906910479068756</text:p>
          </table:table-cell>
          <table:table-cell office:value-type="string" calcext:value-type="string">
            <text:p><text:s/>max recall </text:p>
          </table:table-cell>
          <table:table-cell office:value-type="float" office:value="0.950913786888123" calcext:value-type="float">
            <text:p>0,95091378688812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745400428772" calcext:value-type="float">
            <text:p>0,3167454004287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11469173431" calcext:value-type="float">
            <text:p>0,871211469173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518852710724" calcext:value-type="float">
            <text:p>0,931518852710724</text:p>
          </table:table-cell>
          <table:table-cell office:value-type="string" calcext:value-type="string">
            <text:p><text:s/>max recall </text:p>
          </table:table-cell>
          <table:table-cell office:value-type="float" office:value="0.948198139667511" calcext:value-type="float">
            <text:p>0,9481981396675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0321003198624" calcext:value-type="float">
            <text:p>0,310321003198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507301568985" calcext:value-type="float">
            <text:p>0,875073015689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78076171875" calcext:value-type="float">
            <text:p>0,91278076171875</text:p>
          </table:table-cell>
          <table:table-cell office:value-type="string" calcext:value-type="string">
            <text:p><text:s/>max recall </text:p>
          </table:table-cell>
          <table:table-cell office:value-type="float" office:value="0.948433816432953" calcext:value-type="float">
            <text:p>0,94843381643295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723577022552" calcext:value-type="float">
            <text:p>0,312723577022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-score </text:p>
          </table:table-cell>
          <table:table-cell office:value-type="float" office:value="0.877261519432068" calcext:value-type="float">
            <text:p>0,8772615194320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42236304283142" calcext:value-type="float">
            <text:p>0,942236304283142</text:p>
          </table:table-cell>
          <table:table-cell office:value-type="string" calcext:value-type="string">
            <text:p><text:s/>max recall </text:p>
          </table:table-cell>
          <table:table-cell office:value-type="float" office:value="0.966700434684753" calcext:value-type="float">
            <text:p>0,9667004346847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1734298467636" calcext:value-type="float">
            <text:p>0,301734298467636</text:p>
          </table:table-cell>
          <table:table-cell table:number-columns-repeated="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9" calcext:value-type="float">
            <text:p>0,8689</text:p>
          </table:table-cell>
          <table:table-cell office:value-type="string" calcext:value-type="string">
            <text:p><text:s/>precision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42" calcext:value-type="float">
            <text:p>0,3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672" calcext:value-type="float">
            <text:p>0,3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33" calcext:value-type="float">
            <text:p>0,8733</text:p>
          </table:table-cell>
          <table:table-cell office:value-type="string" calcext:value-type="string">
            <text:p><text:s/>f1_m</text:p>
          </table:table-cell>
          <table:table-cell office:value-type="float" office:value="0.8755" calcext:value-type="float">
            <text:p>0,8755</text:p>
          </table:table-cell>
          <table:table-cell office:value-type="string" calcext:value-type="string">
            <text:p><text:s/>precision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3186" calcext:value-type="float">
            <text:p>0,31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recall_m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<text:s/>loss</text:p>
          </table:table-cell>
          <table:table-cell office:value-type="float" office:value="0.3635" calcext:value-type="float">
            <text:p>0,36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f1_m</text:p>
          </table:table-cell>
          <table:table-cell office:value-type="float" office:value="0.8643" calcext:value-type="float">
            <text:p>0,8643</text:p>
          </table:table-cell>
          <table:table-cell office:value-type="string" calcext:value-type="string">
            <text:p><text:s/>precision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recall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loss</text:p>
          </table:table-cell>
          <table:table-cell office:value-type="float" office:value="0.3435" calcext:value-type="float">
            <text:p>0,34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f1_m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precision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recall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loss</text:p>
          </table:table-cell>
          <table:table-cell office:value-type="float" office:value="0.3443" calcext:value-type="float">
            <text:p>0,34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precision_m</text:p>
          </table:table-cell>
          <table:table-cell office:value-type="float" office:value="0.8693" calcext:value-type="float">
            <text:p>0,8693</text:p>
          </table:table-cell>
          <table:table-cell office:value-type="string" calcext:value-type="string">
            <text:p><text:s/>recall_m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<text:s/>loss</text:p>
          </table:table-cell>
          <table:table-cell office:value-type="float" office:value="0.3453" calcext:value-type="float">
            <text:p>0,34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f1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168" calcext:value-type="float">
            <text:p>0,3168</text:p>
          </table:table-cell>
          <table:table-cell table:number-columns-repeated="5"/>
        </table:table-row>
      </table:table>
      <table:table table:name="validação 6 não radômica" table:style-name="ta1"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1" table:number-columns-repeated="3" table:default-cell-style-name="Default"/>
        <table:table-column table:style-name="co36" table:default-cell-style-name="Default"/>
        <table:table-column table:style-name="co40" table:default-cell-style-name="Default"/>
        <table:table-row table:style-name="ro1" table:number-rows-repeated="5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_score </text:p>
          </table:table-cell>
          <table:table-cell office:value-type="float" office:value="0.870795786380768" calcext:value-type="float">
            <text:p>0,8707957863807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545241355896" calcext:value-type="float">
            <text:p>0,923545241355896</text:p>
          </table:table-cell>
          <table:table-cell office:value-type="string" calcext:value-type="string">
            <text:p><text:s/>max recall </text:p>
          </table:table-cell>
          <table:table-cell office:value-type="float" office:value="0.959792137145996" calcext:value-type="float">
            <text:p>0,959792137145996</text:p>
          </table:table-cell>
          <table:table-cell office:value-type="string" calcext:value-type="string">
            <text:p><text:s/>min val_loss </text:p>
          </table:table-cell>
          <table:table-cell office:value-type="float" office:value="0.314725548028946" calcext:value-type="float">
            <text:p>0,314725548028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_score </text:p>
          </table:table-cell>
          <table:table-cell office:value-type="float" office:value="0.869798183441162" calcext:value-type="float">
            <text:p>0,8697981834411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98952627182" calcext:value-type="float">
            <text:p>0,91998952627182</text:p>
          </table:table-cell>
          <table:table-cell office:value-type="string" calcext:value-type="string">
            <text:p><text:s/>max recall </text:p>
          </table:table-cell>
          <table:table-cell office:value-type="float" office:value="0.943565428256988" calcext:value-type="float">
            <text:p>0,943565428256988</text:p>
          </table:table-cell>
          <table:table-cell office:value-type="string" calcext:value-type="string">
            <text:p><text:s/>min val_loss </text:p>
          </table:table-cell>
          <table:table-cell office:value-type="float" office:value="0.310636252164841" calcext:value-type="float">
            <text:p>0,3106362521648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_score </text:p>
          </table:table-cell>
          <table:table-cell office:value-type="float" office:value="0.875839471817017" calcext:value-type="float">
            <text:p>0,8758394718170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539464473724" calcext:value-type="float">
            <text:p>0,918539464473724</text:p>
          </table:table-cell>
          <table:table-cell office:value-type="string" calcext:value-type="string">
            <text:p><text:s/>max recall </text:p>
          </table:table-cell>
          <table:table-cell office:value-type="float" office:value="0.946485698223114" calcext:value-type="float">
            <text:p>0,946485698223114</text:p>
          </table:table-cell>
          <table:table-cell office:value-type="string" calcext:value-type="string">
            <text:p><text:s/>min val_loss </text:p>
          </table:table-cell>
          <table:table-cell office:value-type="float" office:value="0.308179795742035" calcext:value-type="float">
            <text:p>0,308179795742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463596820831" calcext:value-type="float">
            <text:p>0,871463596820831</text:p>
          </table:table-cell>
          <table:table-cell office:value-type="string" calcext:value-type="string">
            <text:p><text:s/>max f1_score </text:p>
          </table:table-cell>
          <table:table-cell office:value-type="float" office:value="0.872439324855804" calcext:value-type="float">
            <text:p>0,8724393248558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10174465179" calcext:value-type="float">
            <text:p>0,933810174465179</text:p>
          </table:table-cell>
          <table:table-cell office:value-type="string" calcext:value-type="string">
            <text:p><text:s/>max recall </text:p>
          </table:table-cell>
          <table:table-cell office:value-type="float" office:value="0.974756121635437" calcext:value-type="float">
            <text:p>0,974756121635437</text:p>
          </table:table-cell>
          <table:table-cell office:value-type="string" calcext:value-type="string">
            <text:p><text:s/>min val_loss </text:p>
          </table:table-cell>
          <table:table-cell office:value-type="float" office:value="0.306511610746384" calcext:value-type="float">
            <text:p>0,306511610746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ax f1_score </text:p>
          </table:table-cell>
          <table:table-cell office:value-type="float" office:value="0.873629570007324" calcext:value-type="float">
            <text:p>0,8736295700073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728717327118" calcext:value-type="float">
            <text:p>0,922728717327118</text:p>
          </table:table-cell>
          <table:table-cell office:value-type="string" calcext:value-type="string">
            <text:p><text:s/>max recall </text:p>
          </table:table-cell>
          <table:table-cell office:value-type="float" office:value="0.944529414176941" calcext:value-type="float">
            <text:p>0,944529414176941</text:p>
          </table:table-cell>
          <table:table-cell office:value-type="string" calcext:value-type="string">
            <text:p><text:s/>min val_loss </text:p>
          </table:table-cell>
          <table:table-cell office:value-type="float" office:value="0.311158031225205" calcext:value-type="float">
            <text:p>0,3111580312252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117179393768" calcext:value-type="float">
            <text:p>0,866117179393768</text:p>
          </table:table-cell>
          <table:table-cell office:value-type="string" calcext:value-type="string">
            <text:p><text:s/>max f1_score </text:p>
          </table:table-cell>
          <table:table-cell office:value-type="float" office:value="0.86694198846817" calcext:value-type="float">
            <text:p>0,866941988468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19434928894" calcext:value-type="float">
            <text:p>0,921019434928894</text:p>
          </table:table-cell>
          <table:table-cell office:value-type="string" calcext:value-type="string">
            <text:p><text:s/>max recall </text:p>
          </table:table-cell>
          <table:table-cell office:value-type="float" office:value="0.957970917224884" calcext:value-type="float">
            <text:p>0,957970917224884</text:p>
          </table:table-cell>
          <table:table-cell office:value-type="string" calcext:value-type="string">
            <text:p><text:s/>min val_loss </text:p>
          </table:table-cell>
          <table:table-cell office:value-type="float" office:value="0.32223317027092" calcext:value-type="float">
            <text:p>0,322233170270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86231327057" calcext:value-type="float">
            <text:p>0,87498623132705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0454120636" calcext:value-type="float">
            <text:p>0,92320454120636</text:p>
          </table:table-cell>
          <table:table-cell office:value-type="string" calcext:value-type="string">
            <text:p><text:s/>max recall </text:p>
          </table:table-cell>
          <table:table-cell office:value-type="float" office:value="0.955738365650177" calcext:value-type="float">
            <text:p>0,9557383656501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695426702499" calcext:value-type="float">
            <text:p>0,3116954267024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7231011390686" calcext:value-type="float">
            <text:p>0,867231011390686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06795978546" calcext:value-type="float">
            <text:p>0,868906795978546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200927734375" calcext:value-type="float">
            <text:p>0,912200927734375</text:p>
          </table:table-cell>
          <table:table-cell office:value-type="string" calcext:value-type="string">
            <text:p><text:s/>max recall </text:p>
          </table:table-cell>
          <table:table-cell office:value-type="float" office:value="0.952266693115234" calcext:value-type="float">
            <text:p>0,952266693115234</text:p>
          </table:table-cell>
          <table:table-cell office:value-type="string" calcext:value-type="string">
            <text:p><text:s/>min val_loss </text:p>
          </table:table-cell>
          <table:table-cell office:value-type="float" office:value="0.321830779314041" calcext:value-type="float">
            <text:p>0,321830779314041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552" calcext:value-type="float">
            <text:p>0,8552</text:p>
          </table:table-cell>
          <table:table-cell office:value-type="string" calcext:value-type="string">
            <text:p><text:s/>recall_m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<text:s/>loss</text:p>
          </table:table-cell>
          <table:table-cell office:value-type="float" office:value="0.3251" calcext:value-type="float">
            <text:p>0,32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47" calcext:value-type="float">
            <text:p>0,847</text:p>
          </table:table-cell>
          <table:table-cell office:value-type="string" calcext:value-type="string">
            <text:p><text:s/>recall_m</text:p>
          </table:table-cell>
          <table:table-cell office:value-type="float" office:value="0.8971" calcext:value-type="float">
            <text:p>0,8971</text:p>
          </table:table-cell>
          <table:table-cell office:value-type="string" calcext:value-type="string">
            <text:p><text:s/>loss</text:p>
          </table:table-cell>
          <table:table-cell office:value-type="float" office:value="0.3252" calcext:value-type="float">
            <text:p>0,3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42" calcext:value-type="float">
            <text:p>0,8642</text:p>
          </table:table-cell>
          <table:table-cell office:value-type="string" calcext:value-type="string">
            <text:p><text:s/>f1_m</text:p>
          </table:table-cell>
          <table:table-cell office:value-type="float" office:value="0.8662" calcext:value-type="float">
            <text:p>0,8662</text:p>
          </table:table-cell>
          <table:table-cell office:value-type="string" calcext:value-type="string">
            <text:p><text:s/>precision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recall_m</text:p>
          </table:table-cell>
          <table:table-cell office:value-type="float" office:value="0.8681" calcext:value-type="float">
            <text:p>0,8681</text:p>
          </table:table-cell>
          <table:table-cell office:value-type="string" calcext:value-type="string">
            <text:p><text:s/>loss</text:p>
          </table:table-cell>
          <table:table-cell office:value-type="float" office:value="0.3322" calcext:value-type="float">
            <text:p>0,3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f1_m</text:p>
          </table:table-cell>
          <table:table-cell office:value-type="float" office:value="0.8706" calcext:value-type="float">
            <text:p>0,8706</text:p>
          </table:table-cell>
          <table:table-cell office:value-type="string" calcext:value-type="string">
            <text:p><text:s/>precision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recall_m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<text:s/>loss</text:p>
          </table:table-cell>
          <table:table-cell office:value-type="float" office:value="0.3221" calcext:value-type="float">
            <text:p>0,32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9" calcext:value-type="float">
            <text:p>0,8639</text:p>
          </table:table-cell>
          <table:table-cell office:value-type="string" calcext:value-type="string">
            <text:p><text:s/>f1_m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precision_m</text:p>
          </table:table-cell>
          <table:table-cell office:value-type="float" office:value="0.855" calcext:value-type="float">
            <text:p>0,855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557" calcext:value-type="float">
            <text:p>0,35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precision_m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recall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loss</text:p>
          </table:table-cell>
          <table:table-cell office:value-type="float" office:value="0.3431" calcext:value-type="float">
            <text:p>0,3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precision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389" calcext:value-type="float">
            <text:p>0,3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13" calcext:value-type="float">
            <text:p>0,8613</text:p>
          </table:table-cell>
          <table:table-cell office:value-type="string" calcext:value-type="string">
            <text:p><text:s/>f1_m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precision_m</text:p>
          </table:table-cell>
          <table:table-cell office:value-type="float" office:value="0.8457" calcext:value-type="float">
            <text:p>0,8457</text:p>
          </table:table-cell>
          <table:table-cell office:value-type="string" calcext:value-type="string">
            <text:p><text:s/>recall_m</text:p>
          </table:table-cell>
          <table:table-cell office:value-type="float" office:value="0.8881" calcext:value-type="float">
            <text:p>0,8881</text:p>
          </table:table-cell>
          <table:table-cell office:value-type="string" calcext:value-type="string">
            <text:p><text:s/>loss</text:p>
          </table:table-cell>
          <table:table-cell office:value-type="float" office:value="0.3421" calcext:value-type="float">
            <text:p>0,3421</text:p>
          </table:table-cell>
        </table:table-row>
        <table:table-row table:style-name="ro1" table:number-rows-repeated="10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ax f1_score </text:p>
          </table:table-cell>
          <table:table-cell office:value-type="float" office:value="0.872347474098206" calcext:value-type="float">
            <text:p>0,8723474740982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66560459137" calcext:value-type="float">
            <text:p>0,933866560459137</text:p>
          </table:table-cell>
          <table:table-cell office:value-type="string" calcext:value-type="string">
            <text:p><text:s/>max recall </text:p>
          </table:table-cell>
          <table:table-cell office:value-type="float" office:value="0.933038711547852" calcext:value-type="float">
            <text:p>0,933038711547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06942939758" calcext:value-type="float">
            <text:p>0,3098069429397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473380088806" calcext:value-type="float">
            <text:p>0,875473380088806</text:p>
          </table:table-cell>
          <table:table-cell office:value-type="string" calcext:value-type="string">
            <text:p><text:s/>max f1_score </text:p>
          </table:table-cell>
          <table:table-cell office:value-type="float" office:value="0.875014662742615" calcext:value-type="float">
            <text:p>0,875014662742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97685956955" calcext:value-type="float">
            <text:p>0,92697685956955</text:p>
          </table:table-cell>
          <table:table-cell office:value-type="string" calcext:value-type="string">
            <text:p><text:s/>max recall </text:p>
          </table:table-cell>
          <table:table-cell office:value-type="float" office:value="0.938694953918457" calcext:value-type="float">
            <text:p>0,93869495391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715012550354" calcext:value-type="float">
            <text:p>0,3071501255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714804649353" calcext:value-type="float">
            <text:p>0,873714804649353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1018781662" calcext:value-type="float">
            <text:p>0,90731018781662</text:p>
          </table:table-cell>
          <table:table-cell office:value-type="string" calcext:value-type="string">
            <text:p><text:s/>max recall </text:p>
          </table:table-cell>
          <table:table-cell office:value-type="float" office:value="0.951363742351532" calcext:value-type="float">
            <text:p>0,951363742351532</text:p>
          </table:table-cell>
          <table:table-cell office:value-type="string" calcext:value-type="string">
            <text:p><text:s/>min val_loss </text:p>
          </table:table-cell>
          <table:table-cell office:value-type="float" office:value="0.310042560100555" calcext:value-type="float">
            <text:p>0,3100425601005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61811065674" calcext:value-type="float">
            <text:p>0,8689618110656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456324100494" calcext:value-type="float">
            <text:p>0,922456324100494</text:p>
          </table:table-cell>
          <table:table-cell office:value-type="string" calcext:value-type="string">
            <text:p><text:s/>max recall </text:p>
          </table:table-cell>
          <table:table-cell office:value-type="float" office:value="0.946872115135193" calcext:value-type="float">
            <text:p>0,946872115135193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1083650589" calcext:value-type="float">
            <text:p>0,317110836505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ax f1_score </text:p>
          </table:table-cell>
          <table:table-cell office:value-type="float" office:value="0.870323479175568" calcext:value-type="float">
            <text:p>0,8703234791755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910479068756" calcext:value-type="float">
            <text:p>0,906910479068756</text:p>
          </table:table-cell>
          <table:table-cell office:value-type="string" calcext:value-type="string">
            <text:p><text:s/>max recall </text:p>
          </table:table-cell>
          <table:table-cell office:value-type="float" office:value="0.950913786888123" calcext:value-type="float">
            <text:p>0,95091378688812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745400428772" calcext:value-type="float">
            <text:p>0,3167454004287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_score </text:p>
          </table:table-cell>
          <table:table-cell office:value-type="float" office:value="0.871211469173431" calcext:value-type="float">
            <text:p>0,871211469173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518852710724" calcext:value-type="float">
            <text:p>0,931518852710724</text:p>
          </table:table-cell>
          <table:table-cell office:value-type="string" calcext:value-type="string">
            <text:p><text:s/>max recall </text:p>
          </table:table-cell>
          <table:table-cell office:value-type="float" office:value="0.948198139667511" calcext:value-type="float">
            <text:p>0,9481981396675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0321003198624" calcext:value-type="float">
            <text:p>0,310321003198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_score </text:p>
          </table:table-cell>
          <table:table-cell office:value-type="float" office:value="0.87507301568985" calcext:value-type="float">
            <text:p>0,875073015689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78076171875" calcext:value-type="float">
            <text:p>0,91278076171875</text:p>
          </table:table-cell>
          <table:table-cell office:value-type="string" calcext:value-type="string">
            <text:p><text:s/>max recall </text:p>
          </table:table-cell>
          <table:table-cell office:value-type="float" office:value="0.948433816432953" calcext:value-type="float">
            <text:p>0,94843381643295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723577022552" calcext:value-type="float">
            <text:p>0,312723577022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_score </text:p>
          </table:table-cell>
          <table:table-cell office:value-type="float" office:value="0.877261519432068" calcext:value-type="float">
            <text:p>0,8772615194320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42236304283142" calcext:value-type="float">
            <text:p>0,942236304283142</text:p>
          </table:table-cell>
          <table:table-cell office:value-type="string" calcext:value-type="string">
            <text:p><text:s/>max recall </text:p>
          </table:table-cell>
          <table:table-cell office:value-type="float" office:value="0.966700434684753" calcext:value-type="float">
            <text:p>0,9667004346847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1734298467636" calcext:value-type="float">
            <text:p>0,3017342984676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86231327057" calcext:value-type="float">
            <text:p>0,87498623132705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0454120636" calcext:value-type="float">
            <text:p>0,92320454120636</text:p>
          </table:table-cell>
          <table:table-cell office:value-type="string" calcext:value-type="string">
            <text:p><text:s/>max recall </text:p>
          </table:table-cell>
          <table:table-cell office:value-type="float" office:value="0.955738365650177" calcext:value-type="float">
            <text:p>0,9557383656501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695426702499" calcext:value-type="float">
            <text:p>0,311695426702499</text:p>
          </table:table-cell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9" calcext:value-type="float">
            <text:p>0,8689</text:p>
          </table:table-cell>
          <table:table-cell office:value-type="string" calcext:value-type="string">
            <text:p><text:s/>precision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42" calcext:value-type="float">
            <text:p>0,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672" calcext:value-type="float">
            <text:p>0,3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33" calcext:value-type="float">
            <text:p>0,8733</text:p>
          </table:table-cell>
          <table:table-cell office:value-type="string" calcext:value-type="string">
            <text:p><text:s/>f1_m</text:p>
          </table:table-cell>
          <table:table-cell office:value-type="float" office:value="0.8755" calcext:value-type="float">
            <text:p>0,8755</text:p>
          </table:table-cell>
          <table:table-cell office:value-type="string" calcext:value-type="string">
            <text:p><text:s/>precision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3186" calcext:value-type="float">
            <text:p>0,3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recall_m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<text:s/>loss</text:p>
          </table:table-cell>
          <table:table-cell office:value-type="float" office:value="0.3635" calcext:value-type="float">
            <text:p>0,36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f1_m</text:p>
          </table:table-cell>
          <table:table-cell office:value-type="float" office:value="0.8643" calcext:value-type="float">
            <text:p>0,8643</text:p>
          </table:table-cell>
          <table:table-cell office:value-type="string" calcext:value-type="string">
            <text:p><text:s/>precision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recall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loss</text:p>
          </table:table-cell>
          <table:table-cell office:value-type="float" office:value="0.3435" calcext:value-type="float">
            <text:p>0,3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f1_m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precision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recall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loss</text:p>
          </table:table-cell>
          <table:table-cell office:value-type="float" office:value="0.3443" calcext:value-type="float">
            <text:p>0,34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precision_m</text:p>
          </table:table-cell>
          <table:table-cell office:value-type="float" office:value="0.8693" calcext:value-type="float">
            <text:p>0,8693</text:p>
          </table:table-cell>
          <table:table-cell office:value-type="string" calcext:value-type="string">
            <text:p><text:s/>recall_m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<text:s/>loss</text:p>
          </table:table-cell>
          <table:table-cell office:value-type="float" office:value="0.3453" calcext:value-type="float">
            <text:p>0,34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f1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168" calcext:value-type="float">
            <text:p>0,3168</text:p>
          </table:table-cell>
        </table:table-row>
      </table:table>
      <table:table table:name="cenario1" table:style-name="ta1">
        <table:table-column table:style-name="co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" table:number-columns-repeated="2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" table:number-columns-repeated="9" table:default-cell-style-name="Default"/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10339307785" calcext:value-type="float">
            <text:p>0,8721033930778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035788536072" calcext:value-type="float">
            <text:p>0,873035788536072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116542339325" calcext:value-type="float">
            <text:p>0,934116542339325</text:p>
          </table:table-cell>
          <table:table-cell office:value-type="string" calcext:value-type="string">
            <text:p><text:s/>max recall </text:p>
          </table:table-cell>
          <table:table-cell office:value-type="float" office:value="0.949757516384125" calcext:value-type="float">
            <text:p>0,949757516384125</text:p>
          </table:table-cell>
          <table:table-cell office:value-type="string" calcext:value-type="string">
            <text:p><text:s/>min val_loss </text:p>
          </table:table-cell>
          <table:table-cell office:value-type="float" office:value="0.3115174472332" calcext:value-type="float">
            <text:p>0,3115174472332</text:p>
          </table:table-cell>
          <table:table-cell office:value-type="string" calcext:value-type="string">
            <text:p><text:s/>rs = 5 </text:p>
          </table:table-cell>
          <table:table-cell office:value-type="string" calcext:value-type="string">
            <text:p><text:s/>ct_train = 5376/10474 = 0,5132709566545732 </text:p>
          </table:table-cell>
          <table:table-cell office:value-type="string" calcext:value-type="string">
            <text:p><text:s/>ct_val = 1142/2244 = 0,5089126559714795 </text:p>
          </table:table-cell>
          <table:table-cell office:value-type="string" calcext:value-type="string">
            <text:p><text:s/>ct_test = 1149/2245 = 0,5118040089086859 </text:p>
          </table:table-cell>
          <table:table-cell office:value-type="string" calcext:value-type="string">
            <text:p><text:s/>accuracy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767" calcext:value-type="float">
            <text:p>0,8767</text:p>
          </table:table-cell>
          <table:table-cell office:value-type="string" calcext:value-type="string">
            <text:p><text:s/>recall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loss</text:p>
          </table:table-cell>
          <table:table-cell office:value-type="float" office:value="0.3294" calcext:value-type="float">
            <text:p>0,32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29588317871" calcext:value-type="float">
            <text:p>0,869429588317871</text:p>
          </table:table-cell>
          <table:table-cell office:value-type="string" calcext:value-type="string">
            <text:p><text:s/>max f1_score </text:p>
          </table:table-cell>
          <table:table-cell office:value-type="float" office:value="0.872825145721435" calcext:value-type="float">
            <text:p>0,87282514572143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704271316528" calcext:value-type="float">
            <text:p>0,918704271316528</text:p>
          </table:table-cell>
          <table:table-cell office:value-type="string" calcext:value-type="string">
            <text:p><text:s/>max recall </text:p>
          </table:table-cell>
          <table:table-cell office:value-type="float" office:value="0.960238575935364" calcext:value-type="float">
            <text:p>0,960238575935364</text:p>
          </table:table-cell>
          <table:table-cell office:value-type="string" calcext:value-type="string">
            <text:p><text:s/>min val_loss </text:p>
          </table:table-cell>
          <table:table-cell office:value-type="float" office:value="0.333206653594971" calcext:value-type="float">
            <text:p>0,333206653594971</text:p>
          </table:table-cell>
          <table:table-cell office:value-type="string" calcext:value-type="string">
            <text:p><text:s/>rs = 6 </text:p>
          </table:table-cell>
          <table:table-cell office:value-type="string" calcext:value-type="string">
            <text:p><text:s/>ct_train = 5314/10474 = 0,5073515371395837 </text:p>
          </table:table-cell>
          <table:table-cell office:value-type="string" calcext:value-type="string">
            <text:p><text:s/>ct_val = 1199/2244 = 0,5343137254901961 </text:p>
          </table:table-cell>
          <table:table-cell office:value-type="string" calcext:value-type="string">
            <text:p><text:s/>ct_test = 1154/2245 = 0,5140311804008909 </text:p>
          </table:table-cell>
          <table:table-cell office:value-type="string" calcext:value-type="string">
            <text:p><text:s/>accuracy</text:p>
          </table:table-cell>
          <table:table-cell office:value-type="float" office:value="0.8584" calcext:value-type="float">
            <text:p>0,8584</text:p>
          </table:table-cell>
          <table:table-cell office:value-type="string" calcext:value-type="string">
            <text:p><text:s/>f1_m</text:p>
          </table:table-cell>
          <table:table-cell office:value-type="float" office:value="0.8642" calcext:value-type="float">
            <text:p>0,8642</text:p>
          </table:table-cell>
          <table:table-cell office:value-type="string" calcext:value-type="string">
            <text:p><text:s/>precision_m</text:p>
          </table:table-cell>
          <table:table-cell office:value-type="float" office:value="0.8519" calcext:value-type="float">
            <text:p>0,8519</text:p>
          </table:table-cell>
          <table:table-cell office:value-type="string" calcext:value-type="string">
            <text:p><text:s/>recall_m</text:p>
          </table:table-cell>
          <table:table-cell office:value-type="float" office:value="0.8769" calcext:value-type="float">
            <text:p>0,8769</text:p>
          </table:table-cell>
          <table:table-cell office:value-type="string" calcext:value-type="string">
            <text:p><text:s/>loss</text:p>
          </table:table-cell>
          <table:table-cell office:value-type="float" office:value="0.3292" calcext:value-type="float">
            <text:p>0,3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342270851135" calcext:value-type="float">
            <text:p>0,878342270851135</text:p>
          </table:table-cell>
          <table:table-cell office:value-type="string" calcext:value-type="string">
            <text:p><text:s/>max f1_score </text:p>
          </table:table-cell>
          <table:table-cell office:value-type="float" office:value="0.875615119934082" calcext:value-type="float">
            <text:p>0,87561511993408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122815132141" calcext:value-type="float">
            <text:p>0,919122815132141</text:p>
          </table:table-cell>
          <table:table-cell office:value-type="string" calcext:value-type="string">
            <text:p><text:s/>max recall </text:p>
          </table:table-cell>
          <table:table-cell office:value-type="float" office:value="0.940801918506622" calcext:value-type="float">
            <text:p>0,94080191850662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576086044311" calcext:value-type="float">
            <text:p>0,305576086044311</text:p>
          </table:table-cell>
          <table:table-cell office:value-type="string" calcext:value-type="string">
            <text:p><text:s/>rs = 7</text:p>
          </table:table-cell>
          <table:table-cell/>
          <table:table-cell office:value-type="string" calcext:value-type="string">
            <text:p><text:s/>ct_val = 1132/2244 = 0,5044563279857398 </text:p>
          </table:table-cell>
          <table:table-cell office:value-type="string" calcext:value-type="string">
            <text:p><text:s/>ct_test = 1109/2245 = 0,4939866369710468 </text:p>
          </table:table-cell>
          <table:table-cell office:value-type="string" calcext:value-type="string">
            <text:p><text:s/>accuracy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f1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38" calcext:value-type="float">
            <text:p>0,8738</text:p>
          </table:table-cell>
          <table:table-cell office:value-type="string" calcext:value-type="string">
            <text:p><text:s/>loss</text:p>
          </table:table-cell>
          <table:table-cell office:value-type="float" office:value="0.3356" calcext:value-type="float">
            <text:p>0,33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212124824524" calcext:value-type="float">
            <text:p>0,871212124824524</text:p>
          </table:table-cell>
          <table:table-cell office:value-type="string" calcext:value-type="string">
            <text:p><text:s/>max f1_score </text:p>
          </table:table-cell>
          <table:table-cell office:value-type="float" office:value="0.875935971736908" calcext:value-type="float">
            <text:p>0,87593597173690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2622044086456" calcext:value-type="float">
            <text:p>0,902622044086456</text:p>
          </table:table-cell>
          <table:table-cell office:value-type="string" calcext:value-type="string">
            <text:p><text:s/>max recall </text:p>
          </table:table-cell>
          <table:table-cell office:value-type="float" office:value="0.954519808292389" calcext:value-type="float">
            <text:p>0,954519808292389</text:p>
          </table:table-cell>
          <table:table-cell office:value-type="string" calcext:value-type="string">
            <text:p><text:s/>min val_loss </text:p>
          </table:table-cell>
          <table:table-cell office:value-type="float" office:value="0.315836519002914" calcext:value-type="float">
            <text:p>0,315836519002914</text:p>
          </table:table-cell>
          <table:table-cell office:value-type="string" calcext:value-type="string">
            <text:p><text:s/>rs = 8 </text:p>
          </table:table-cell>
          <table:table-cell office:value-type="string" calcext:value-type="string">
            <text:p><text:s/>ct_train = 5352/10474 = 0,5109795684552224 </text:p>
          </table:table-cell>
          <table:table-cell office:value-type="string" calcext:value-type="string">
            <text:p><text:s/>ct_val = 1141/2244 = 0,5084670231729055 </text:p>
          </table:table-cell>
          <table:table-cell office:value-type="string" calcext:value-type="string">
            <text:p><text:s/>ct_test = 1174/2245 = 0,5229398663697105 </text:p>
          </table:table-cell>
          <table:table-cell office:value-type="string" calcext:value-type="string">
            <text:p><text:s/>accuracy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f1_m</text:p>
          </table:table-cell>
          <table:table-cell office:value-type="float" office:value="0.8752" calcext:value-type="float">
            <text:p>0,8752</text:p>
          </table:table-cell>
          <table:table-cell office:value-type="string" calcext:value-type="string">
            <text:p><text:s/>precision_m</text:p>
          </table:table-cell>
          <table:table-cell office:value-type="float" office:value="0.8553" calcext:value-type="float">
            <text:p>0,8553</text:p>
          </table:table-cell>
          <table:table-cell office:value-type="string" calcext:value-type="string">
            <text:p><text:s/>recall_m</text:p>
          </table:table-cell>
          <table:table-cell office:value-type="float" office:value="0.8961" calcext:value-type="float">
            <text:p>0,8961</text:p>
          </table:table-cell>
          <table:table-cell office:value-type="string" calcext:value-type="string">
            <text:p><text:s/>loss</text:p>
          </table:table-cell>
          <table:table-cell office:value-type="float" office:value="0.3256" calcext:value-type="float">
            <text:p>0,32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3885929584503" calcext:value-type="float">
            <text:p>0,873885929584503</text:p>
          </table:table-cell>
          <table:table-cell office:value-type="string" calcext:value-type="string">
            <text:p><text:s/>max f1_score </text:p>
          </table:table-cell>
          <table:table-cell office:value-type="float" office:value="0.882759392261505" calcext:value-type="float">
            <text:p>0,88275939226150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138009548187" calcext:value-type="float">
            <text:p>0,924138009548187</text:p>
          </table:table-cell>
          <table:table-cell office:value-type="string" calcext:value-type="string">
            <text:p><text:s/>max recall </text:p>
          </table:table-cell>
          <table:table-cell office:value-type="float" office:value="0.959459662437439" calcext:value-type="float">
            <text:p>0,959459662437439</text:p>
          </table:table-cell>
          <table:table-cell office:value-type="string" calcext:value-type="string">
            <text:p><text:s/>min val_loss </text:p>
          </table:table-cell>
          <table:table-cell office:value-type="float" office:value="0.322323948144913" calcext:value-type="float">
            <text:p>0,322323948144913</text:p>
          </table:table-cell>
          <table:table-cell office:value-type="string" calcext:value-type="string">
            <text:p><text:s/>rs = 9 </text:p>
          </table:table-cell>
          <table:table-cell office:value-type="string" calcext:value-type="string">
            <text:p><text:s/>ct_train = 5321/10474 = 0,5080198586977277 </text:p>
          </table:table-cell>
          <table:table-cell office:value-type="string" calcext:value-type="string">
            <text:p><text:s/>ct_val = 1186/2244 = 0,5285204991087344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f1_m</text:p>
          </table:table-cell>
          <table:table-cell office:value-type="float" office:value="0.8736" calcext:value-type="float">
            <text:p>0,8736</text:p>
          </table:table-cell>
          <table:table-cell office:value-type="string" calcext:value-type="string">
            <text:p><text:s/>precision_m</text:p>
          </table:table-cell>
          <table:table-cell office:value-type="float" office:value="0.8542" calcext:value-type="float">
            <text:p>0,8542</text:p>
          </table:table-cell>
          <table:table-cell office:value-type="string" calcext:value-type="string">
            <text:p><text:s/>recall_m</text:p>
          </table:table-cell>
          <table:table-cell office:value-type="float" office:value="0.894" calcext:value-type="float">
            <text:p>0,894</text:p>
          </table:table-cell>
          <table:table-cell office:value-type="string" calcext:value-type="string">
            <text:p><text:s/>loss</text:p>
          </table:table-cell>
          <table:table-cell office:value-type="float" office:value="0.3253" calcext:value-type="float">
            <text:p>0,3253</text:p>
          </table:table-cell>
        </table:table-row>
        <table:table-row table:style-name="ro1" table:number-rows-repeated="19">
          <table:table-cell table:number-columns-repeated="26"/>
        </table:table-row>
        <table:table-row table:style-name="ro1">
          <table:table-cell table:number-columns-repeated="3"/>
          <table:table-cell table:style-name="ce26" office:value-type="string" calcext:value-type="string">
            <text:p>média acc</text:p>
          </table:table-cell>
          <table:table-cell table:style-name="ce26" office:value-type="string" calcext:value-type="string">
            <text:p>média f1_score</text:p>
          </table:table-cell>
          <table:table-cell table:style-name="ce26" office:value-type="string" calcext:value-type="string">
            <text:p>média precision</text:p>
          </table:table-cell>
          <table:table-cell table:style-name="ce26" office:value-type="string" calcext:value-type="string">
            <text:p>média recall</text:p>
          </table:table-cell>
          <table:table-cell table:style-name="ce26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6" office:value-type="string" calcext:value-type="string">
            <text:p>W1</text:p>
          </table:table-cell>
          <table:table-cell table:formula="of:= AVERAGE([.R7:.R11])" office:value-type="float" office:value="0.8663" calcext:value-type="float">
            <text:p>0,8663</text:p>
          </table:table-cell>
          <table:table-cell table:formula="of:=AVERAGE([.T7:.T11])" office:value-type="float" office:value="0.8709" calcext:value-type="float">
            <text:p>0,8709</text:p>
          </table:table-cell>
          <table:table-cell table:number-columns-repeated="2"/>
          <table:table-cell table:formula="of:= AVERAGE([.Z7:.Z11])" office:value-type="float" office:value="0.32902" calcext:value-type="float">
            <text:p>0,3290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6"/>
          <table:table-cell table:number-columns-repeated="23"/>
        </table:table-row>
        <table:table-row table:style-name="ro1" table:number-rows-repeated="26"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rs</text:p>
          </table:table-cell>
          <table:table-cell table:style-name="ce26" office:value-type="string" calcext:value-type="string">
            <text:p>memo after</text:p>
          </table:table-cell>
          <table:table-cell table:style-name="ce26" office:value-type="string" calcext:value-type="string">
            <text:p>memo before</text:p>
          </table:table-cell>
          <table:table-cell table:style-name="ce26" office:value-type="string" calcext:value-type="string">
            <text:p>memo diff</text:p>
          </table:table-cell>
          <table:table-cell table:style-name="ce32" table:number-columns-repeated="2"/>
          <table:table-cell table:style-name="ce26" office:value-type="string" calcext:value-type="string">
            <text:p>Epoch time (10474 samples)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3033882624" calcext:value-type="float">
            <text:p>3033882624</text:p>
          </table:table-cell>
          <table:table-cell office:value-type="float" office:value="2547519488" calcext:value-type="float">
            <text:p>2547519488</text:p>
          </table:table-cell>
          <table:table-cell office:value-type="float" office:value="486363136" calcext:value-type="float">
            <text:p>48636313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3032481792" calcext:value-type="float">
            <text:p>3032481792</text:p>
          </table:table-cell>
          <table:table-cell office:value-type="float" office:value="2547666944" calcext:value-type="float">
            <text:p>2547666944</text:p>
          </table:table-cell>
          <table:table-cell office:value-type="float" office:value="484814848" calcext:value-type="float">
            <text:p>48481484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3032150016" calcext:value-type="float">
            <text:p>3032150016</text:p>
          </table:table-cell>
          <table:table-cell office:value-type="float" office:value="2547478528" calcext:value-type="float">
            <text:p>2547478528</text:p>
          </table:table-cell>
          <table:table-cell office:value-type="float" office:value="484671488" calcext:value-type="float">
            <text:p>48467148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1" table:number-rows-repeated="10"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média memo:</text:p>
          </table:table-cell>
          <table:table-cell table:formula="of:=AVERAGE([.E61:.E63])" office:value-type="float" office:value="485283157.333333" calcext:value-type="float">
            <text:p>485283157,333333</text:p>
          </table:table-cell>
          <table:table-cell table:number-columns-repeated="23"/>
        </table:table-row>
        <table:table-row table:style-name="ro1">
          <table:table-cell/>
          <table:table-cell table:style-name="ce26" office:value-type="string" calcext:value-type="string">
            <text:p>média time:</text:p>
          </table:table-cell>
          <table:table-cell table:formula="of:= AVERAGE([.H61:.H70])" office:value-type="float" office:value="23.7" calcext:value-type="float">
            <text:p>23,7</text:p>
          </table:table-cell>
          <table:table-cell table:number-columns-repeated="23"/>
        </table:table-row>
      </table:table>
      <table:table table:name="cenario3" table:style-name="ta1">
        <table:table-column table:style-name="co1" table:number-columns-repeated="4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" table:default-cell-style-name="Default"/>
        <table:table-column table:style-name="co57" table:default-cell-style-name="Default"/>
        <table:table-column table:style-name="co1" table:number-columns-repeated="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" table:number-columns-repeated="11" table:default-cell-style-name="Default"/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24" table:number-rows-spanned="1">
            <text:p>W1 </text:p>
          </table:table-cell>
          <table:covered-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787875175476" calcext:value-type="float">
            <text:p>0,878787875175476</text:p>
          </table:table-cell>
          <table:table-cell office:value-type="string" calcext:value-type="string">
            <text:p><text:s/>max f1_score </text:p>
          </table:table-cell>
          <table:table-cell office:value-type="float" office:value="0.880144417285919" calcext:value-type="float">
            <text:p>0,88014441728591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951946258545" calcext:value-type="float">
            <text:p>0,912951946258545</text:p>
          </table:table-cell>
          <table:table-cell office:value-type="string" calcext:value-type="string">
            <text:p><text:s/>max recall </text:p>
          </table:table-cell>
          <table:table-cell office:value-type="float" office:value="0.953167021274567" calcext:value-type="float">
            <text:p>0,953167021274567</text:p>
          </table:table-cell>
          <table:table-cell office:value-type="string" calcext:value-type="string">
            <text:p><text:s/>min val_loss </text:p>
          </table:table-cell>
          <table:table-cell office:value-type="float" office:value="0.305093377828598" calcext:value-type="float">
            <text:p>0,305093377828598</text:p>
          </table:table-cell>
          <table:table-cell office:value-type="string" calcext:value-type="string">
            <text:p><text:s/>rs = 20 </text:p>
          </table:table-cell>
          <table:table-cell office:value-type="string" calcext:value-type="string">
            <text:p><text:s/>ct_train = 5401/10474 = 0,5156578193622303 </text:p>
          </table:table-cell>
          <table:table-cell office:value-type="string" calcext:value-type="string">
            <text:p><text:s/>ct_val = 1118/2244 = 0,4982174688057041 </text:p>
          </table:table-cell>
          <table:table-cell office:value-type="string" calcext:value-type="string">
            <text:p><text:s/>ct_test = 1148/2245 = 0,511358574610245 </text:p>
          </table:table-cell>
          <table:table-cell office:value-type="string" calcext:value-type="string">
            <text:p><text:s/>accuracy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f1_m</text:p>
          </table:table-cell>
          <table:table-cell office:value-type="float" office:value="0.8753" calcext:value-type="float">
            <text:p>0,8753</text:p>
          </table:table-cell>
          <table:table-cell office:value-type="string" calcext:value-type="string">
            <text:p><text:s/>precision_m</text:p>
          </table:table-cell>
          <table:table-cell office:value-type="float" office:value="0.8585" calcext:value-type="float">
            <text:p>0,8585</text:p>
          </table:table-cell>
          <table:table-cell office:value-type="string" calcext:value-type="string">
            <text:p><text:s/>recall_m</text:p>
          </table:table-cell>
          <table:table-cell office:value-type="float" office:value="0.8929" calcext:value-type="float">
            <text:p>0,8929</text:p>
          </table:table-cell>
          <table:table-cell office:value-type="string" calcext:value-type="string">
            <text:p><text:s/>loss</text:p>
          </table:table-cell>
          <table:table-cell office:value-type="float" office:value="0.3099" calcext:value-type="float">
            <text:p>0,30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755783557892" calcext:value-type="float">
            <text:p>0,866755783557892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96500968933" calcext:value-type="float">
            <text:p>0,868996500968933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381768226624" calcext:value-type="float">
            <text:p>0,912381768226624</text:p>
          </table:table-cell>
          <table:table-cell office:value-type="string" calcext:value-type="string">
            <text:p><text:s/>max recall </text:p>
          </table:table-cell>
          <table:table-cell office:value-type="float" office:value="0.939472138881683" calcext:value-type="float">
            <text:p>0,939472138881683</text:p>
          </table:table-cell>
          <table:table-cell office:value-type="string" calcext:value-type="string">
            <text:p><text:s/>min val_loss </text:p>
          </table:table-cell>
          <table:table-cell office:value-type="float" office:value="0.322161585092545" calcext:value-type="float">
            <text:p>0,322161585092545</text:p>
          </table:table-cell>
          <table:table-cell office:value-type="string" calcext:value-type="string">
            <text:p><text:s/>rs = 21 </text:p>
          </table:table-cell>
          <table:table-cell office:value-type="string" calcext:value-type="string">
            <text:p><text:s/>ct_train = 5336/10474 = 0,509451976322322 </text:p>
          </table:table-cell>
          <table:table-cell office:value-type="string" calcext:value-type="string">
            <text:p><text:s/>ct_val = 1171/2244 = 0,5218360071301248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606" calcext:value-type="float">
            <text:p>0,8606</text:p>
          </table:table-cell>
          <table:table-cell office:value-type="string" calcext:value-type="string">
            <text:p><text:s/>f1_m</text:p>
          </table:table-cell>
          <table:table-cell office:value-type="float" office:value="0.8671" calcext:value-type="float">
            <text:p>0,8671</text:p>
          </table:table-cell>
          <table:table-cell office:value-type="string" calcext:value-type="string">
            <text:p><text:s/>precision_m</text:p>
          </table:table-cell>
          <table:table-cell office:value-type="float" office:value="0.8544" calcext:value-type="float">
            <text:p>0,8544</text:p>
          </table:table-cell>
          <table:table-cell office:value-type="string" calcext:value-type="string">
            <text:p><text:s/>recall_m</text:p>
          </table:table-cell>
          <table:table-cell office:value-type="float" office:value="0.8802" calcext:value-type="float">
            <text:p>0,8802</text:p>
          </table:table-cell>
          <table:table-cell office:value-type="string" calcext:value-type="string">
            <text:p><text:s/>loss</text:p>
          </table:table-cell>
          <table:table-cell office:value-type="float" office:value="0.3412" calcext:value-type="float">
            <text:p>0,3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82352948188782" calcext:value-type="float">
            <text:p>0,882352948188782</text:p>
          </table:table-cell>
          <table:table-cell office:value-type="string" calcext:value-type="string">
            <text:p><text:s/>max f1_score </text:p>
          </table:table-cell>
          <table:table-cell office:value-type="float" office:value="0.886252880096435" calcext:value-type="float">
            <text:p>0,886252880096435</text:p>
          </table:table-cell>
          <table:table-cell office:value-type="string" calcext:value-type="string">
            <text:p><text:s/>max precision </text:p>
          </table:table-cell>
          <table:table-cell office:value-type="float" office:value="0.908171653747559" calcext:value-type="float">
            <text:p>0,908171653747559</text:p>
          </table:table-cell>
          <table:table-cell office:value-type="string" calcext:value-type="string">
            <text:p><text:s/>max recall </text:p>
          </table:table-cell>
          <table:table-cell office:value-type="float" office:value="0.946361064910889" calcext:value-type="float">
            <text:p>0,946361064910889</text:p>
          </table:table-cell>
          <table:table-cell office:value-type="string" calcext:value-type="string">
            <text:p><text:s/>min val_loss </text:p>
          </table:table-cell>
          <table:table-cell office:value-type="float" office:value="0.303001761436462" calcext:value-type="float">
            <text:p>0,303001761436462</text:p>
          </table:table-cell>
          <table:table-cell office:value-type="string" calcext:value-type="string">
            <text:p><text:s/>rs = 22 </text:p>
          </table:table-cell>
          <table:table-cell office:value-type="string" calcext:value-type="string">
            <text:p><text:s/>ct_train = 5336/10474 = 0,509451976322322 </text:p>
          </table:table-cell>
          <table:table-cell office:value-type="string" calcext:value-type="string">
            <text:p><text:s/>ct_val = 1165/2244 = 0,5191622103386809 </text:p>
          </table:table-cell>
          <table:table-cell office:value-type="string" calcext:value-type="string">
            <text:p><text:s/>ct_test = 1166/2245 = 0,5193763919821827 </text:p>
          </table:table-cell>
          <table:table-cell office:value-type="string" calcext:value-type="string">
            <text:p><text:s/>accuracy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<text:s/>f1_m</text:p>
          </table:table-cell>
          <table:table-cell office:value-type="float" office:value="0.8683" calcext:value-type="float">
            <text:p>0,8683</text:p>
          </table:table-cell>
          <table:table-cell office:value-type="string" calcext:value-type="string">
            <text:p><text:s/>precision_m</text:p>
          </table:table-cell>
          <table:table-cell office:value-type="float" office:value="0.8802" calcext:value-type="float">
            <text:p>0,8802</text:p>
          </table:table-cell>
          <table:table-cell office:value-type="string" calcext:value-type="string">
            <text:p><text:s/>recall_m</text:p>
          </table:table-cell>
          <table:table-cell office:value-type="float" office:value="0.8568" calcext:value-type="float">
            <text:p>0,8568</text:p>
          </table:table-cell>
          <table:table-cell office:value-type="string" calcext:value-type="string">
            <text:p><text:s/>loss</text:p>
          </table:table-cell>
          <table:table-cell office:value-type="float" office:value="0.3099" calcext:value-type="float">
            <text:p>0,30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57729148865" calcext:value-type="float">
            <text:p>0,871657729148865</text:p>
          </table:table-cell>
          <table:table-cell office:value-type="string" calcext:value-type="string">
            <text:p><text:s/>max f1_score </text:p>
          </table:table-cell>
          <table:table-cell office:value-type="float" office:value="0.875208139419556" calcext:value-type="float">
            <text:p>0,875208139419556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397217273712" calcext:value-type="float">
            <text:p>0,925397217273712</text:p>
          </table:table-cell>
          <table:table-cell office:value-type="string" calcext:value-type="string">
            <text:p><text:s/>max recall </text:p>
          </table:table-cell>
          <table:table-cell office:value-type="float" office:value="0.944041848182678" calcext:value-type="float">
            <text:p>0,944041848182678</text:p>
          </table:table-cell>
          <table:table-cell office:value-type="string" calcext:value-type="string">
            <text:p><text:s/>min val_loss </text:p>
          </table:table-cell>
          <table:table-cell office:value-type="float" office:value="0.314881861209869" calcext:value-type="float">
            <text:p>0,314881861209869</text:p>
          </table:table-cell>
          <table:table-cell office:value-type="string" calcext:value-type="string">
            <text:p><text:s/>rs = 23 </text:p>
          </table:table-cell>
          <table:table-cell office:value-type="string" calcext:value-type="string">
            <text:p><text:s/>ct_train = 5361/10474 = 0,511838839029979 </text:p>
          </table:table-cell>
          <table:table-cell office:value-type="string" calcext:value-type="string">
            <text:p><text:s/>ct_val = 1168/2244 = 0,5204991087344029 </text:p>
          </table:table-cell>
          <table:table-cell office:value-type="string" calcext:value-type="string">
            <text:p><text:s/>ct_test = 1138/2245 = 0,5069042316258352 </text:p>
          </table:table-cell>
          <table:table-cell office:value-type="string" calcext:value-type="string">
            <text:p><text:s/>accuracy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f1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precision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recall_m</text:p>
          </table:table-cell>
          <table:table-cell office:value-type="float" office:value="0.8568" calcext:value-type="float">
            <text:p>0,8568</text:p>
          </table:table-cell>
          <table:table-cell office:value-type="string" calcext:value-type="string">
            <text:p><text:s/>loss</text:p>
          </table:table-cell>
          <table:table-cell office:value-type="float" office:value="0.3019" calcext:value-type="float">
            <text:p>0,30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48997402191" calcext:value-type="float">
            <text:p>0,872548997402191</text:p>
          </table:table-cell>
          <table:table-cell office:value-type="string" calcext:value-type="string">
            <text:p><text:s/>max f1_score </text:p>
          </table:table-cell>
          <table:table-cell office:value-type="float" office:value="0.879853248596191" calcext:value-type="float">
            <text:p>0,87985324859619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98947525024" calcext:value-type="float">
            <text:p>0,921098947525024</text:p>
          </table:table-cell>
          <table:table-cell office:value-type="string" calcext:value-type="string">
            <text:p><text:s/>max recall </text:p>
          </table:table-cell>
          <table:table-cell office:value-type="float" office:value="0.934492528438568" calcext:value-type="float">
            <text:p>0,934492528438568</text:p>
          </table:table-cell>
          <table:table-cell office:value-type="string" calcext:value-type="string">
            <text:p><text:s/>min val_loss </text:p>
          </table:table-cell>
          <table:table-cell office:value-type="float" office:value="0.317032545804977" calcext:value-type="float">
            <text:p>0,317032545804977</text:p>
          </table:table-cell>
          <table:table-cell office:value-type="string" calcext:value-type="string">
            <text:p><text:s/>rs = 24 </text:p>
          </table:table-cell>
          <table:table-cell office:value-type="string" calcext:value-type="string">
            <text:p><text:s/>ct_train = 5334/10474 = 0,5092610273057093 </text:p>
          </table:table-cell>
          <table:table-cell office:value-type="string" calcext:value-type="string">
            <text:p><text:s/>ct_val = 1164/2244 = 0,5187165775401069 </text:p>
          </table:table-cell>
          <table:table-cell office:value-type="string" calcext:value-type="string">
            <text:p><text:s/>ct_test = 1169/2245 = 0,5207126948775056 </text:p>
          </table:table-cell>
          <table:table-cell office:value-type="string" calcext:value-type="string">
            <text:p><text:s/>accuracy</text:p>
          </table:table-cell>
          <table:table-cell office:value-type="float" office:value="0.8735" calcext:value-type="float">
            <text:p>0,8735</text:p>
          </table:table-cell>
          <table:table-cell office:value-type="string" calcext:value-type="string">
            <text:p><text:s/>f1_m</text:p>
          </table:table-cell>
          <table:table-cell office:value-type="float" office:value="0.8757" calcext:value-type="float">
            <text:p>0,8757</text:p>
          </table:table-cell>
          <table:table-cell office:value-type="string" calcext:value-type="string">
            <text:p><text:s/>precision_m</text:p>
          </table:table-cell>
          <table:table-cell office:value-type="float" office:value="0.8969" calcext:value-type="float">
            <text:p>0,8969</text:p>
          </table:table-cell>
          <table:table-cell office:value-type="string" calcext:value-type="string">
            <text:p><text:s/>recall_m</text:p>
          </table:table-cell>
          <table:table-cell office:value-type="float" office:value="0.8554" calcext:value-type="float">
            <text:p>0,8554</text:p>
          </table:table-cell>
          <table:table-cell office:value-type="string" calcext:value-type="string">
            <text:p><text:s/>loss</text:p>
          </table:table-cell>
          <table:table-cell office:value-type="float" office:value="0.3187" calcext:value-type="float">
            <text:p>0,3187</text:p>
          </table:table-cell>
        </table:table-row>
        <table:table-row table:style-name="ro1" table:number-rows-repeated="10">
          <table:table-cell table:number-columns-repeated="26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24" table:number-rows-spanned="1">
            <text:p>W1W3</text:p>
          </table:table-cell>
          <table:covered-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89660692215" calcext:value-type="float">
            <text:p>0,87789660692215</text:p>
          </table:table-cell>
          <table:table-cell office:value-type="string" calcext:value-type="string">
            <text:p><text:s/>max f1_score </text:p>
          </table:table-cell>
          <table:table-cell office:value-type="float" office:value="0.877567768096924" calcext:value-type="float">
            <text:p>0,8775677680969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613177776337" calcext:value-type="float">
            <text:p>0,924613177776337</text:p>
          </table:table-cell>
          <table:table-cell office:value-type="string" calcext:value-type="string">
            <text:p><text:s/>max recall </text:p>
          </table:table-cell>
          <table:table-cell office:value-type="float" office:value="0.950745046138763" calcext:value-type="float">
            <text:p>0,950745046138763</text:p>
          </table:table-cell>
          <table:table-cell office:value-type="string" calcext:value-type="string">
            <text:p><text:s/>min val_loss </text:p>
          </table:table-cell>
          <table:table-cell office:value-type="float" office:value="0.299446612596512" calcext:value-type="float">
            <text:p>0,299446612596512</text:p>
          </table:table-cell>
          <table:table-cell office:value-type="string" calcext:value-type="string">
            <text:p><text:s/>rs = 40 </text:p>
          </table:table-cell>
          <table:table-cell office:value-type="string" calcext:value-type="string">
            <text:p><text:s/>ct_train = 5340/10474 = 0,5098338743555471 </text:p>
          </table:table-cell>
          <table:table-cell office:value-type="string" calcext:value-type="string">
            <text:p><text:s/>ct_val = 1158/2244 = 0,516042780748663 </text:p>
          </table:table-cell>
          <table:table-cell office:value-type="string" calcext:value-type="string">
            <text:p><text:s/>ct_test = 1169/2245 = 0,5207126948775056 </text:p>
          </table:table-cell>
          <table:table-cell office:value-type="string" calcext:value-type="string">
            <text:p><text:s/>accuracy</text:p>
          </table:table-cell>
          <table:table-cell office:value-type="float" office:value="0.8668" calcext:value-type="float">
            <text:p>0,8668</text:p>
          </table:table-cell>
          <table:table-cell office:value-type="string" calcext:value-type="string">
            <text:p><text:s/>f1_m</text:p>
          </table:table-cell>
          <table:table-cell office:value-type="float" office:value="0.8771" calcext:value-type="float">
            <text:p>0,8771</text:p>
          </table:table-cell>
          <table:table-cell office:value-type="string" calcext:value-type="string">
            <text:p><text:s/>precision_m</text:p>
          </table:table-cell>
          <table:table-cell office:value-type="float" office:value="0.8441" calcext:value-type="float">
            <text:p>0,8441</text:p>
          </table:table-cell>
          <table:table-cell office:value-type="string" calcext:value-type="string">
            <text:p><text:s/>recall_m</text:p>
          </table:table-cell>
          <table:table-cell office:value-type="float" office:value="0.9127" calcext:value-type="float">
            <text:p>0,9127</text:p>
          </table:table-cell>
          <table:table-cell office:value-type="string" calcext:value-type="string">
            <text:p><text:s/>loss</text:p>
          </table:table-cell>
          <table:table-cell office:value-type="float" office:value="0.3417" calcext:value-type="float">
            <text:p>0,34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83689820766449" calcext:value-type="float">
            <text:p>0,883689820766449</text:p>
          </table:table-cell>
          <table:table-cell office:value-type="string" calcext:value-type="string">
            <text:p><text:s/>max f1_score </text:p>
          </table:table-cell>
          <table:table-cell office:value-type="float" office:value="0.883552730083466" calcext:value-type="float">
            <text:p>0,88355273008346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556807994842" calcext:value-type="float">
            <text:p>0,932556807994842</text:p>
          </table:table-cell>
          <table:table-cell office:value-type="string" calcext:value-type="string">
            <text:p><text:s/>max recall </text:p>
          </table:table-cell>
          <table:table-cell office:value-type="float" office:value="0.942941784858704" calcext:value-type="float">
            <text:p>0,942941784858704</text:p>
          </table:table-cell>
          <table:table-cell office:value-type="string" calcext:value-type="string">
            <text:p><text:s/>min val_loss </text:p>
          </table:table-cell>
          <table:table-cell office:value-type="float" office:value="0.298629254102707" calcext:value-type="float">
            <text:p>0,298629254102707</text:p>
          </table:table-cell>
          <table:table-cell office:value-type="string" calcext:value-type="string">
            <text:p><text:s/>rs = 41 </text:p>
          </table:table-cell>
          <table:table-cell office:value-type="string" calcext:value-type="string">
            <text:p><text:s/>ct_train = <text:s/>5370/10474 = 0,5126981096047355 </text:p>
          </table:table-cell>
          <table:table-cell office:value-type="string" calcext:value-type="string">
            <text:p><text:s/>ct_val = 1137/2244 = 0,5066844919786097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837" calcext:value-type="float">
            <text:p>0,8837</text:p>
          </table:table-cell>
          <table:table-cell office:value-type="string" calcext:value-type="string">
            <text:p><text:s/>f1_m</text:p>
          </table:table-cell>
          <table:table-cell office:value-type="float" office:value="0.8874" calcext:value-type="float">
            <text:p>0,8874</text:p>
          </table:table-cell>
          <table:table-cell office:value-type="string" calcext:value-type="string">
            <text:p><text:s/>precision_m</text:p>
          </table:table-cell>
          <table:table-cell office:value-type="float" office:value="0.8885" calcext:value-type="float">
            <text:p>0,8885</text:p>
          </table:table-cell>
          <table:table-cell office:value-type="string" calcext:value-type="string">
            <text:p><text:s/>recall_m</text:p>
          </table:table-cell>
          <table:table-cell office:value-type="float" office:value="0.8862" calcext:value-type="float">
            <text:p>0,8862</text:p>
          </table:table-cell>
          <table:table-cell office:value-type="string" calcext:value-type="string">
            <text:p><text:s/>loss</text:p>
          </table:table-cell>
          <table:table-cell office:value-type="float" office:value="0.2971" calcext:value-type="float">
            <text:p>0,29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092715740204" calcext:value-type="float">
            <text:p>0,868092715740204</text:p>
          </table:table-cell>
          <table:table-cell office:value-type="string" calcext:value-type="string">
            <text:p><text:s/>max f1_score </text:p>
          </table:table-cell>
          <table:table-cell office:value-type="float" office:value="0.861018180847168" calcext:value-type="float">
            <text:p>0,861018180847168</text:p>
          </table:table-cell>
          <table:table-cell office:value-type="string" calcext:value-type="string">
            <text:p><text:s/>max precision </text:p>
          </table:table-cell>
          <table:table-cell office:value-type="float" office:value="0.899495959281921" calcext:value-type="float">
            <text:p>0,899495959281921</text:p>
          </table:table-cell>
          <table:table-cell office:value-type="string" calcext:value-type="string">
            <text:p><text:s/>max recall </text:p>
          </table:table-cell>
          <table:table-cell office:value-type="float" office:value="0.938355982303619" calcext:value-type="float">
            <text:p>0,938355982303619</text:p>
          </table:table-cell>
          <table:table-cell office:value-type="string" calcext:value-type="string">
            <text:p><text:s/>min val_loss </text:p>
          </table:table-cell>
          <table:table-cell office:value-type="float" office:value="0.320931851863861" calcext:value-type="float">
            <text:p>0,320931851863861</text:p>
          </table:table-cell>
          <table:table-cell office:value-type="string" calcext:value-type="string">
            <text:p><text:s/>rs = 42 </text:p>
          </table:table-cell>
          <table:table-cell office:value-type="string" calcext:value-type="string">
            <text:p><text:s/>ct_train = <text:s/>5351/10474 = 0,5108840939469161 </text:p>
          </table:table-cell>
          <table:table-cell office:value-type="string" calcext:value-type="string">
            <text:p><text:s/>ct_val = 1187/2244 = 0,5289661319073083 </text:p>
          </table:table-cell>
          <table:table-cell office:value-type="string" calcext:value-type="string">
            <text:p><text:s/>ct_test = 1129/2245 = 0,5028953229398664 </text:p>
          </table:table-cell>
          <table:table-cell office:value-type="string" calcext:value-type="string">
            <text:p><text:s/>accuracy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f1_m</text:p>
          </table:table-cell>
          <table:table-cell office:value-type="float" office:value="0.8745" calcext:value-type="float">
            <text:p>0,8745</text:p>
          </table:table-cell>
          <table:table-cell office:value-type="string" calcext:value-type="string">
            <text:p><text:s/>precision_m</text:p>
          </table:table-cell>
          <table:table-cell office:value-type="float" office:value="0.8578" calcext:value-type="float">
            <text:p>0,8578</text:p>
          </table:table-cell>
          <table:table-cell office:value-type="string" calcext:value-type="string">
            <text:p><text:s/>recall_m</text:p>
          </table:table-cell>
          <table:table-cell office:value-type="float" office:value="0.8919" calcext:value-type="float">
            <text:p>0,8919</text:p>
          </table:table-cell>
          <table:table-cell office:value-type="string" calcext:value-type="string">
            <text:p><text:s/>loss</text:p>
          </table:table-cell>
          <table:table-cell office:value-type="float" office:value="0.3247" calcext:value-type="float">
            <text:p>0,32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787875175476" calcext:value-type="float">
            <text:p>0,878787875175476</text:p>
          </table:table-cell>
          <table:table-cell office:value-type="string" calcext:value-type="string">
            <text:p><text:s/>max f1_score </text:p>
          </table:table-cell>
          <table:table-cell office:value-type="float" office:value="0.867235541343689" calcext:value-type="float">
            <text:p>0,86723554134368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272975444794" calcext:value-type="float">
            <text:p>0,927272975444794</text:p>
          </table:table-cell>
          <table:table-cell office:value-type="string" calcext:value-type="string">
            <text:p><text:s/>max recall </text:p>
          </table:table-cell>
          <table:table-cell office:value-type="float" office:value="0.967702746391296" calcext:value-type="float">
            <text:p>0,967702746391296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32019948959" calcext:value-type="float">
            <text:p>0,300932019948959</text:p>
          </table:table-cell>
          <table:table-cell office:value-type="string" calcext:value-type="string">
            <text:p><text:s/>rs = 43 </text:p>
          </table:table-cell>
          <table:table-cell office:value-type="string" calcext:value-type="string">
            <text:p><text:s/>ct_train = 5351/10474 = 0,5108840939469161 </text:p>
          </table:table-cell>
          <table:table-cell office:value-type="string" calcext:value-type="string">
            <text:p><text:s/>ct_val = 1119/2244 = 0,49866310160427807 </text:p>
          </table:table-cell>
          <table:table-cell office:value-type="string" calcext:value-type="string">
            <text:p><text:s/>ct_test = 1197/2245 = 0,5331848552338531 </text:p>
          </table:table-cell>
          <table:table-cell office:value-type="string" calcext:value-type="string">
            <text:p><text:s/>accuracy</text:p>
          </table:table-cell>
          <table:table-cell office:value-type="float" office:value="0.8641" calcext:value-type="float">
            <text:p>0,8641</text:p>
          </table:table-cell>
          <table:table-cell office:value-type="string" calcext:value-type="string">
            <text:p><text:s/>f1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precision_m</text:p>
          </table:table-cell>
          <table:table-cell office:value-type="float" office:value="0.8885" calcext:value-type="float">
            <text:p>0,8885</text:p>
          </table:table-cell>
          <table:table-cell office:value-type="string" calcext:value-type="string">
            <text:p><text:s/>recall_m</text:p>
          </table:table-cell>
          <table:table-cell office:value-type="float" office:value="0.8521" calcext:value-type="float">
            <text:p>0,8521</text:p>
          </table:table-cell>
          <table:table-cell office:value-type="string" calcext:value-type="string">
            <text:p><text:s/>loss</text:p>
          </table:table-cell>
          <table:table-cell office:value-type="float" office:value="0.3227" calcext:value-type="float">
            <text:p>0,32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5864515304565" calcext:value-type="float">
            <text:p>0,865864515304565</text:p>
          </table:table-cell>
          <table:table-cell office:value-type="string" calcext:value-type="string">
            <text:p><text:s/>max f1_score </text:p>
          </table:table-cell>
          <table:table-cell office:value-type="float" office:value="0.857507050037384" calcext:value-type="float">
            <text:p>0,857507050037384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090199947357" calcext:value-type="float">
            <text:p>0,906090199947357</text:p>
          </table:table-cell>
          <table:table-cell office:value-type="string" calcext:value-type="string">
            <text:p><text:s/>max recall </text:p>
          </table:table-cell>
          <table:table-cell office:value-type="float" office:value="0.94359415769577" calcext:value-type="float">
            <text:p>0,943594157695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6204696893692" calcext:value-type="float">
            <text:p>0,316204696893692</text:p>
          </table:table-cell>
          <table:table-cell office:value-type="string" calcext:value-type="string">
            <text:p><text:s/>rs = 44 </text:p>
          </table:table-cell>
          <table:table-cell office:value-type="string" calcext:value-type="string">
            <text:p><text:s/>ct_train = 5390/10474 = 0,5146075997708612 </text:p>
          </table:table-cell>
          <table:table-cell office:value-type="string" calcext:value-type="string">
            <text:p><text:s/>ct_val = 1166/2244 = 0,5196078431372549 </text:p>
          </table:table-cell>
          <table:table-cell office:value-type="string" calcext:value-type="string">
            <text:p><text:s/>ct_test = 1111/2245 = 0,49487750556792875 </text:p>
          </table:table-cell>
          <table:table-cell office:value-type="string" calcext:value-type="string">
            <text:p><text:s/>accuracy</text:p>
          </table:table-cell>
          <table:table-cell office:value-type="float" office:value="0.8708" calcext:value-type="float">
            <text:p>0,8708</text:p>
          </table:table-cell>
          <table:table-cell office:value-type="string" calcext:value-type="string">
            <text:p><text:s/>f1_m</text:p>
          </table:table-cell>
          <table:table-cell office:value-type="float" office:value="0.8673" calcext:value-type="float">
            <text:p>0,8673</text:p>
          </table:table-cell>
          <table:table-cell office:value-type="string" calcext:value-type="string">
            <text:p><text:s/>precision_m</text:p>
          </table:table-cell>
          <table:table-cell office:value-type="float" office:value="0.8819" calcext:value-type="float">
            <text:p>0,8819</text:p>
          </table:table-cell>
          <table:table-cell office:value-type="string" calcext:value-type="string">
            <text:p><text:s/>recall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loss</text:p>
          </table:table-cell>
          <table:table-cell office:value-type="float" office:value="0.3118" calcext:value-type="float">
            <text:p>0,3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86363625526428" calcext:value-type="float">
            <text:p>0,886363625526428</text:p>
          </table:table-cell>
          <table:table-cell office:value-type="string" calcext:value-type="string">
            <text:p><text:s/>max f1_score </text:p>
          </table:table-cell>
          <table:table-cell office:value-type="float" office:value="0.872176051139831" calcext:value-type="float">
            <text:p>0,8721760511398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16847765445709" calcext:value-type="float">
            <text:p>0,916847765445709</text:p>
          </table:table-cell>
          <table:table-cell office:value-type="string" calcext:value-type="string">
            <text:p><text:s/>max recall </text:p>
          </table:table-cell>
          <table:table-cell office:value-type="float" office:value="0.952063024044037" calcext:value-type="float">
            <text:p>0,952063024044037</text:p>
          </table:table-cell>
          <table:table-cell office:value-type="string" calcext:value-type="string">
            <text:p><text:s/>min val_loss </text:p>
          </table:table-cell>
          <table:table-cell office:value-type="float" office:value="0.289490133523941" calcext:value-type="float">
            <text:p>0,289490133523941</text:p>
          </table:table-cell>
          <table:table-cell office:value-type="string" calcext:value-type="string">
            <text:p><text:s/>rs = 45 </text:p>
          </table:table-cell>
          <table:table-cell office:value-type="string" calcext:value-type="string">
            <text:p><text:s/>ct_train = 5432/10474 = 0,518617529119725 </text:p>
          </table:table-cell>
          <table:table-cell office:value-type="string" calcext:value-type="string">
            <text:p><text:s/>ct_val = 1130/2244 = 0,5035650623885918 </text:p>
          </table:table-cell>
          <table:table-cell office:value-type="string" calcext:value-type="string">
            <text:p><text:s/>ct_test = 1105/2245 = 0,4922048997772829 </text:p>
          </table:table-cell>
          <table:table-cell office:value-type="string" calcext:value-type="string">
            <text:p><text:s/>accuracy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f1_m</text:p>
          </table:table-cell>
          <table:table-cell office:value-type="float" office:value="0.8724" calcext:value-type="float">
            <text:p>0,8724</text:p>
          </table:table-cell>
          <table:table-cell office:value-type="string" calcext:value-type="string">
            <text:p><text:s/>precision_m</text:p>
          </table:table-cell>
          <table:table-cell office:value-type="float" office:value="0.8575" calcext:value-type="float">
            <text:p>0,8575</text:p>
          </table:table-cell>
          <table:table-cell office:value-type="string" calcext:value-type="string">
            <text:p><text:s/>recall_m</text:p>
          </table:table-cell>
          <table:table-cell office:value-type="float" office:value="0.8878" calcext:value-type="float">
            <text:p>0,8878</text:p>
          </table:table-cell>
          <table:table-cell office:value-type="string" calcext:value-type="string">
            <text:p><text:s/>loss</text:p>
          </table:table-cell>
          <table:table-cell office:value-type="float" office:value="0.3123" calcext:value-type="float">
            <text:p>0,3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10339307785" calcext:value-type="float">
            <text:p>0,8721033930778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035788536072" calcext:value-type="float">
            <text:p>0,873035788536072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116542339325" calcext:value-type="float">
            <text:p>0,934116542339325</text:p>
          </table:table-cell>
          <table:table-cell office:value-type="string" calcext:value-type="string">
            <text:p><text:s/>max recall </text:p>
          </table:table-cell>
          <table:table-cell office:value-type="float" office:value="0.949757516384125" calcext:value-type="float">
            <text:p>0,949757516384125</text:p>
          </table:table-cell>
          <table:table-cell office:value-type="string" calcext:value-type="string">
            <text:p><text:s/>min val_loss </text:p>
          </table:table-cell>
          <table:table-cell office:value-type="float" office:value="0.3115174472332" calcext:value-type="float">
            <text:p>0,3115174472332</text:p>
          </table:table-cell>
          <table:table-cell office:value-type="string" calcext:value-type="string">
            <text:p><text:s/>rs = 46 </text:p>
          </table:table-cell>
          <table:table-cell office:value-type="string" calcext:value-type="string">
            <text:p><text:s/>ct_train = 5360/10474 = 0,5117433645216727 </text:p>
          </table:table-cell>
          <table:table-cell office:value-type="string" calcext:value-type="string">
            <text:p><text:s/>ct_val = 1178/2244 = 0,5249554367201426 </text:p>
          </table:table-cell>
          <table:table-cell office:value-type="string" calcext:value-type="string">
            <text:p><text:s/>ct_test = 1129/2245 = 0,5028953229398664 </text:p>
          </table:table-cell>
          <table:table-cell office:value-type="string" calcext:value-type="string">
            <text:p><text:s/>accuracy</text:p>
          </table:table-cell>
          <table:table-cell office:value-type="float" office:value="0.8601" calcext:value-type="float">
            <text:p>0,8601</text:p>
          </table:table-cell>
          <table:table-cell office:value-type="string" calcext:value-type="string">
            <text:p><text:s/>f1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precision_m</text:p>
          </table:table-cell>
          <table:table-cell office:value-type="float" office:value="0.8547" calcext:value-type="float">
            <text:p>0,8547</text:p>
          </table:table-cell>
          <table:table-cell office:value-type="string" calcext:value-type="string">
            <text:p><text:s/>recall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loss</text:p>
          </table:table-cell>
          <table:table-cell office:value-type="float" office:value="0.3262" calcext:value-type="float">
            <text:p>0,3262</text:p>
          </table:table-cell>
        </table:table-row>
        <table:table-row table:style-name="ro1" table:number-rows-repeated="11">
          <table:table-cell table:number-columns-repeated="26"/>
        </table:table-row>
        <table:table-row table:style-name="ro1">
          <table:table-cell table:number-columns-repeated="3"/>
          <table:table-cell table:style-name="ce26" office:value-type="string" calcext:value-type="string">
            <text:p>média acc</text:p>
          </table:table-cell>
          <table:table-cell table:style-name="ce26" office:value-type="string" calcext:value-type="string">
            <text:p>média f1_score</text:p>
          </table:table-cell>
          <table:table-cell table:style-name="ce26" office:value-type="string" calcext:value-type="string">
            <text:p>média precision</text:p>
          </table:table-cell>
          <table:table-cell table:style-name="ce26" office:value-type="string" calcext:value-type="string">
            <text:p>média recall</text:p>
          </table:table-cell>
          <table:table-cell table:style-name="ce26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6" office:value-type="string" calcext:value-type="string">
            <text:p>W3</text:p>
          </table:table-cell>
          <table:table-cell table:formula="of:=AVERAGE([.R7:.R11])" office:value-type="float" office:value="0.86734" calcext:value-type="float">
            <text:p>0,86734</text:p>
          </table:table-cell>
          <table:table-cell table:formula="of:=AVERAGE([.T7:.T11])" office:value-type="float" office:value="0.87084" calcext:value-type="float">
            <text:p>0,87084</text:p>
          </table:table-cell>
          <table:table-cell table:number-columns-repeated="2"/>
          <table:table-cell table:formula="of:=AVERAGE([.Z7:.Z11])" office:value-type="float" office:value="0.31632" calcext:value-type="float">
            <text:p>0,316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6" office:value-type="string" calcext:value-type="string">
            <text:p>W1W3</text:p>
          </table:table-cell>
          <table:table-cell table:formula="of:=AVERAGE([.R23:.R29])" office:value-type="float" office:value="0.869857142857143" calcext:value-type="float">
            <text:p>0,869857142857143</text:p>
          </table:table-cell>
          <table:table-cell table:formula="of:=AVERAGE([.T23:.T29])" office:value-type="float" office:value="0.872971428571429" calcext:value-type="float">
            <text:p>0,872971428571429</text:p>
          </table:table-cell>
          <table:table-cell table:number-columns-repeated="2"/>
          <table:table-cell table:formula="of:=AVERAGE([.Z23:.Z29])" office:value-type="float" office:value="0.3195" calcext:value-type="float">
            <text:p>0,3195</text:p>
          </table:table-cell>
          <table:table-cell table:number-columns-repeated="18"/>
        </table:table-row>
        <table:table-row table:style-name="ro1" table:number-rows-repeated="15">
          <table:table-cell table:number-columns-repeated="26"/>
        </table:table-row>
        <table:table-row table:style-name="ro1">
          <table:table-cell table:number-columns-repeated="2"/>
          <table:table-cell table:style-name="ce26" office:value-type="string" calcext:value-type="string">
            <text:p>rs</text:p>
          </table:table-cell>
          <table:table-cell table:style-name="ce26" office:value-type="string" calcext:value-type="string">
            <text:p>memo after</text:p>
          </table:table-cell>
          <table:table-cell table:style-name="ce26" office:value-type="string" calcext:value-type="string">
            <text:p>memo before</text:p>
          </table:table-cell>
          <table:table-cell table:style-name="ce26" office:value-type="string" calcext:value-type="string">
            <text:p>memo diff</text:p>
          </table:table-cell>
          <table:table-cell table:style-name="ce32" table:number-columns-repeated="2"/>
          <table:table-cell table:style-name="ce26" office:value-type="string" calcext:value-type="string">
            <text:p>Epoch time (10474 samples)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050520576" calcext:value-type="float">
            <text:p>3050520576</text:p>
          </table:table-cell>
          <table:table-cell office:value-type="float" office:value="2547896320" calcext:value-type="float">
            <text:p>2547896320</text:p>
          </table:table-cell>
          <table:table-cell office:value-type="float" office:value="502624256" calcext:value-type="float">
            <text:p>50262425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048120320" calcext:value-type="float">
            <text:p>3048120320</text:p>
          </table:table-cell>
          <table:table-cell office:value-type="float" office:value="2547777536" calcext:value-type="float">
            <text:p>2547777536</text:p>
          </table:table-cell>
          <table:table-cell office:value-type="float" office:value="500342784" calcext:value-type="float">
            <text:p>50034278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046584320" calcext:value-type="float">
            <text:p>3046584320</text:p>
          </table:table-cell>
          <table:table-cell office:value-type="float" office:value="2548330496" calcext:value-type="float">
            <text:p>2548330496</text:p>
          </table:table-cell>
          <table:table-cell office:value-type="float" office:value="498253824" calcext:value-type="float">
            <text:p>49825382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17"/>
        </table:table-row>
        <table:table-row table:style-name="ro1" table:number-rows-repeated="11">
          <table:table-cell table:number-columns-repeated="26"/>
        </table:table-row>
        <table:table-row table:style-name="ro1">
          <table:table-cell table:number-columns-repeated="2"/>
          <table:table-cell table:style-name="ce26" office:value-type="string" calcext:value-type="string">
            <text:p>média memo:</text:p>
          </table:table-cell>
          <table:table-cell table:formula="of:=AVERAGE([.F60:.F62])" office:value-type="float" office:value="500406954.666667" calcext:value-type="float">
            <text:p>500406954,666667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26" office:value-type="string" calcext:value-type="string">
            <text:p>média time:</text:p>
          </table:table-cell>
          <table:table-cell table:formula="of:= AVERAGE([.I60:.I68])" office:value-type="float" office:value="35" calcext:value-type="float">
            <text:p>35</text:p>
          </table:table-cell>
          <table:table-cell table:number-columns-repeated="22"/>
        </table:table-row>
      </table:table>
      <table:table table:name="cenário 6" table:style-name="ta1">
        <table:table-column table:style-name="co1" table:number-columns-repeated="3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34" office:value-type="string" calcext:value-type="string" table:number-columns-spanned="24" table:number-rows-spanned="2">
            <text:p>W1W3W6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</text:p>
          </table:table-cell>
          <table:table-cell office:value-type="float" office:value="0.880815982818604" calcext:value-type="float">
            <text:p>0,880815982818604</text:p>
          </table:table-cell>
          <table:table-cell office:value-type="string" calcext:value-type="string">
            <text:p><text:s/>max precision</text:p>
          </table:table-cell>
          <table:table-cell office:value-type="float" office:value="0.920748829841614" calcext:value-type="float">
            <text:p>0,920748829841614</text:p>
          </table:table-cell>
          <table:table-cell office:value-type="string" calcext:value-type="string">
            <text:p><text:s/>max recall</text:p>
          </table:table-cell>
          <table:table-cell office:value-type="float" office:value="0.966126978397369" calcext:value-type="float">
            <text:p>0,966126978397369</text:p>
          </table:table-cell>
          <table:table-cell office:value-type="string" calcext:value-type="string">
            <text:p><text:s/>min val_loss</text:p>
          </table:table-cell>
          <table:table-cell office:value-type="float" office:value="0.294133991003036" calcext:value-type="float">
            <text:p>0,294133991003036</text:p>
          </table:table-cell>
          <table:table-cell office:value-type="string" calcext:value-type="string">
            <text:p><text:s/>rs = 100 </text:p>
          </table:table-cell>
          <table:table-cell office:value-type="string" calcext:value-type="string">
            <text:p><text:s/>ct_train = 5334/10474 = 0,5092610273057093 </text:p>
          </table:table-cell>
          <table:table-cell office:value-type="string" calcext:value-type="string">
            <text:p><text:s/>ct_val = 1159/2244 = 0,5164884135472371 </text:p>
          </table:table-cell>
          <table:table-cell office:value-type="string" calcext:value-type="string">
            <text:p><text:s/>ct_test = 1174/2245 = 0,5229398663697105 </text:p>
          </table:table-cell>
          <table:table-cell office:value-type="string" calcext:value-type="string">
            <text:p><text:s/>accuracy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f1_m</text:p>
          </table:table-cell>
          <table:table-cell office:value-type="float" office:value="0.8825" calcext:value-type="float">
            <text:p>0,8825</text:p>
          </table:table-cell>
          <table:table-cell office:value-type="string" calcext:value-type="string">
            <text:p><text:s/>precision_m</text:p>
          </table:table-cell>
          <table:table-cell office:value-type="float" office:value="0.8638" calcext:value-type="float">
            <text:p>0,8638</text:p>
          </table:table-cell>
          <table:table-cell office:value-type="string" calcext:value-type="string">
            <text:p><text:s/>recall_m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<text:s/>loss</text:p>
          </table:table-cell>
          <table:table-cell office:value-type="float" office:value="0.2954" calcext:value-type="float">
            <text:p>0,29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0320856571198" calcext:value-type="float">
            <text:p>0,870320856571198</text:p>
          </table:table-cell>
          <table:table-cell office:value-type="string" calcext:value-type="string">
            <text:p><text:s/>max f1_score </text:p>
          </table:table-cell>
          <table:table-cell office:value-type="float" office:value="0.873970210552216" calcext:value-type="float">
            <text:p>0,873970210552216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35206747055" calcext:value-type="float">
            <text:p>0,91835206747055</text:p>
          </table:table-cell>
          <table:table-cell office:value-type="string" calcext:value-type="string">
            <text:p><text:s/>max recall </text:p>
          </table:table-cell>
          <table:table-cell office:value-type="float" office:value="0.947881162166595" calcext:value-type="float">
            <text:p>0,947881162166595</text:p>
          </table:table-cell>
          <table:table-cell office:value-type="string" calcext:value-type="string">
            <text:p><text:s/>min val_loss </text:p>
          </table:table-cell>
          <table:table-cell office:value-type="float" office:value="0.32718625664711" calcext:value-type="float">
            <text:p>0,32718625664711</text:p>
          </table:table-cell>
          <table:table-cell office:value-type="string" calcext:value-type="string">
            <text:p><text:s/>rs = 101 </text:p>
          </table:table-cell>
          <table:table-cell office:value-type="string" calcext:value-type="string">
            <text:p><text:s/>ct_train = 5349/10474 = 0,5106931449303036 </text:p>
          </table:table-cell>
          <table:table-cell office:value-type="string" calcext:value-type="string">
            <text:p><text:s/>ct_val = 1152/2244 = 0,5133689839572193 </text:p>
          </table:table-cell>
          <table:table-cell office:value-type="string" calcext:value-type="string">
            <text:p><text:s/>ct_test = 1166/2245 = 0,5193763919821827 </text:p>
          </table:table-cell>
          <table:table-cell office:value-type="string" calcext:value-type="string">
            <text:p><text:s/>accuracy</text:p>
          </table:table-cell>
          <table:table-cell office:value-type="float" office:value="0.8641" calcext:value-type="float">
            <text:p>0,8641</text:p>
          </table:table-cell>
          <table:table-cell office:value-type="string" calcext:value-type="string">
            <text:p><text:s/>f1_m</text:p>
          </table:table-cell>
          <table:table-cell office:value-type="float" office:value="0.8737" calcext:value-type="float">
            <text:p>0,8737</text:p>
          </table:table-cell>
          <table:table-cell office:value-type="string" calcext:value-type="string">
            <text:p><text:s/>precision_m</text:p>
          </table:table-cell>
          <table:table-cell office:value-type="float" office:value="0.8447" calcext:value-type="float">
            <text:p>0,8447</text:p>
          </table:table-cell>
          <table:table-cell office:value-type="string" calcext:value-type="string">
            <text:p><text:s/>recall_m</text:p>
          </table:table-cell>
          <table:table-cell office:value-type="float" office:value="0.9048" calcext:value-type="float">
            <text:p>0,9048</text:p>
          </table:table-cell>
          <table:table-cell office:value-type="string" calcext:value-type="string">
            <text:p><text:s/>loss</text:p>
          </table:table-cell>
          <table:table-cell office:value-type="float" office:value="0.3141" calcext:value-type="float">
            <text:p>0,3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657729148865" calcext:value-type="float">
            <text:p>0,871657729148865</text:p>
          </table:table-cell>
          <table:table-cell office:value-type="string" calcext:value-type="string">
            <text:p><text:s/>max f1_score </text:p>
          </table:table-cell>
          <table:table-cell office:value-type="float" office:value="0.875296354293823" calcext:value-type="float">
            <text:p>0,875296354293823</text:p>
          </table:table-cell>
          <table:table-cell office:value-type="string" calcext:value-type="string">
            <text:p><text:s/>max precision </text:p>
          </table:table-cell>
          <table:table-cell office:value-type="float" office:value="0.914296627044678" calcext:value-type="float">
            <text:p>0,914296627044678</text:p>
          </table:table-cell>
          <table:table-cell office:value-type="string" calcext:value-type="string">
            <text:p><text:s/>max recall </text:p>
          </table:table-cell>
          <table:table-cell office:value-type="float" office:value="0.9535853266716" calcext:value-type="float">
            <text:p>0,9535853266716</text:p>
          </table:table-cell>
          <table:table-cell office:value-type="string" calcext:value-type="string">
            <text:p><text:s/>min val_loss </text:p>
          </table:table-cell>
          <table:table-cell office:value-type="float" office:value="0.306793421506882" calcext:value-type="float">
            <text:p>0,306793421506882</text:p>
          </table:table-cell>
          <table:table-cell office:value-type="string" calcext:value-type="string">
            <text:p><text:s/>rs = 102 </text:p>
          </table:table-cell>
          <table:table-cell office:value-type="string" calcext:value-type="string">
            <text:p><text:s/>ct_train = 5385/10474 = 0,5141302272293298 </text:p>
          </table:table-cell>
          <table:table-cell office:value-type="string" calcext:value-type="string">
            <text:p><text:s/>ct_val = 1146/2244 = 0,5106951871657754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753" calcext:value-type="float">
            <text:p>0,8753</text:p>
          </table:table-cell>
          <table:table-cell office:value-type="string" calcext:value-type="string">
            <text:p><text:s/>f1_m</text:p>
          </table:table-cell>
          <table:table-cell office:value-type="float" office:value="0.8775" calcext:value-type="float">
            <text:p>0,8775</text:p>
          </table:table-cell>
          <table:table-cell office:value-type="string" calcext:value-type="string">
            <text:p><text:s/>precision_m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recall_m</text:p>
          </table:table-cell>
          <table:table-cell office:value-type="float" office:value="0.8829" calcext:value-type="float">
            <text:p>0,8829</text:p>
          </table:table-cell>
          <table:table-cell office:value-type="string" calcext:value-type="string">
            <text:p><text:s/>loss</text:p>
          </table:table-cell>
          <table:table-cell office:value-type="float" office:value="0.3049" calcext:value-type="float">
            <text:p>0,30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210339307785" calcext:value-type="float">
            <text:p>0,87210339307785</text:p>
          </table:table-cell>
          <table:table-cell office:value-type="string" calcext:value-type="string">
            <text:p><text:s/>max f1_score </text:p>
          </table:table-cell>
          <table:table-cell office:value-type="float" office:value="0.877007126808167" calcext:value-type="float">
            <text:p>0,87700712680816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022631168366" calcext:value-type="float">
            <text:p>0,932022631168366</text:p>
          </table:table-cell>
          <table:table-cell office:value-type="string" calcext:value-type="string">
            <text:p><text:s/>max recall </text:p>
          </table:table-cell>
          <table:table-cell office:value-type="float" office:value="0.940333604812622" calcext:value-type="float">
            <text:p>0,940333604812622</text:p>
          </table:table-cell>
          <table:table-cell office:value-type="string" calcext:value-type="string">
            <text:p><text:s/>min val_loss </text:p>
          </table:table-cell>
          <table:table-cell office:value-type="float" office:value="0.302973657846451" calcext:value-type="float">
            <text:p>0,302973657846451</text:p>
          </table:table-cell>
          <table:table-cell office:value-type="string" calcext:value-type="string">
            <text:p><text:s/>rs = 103 </text:p>
          </table:table-cell>
          <table:table-cell office:value-type="string" calcext:value-type="string">
            <text:p><text:s/>ct_train = 5354/10474 = 0,5111705174718351 </text:p>
          </table:table-cell>
          <table:table-cell office:value-type="string" calcext:value-type="string">
            <text:p><text:s/>ct_val = 1188/2244 = 0,5294117647058824 </text:p>
          </table:table-cell>
          <table:table-cell office:value-type="string" calcext:value-type="string">
            <text:p><text:s/>ct_test = 1125/2245 = 0,5011135857461024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recall_m</text:p>
          </table:table-cell>
          <table:table-cell office:value-type="float" office:value="0.8791" calcext:value-type="float">
            <text:p>0,8791</text:p>
          </table:table-cell>
          <table:table-cell office:value-type="string" calcext:value-type="string">
            <text:p><text:s/>loss</text:p>
          </table:table-cell>
          <table:table-cell office:value-type="float" office:value="0.3134" calcext:value-type="float">
            <text:p>0,31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233539104462" calcext:value-type="float">
            <text:p>0,879233539104462</text:p>
          </table:table-cell>
          <table:table-cell office:value-type="string" calcext:value-type="string">
            <text:p><text:s/>max f1_score </text:p>
          </table:table-cell>
          <table:table-cell office:value-type="float" office:value="0.88486510515213" calcext:value-type="float">
            <text:p>0,884865105152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365911960602" calcext:value-type="float">
            <text:p>0,926365911960602</text:p>
          </table:table-cell>
          <table:table-cell office:value-type="string" calcext:value-type="string">
            <text:p><text:s/>max recall </text:p>
          </table:table-cell>
          <table:table-cell office:value-type="float" office:value="0.956448316574097" calcext:value-type="float">
            <text:p>0,956448316574097</text:p>
          </table:table-cell>
          <table:table-cell office:value-type="string" calcext:value-type="string">
            <text:p><text:s/>min val_loss </text:p>
          </table:table-cell>
          <table:table-cell office:value-type="float" office:value="0.309510052204132" calcext:value-type="float">
            <text:p>0,309510052204132</text:p>
          </table:table-cell>
          <table:table-cell office:value-type="string" calcext:value-type="string">
            <text:p><text:s/>rs = 104 </text:p>
          </table:table-cell>
          <table:table-cell office:value-type="string" calcext:value-type="string">
            <text:p><text:s/>ct_train = 5352/10474 = 0,5109795684552224 </text:p>
          </table:table-cell>
          <table:table-cell office:value-type="string" calcext:value-type="string">
            <text:p><text:s/>ct_val = 1158/2244 = 0,516042780748663 </text:p>
          </table:table-cell>
          <table:table-cell office:value-type="string" calcext:value-type="string">
            <text:p><text:s/>ct_test = 1157/2245 = 0,5153674832962138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711" calcext:value-type="float">
            <text:p>0,8711</text:p>
          </table:table-cell>
          <table:table-cell office:value-type="string" calcext:value-type="string">
            <text:p><text:s/>precision_m</text:p>
          </table:table-cell>
          <table:table-cell office:value-type="float" office:value="0.8608" calcext:value-type="float">
            <text:p>0,8608</text:p>
          </table:table-cell>
          <table:table-cell office:value-type="string" calcext:value-type="string">
            <text:p><text:s/>recall_m</text:p>
          </table:table-cell>
          <table:table-cell office:value-type="float" office:value="0.8816" calcext:value-type="float">
            <text:p>0,8816</text:p>
          </table:table-cell>
          <table:table-cell office:value-type="string" calcext:value-type="string">
            <text:p><text:s/>loss</text:p>
          </table:table-cell>
          <table:table-cell office:value-type="float" office:value="0.3465" calcext:value-type="float">
            <text:p>0,34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2798552513123" calcext:value-type="float">
            <text:p>0,882798552513123</text:p>
          </table:table-cell>
          <table:table-cell office:value-type="string" calcext:value-type="string">
            <text:p><text:s/>max f1_score </text:p>
          </table:table-cell>
          <table:table-cell office:value-type="float" office:value="0.887757062911987" calcext:value-type="float">
            <text:p>0,88775706291198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697598934174" calcext:value-type="float">
            <text:p>0,927697598934174</text:p>
          </table:table-cell>
          <table:table-cell office:value-type="string" calcext:value-type="string">
            <text:p><text:s/>max recall </text:p>
          </table:table-cell>
          <table:table-cell office:value-type="float" office:value="0.961067080497742" calcext:value-type="float">
            <text:p>0,961067080497742</text:p>
          </table:table-cell>
          <table:table-cell office:value-type="string" calcext:value-type="string">
            <text:p><text:s/>min val_loss </text:p>
          </table:table-cell>
          <table:table-cell office:value-type="float" office:value="0.298241317272186" calcext:value-type="float">
            <text:p>0,298241317272186</text:p>
          </table:table-cell>
          <table:table-cell office:value-type="string" calcext:value-type="string">
            <text:p><text:s/>rs = 105 <text:s/></text:p>
          </table:table-cell>
          <table:table-cell office:value-type="string" calcext:value-type="string">
            <text:p><text:s/>ct_train = 5347/10474 = 0,5105021959136911 </text:p>
          </table:table-cell>
          <table:table-cell office:value-type="string" calcext:value-type="string">
            <text:p><text:s/>ct_val = 1160/2244 = 0,5169340463458111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592" calcext:value-type="float">
            <text:p>0,8592</text:p>
          </table:table-cell>
          <table:table-cell office:value-type="string" calcext:value-type="string">
            <text:p><text:s/>f1_m</text:p>
          </table:table-cell>
          <table:table-cell office:value-type="float" office:value="0.8633" calcext:value-type="float">
            <text:p>0,8633</text:p>
          </table:table-cell>
          <table:table-cell office:value-type="string" calcext:value-type="string">
            <text:p><text:s/>precision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recall_m</text:p>
          </table:table-cell>
          <table:table-cell office:value-type="float" office:value="0.8603" calcext:value-type="float">
            <text:p>0,8603</text:p>
          </table:table-cell>
          <table:table-cell office:value-type="string" calcext:value-type="string">
            <text:p><text:s/>loss</text:p>
          </table:table-cell>
          <table:table-cell office:value-type="float" office:value="0.3179" calcext:value-type="float">
            <text:p>0,31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212124824524" calcext:value-type="float">
            <text:p>0,871212124824524</text:p>
          </table:table-cell>
          <table:table-cell office:value-type="string" calcext:value-type="string">
            <text:p><text:s/>max f1_score </text:p>
          </table:table-cell>
          <table:table-cell office:value-type="float" office:value="0.875831842422485" calcext:value-type="float">
            <text:p>0,8758318424224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734593868256" calcext:value-type="float">
            <text:p>0,910734593868256</text:p>
          </table:table-cell>
          <table:table-cell office:value-type="string" calcext:value-type="string">
            <text:p><text:s/>max recall </text:p>
          </table:table-cell>
          <table:table-cell office:value-type="float" office:value="0.943697869777679" calcext:value-type="float">
            <text:p>0,943697869777679</text:p>
          </table:table-cell>
          <table:table-cell office:value-type="string" calcext:value-type="string">
            <text:p><text:s/>min val_loss </text:p>
          </table:table-cell>
          <table:table-cell office:value-type="float" office:value="0.321169018745422" calcext:value-type="float">
            <text:p>0,321169018745422</text:p>
          </table:table-cell>
          <table:table-cell office:value-type="string" calcext:value-type="string">
            <text:p><text:s/>rs = 106 </text:p>
          </table:table-cell>
          <table:table-cell office:value-type="string" calcext:value-type="string">
            <text:p><text:s/>ct_train = 5329/10474 = 0,508783654764178 </text:p>
          </table:table-cell>
          <table:table-cell office:value-type="string" calcext:value-type="string">
            <text:p><text:s/>ct_val = 1159/2244 = 0,5164884135472371 </text:p>
          </table:table-cell>
          <table:table-cell office:value-type="string" calcext:value-type="string">
            <text:p><text:s/>ct_test = 1179/2245 = 0,5251670378619153 </text:p>
          </table:table-cell>
          <table:table-cell office:value-type="string" calcext:value-type="string">
            <text:p><text:s/>accuracy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<text:s/>f1_m</text:p>
          </table:table-cell>
          <table:table-cell office:value-type="float" office:value="0.8758" calcext:value-type="float">
            <text:p>0,8758</text:p>
          </table:table-cell>
          <table:table-cell office:value-type="string" calcext:value-type="string">
            <text:p><text:s/>precision_m</text:p>
          </table:table-cell>
          <table:table-cell office:value-type="float" office:value="0.8476" calcext:value-type="float">
            <text:p>0,8476</text:p>
          </table:table-cell>
          <table:table-cell office:value-type="string" calcext:value-type="string">
            <text:p><text:s/>recall_m</text:p>
          </table:table-cell>
          <table:table-cell office:value-type="float" office:value="0.9059" calcext:value-type="float">
            <text:p>0,9059</text:p>
          </table:table-cell>
          <table:table-cell office:value-type="string" calcext:value-type="string">
            <text:p><text:s/>loss</text:p>
          </table:table-cell>
          <table:table-cell office:value-type="float" office:value="0.3202" calcext:value-type="float">
            <text:p>0,3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9875252246857" calcext:value-type="float">
            <text:p>0,869875252246857</text:p>
          </table:table-cell>
          <table:table-cell office:value-type="string" calcext:value-type="string">
            <text:p><text:s/>max f1_score </text:p>
          </table:table-cell>
          <table:table-cell office:value-type="float" office:value="0.877535998821258" calcext:value-type="float">
            <text:p>0,8775359988212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36776578426361" calcext:value-type="float">
            <text:p>0,936776578426361</text:p>
          </table:table-cell>
          <table:table-cell office:value-type="string" calcext:value-type="string">
            <text:p><text:s/>max recall </text:p>
          </table:table-cell>
          <table:table-cell office:value-type="float" office:value="0.944580376148224" calcext:value-type="float">
            <text:p>0,944580376148224</text:p>
          </table:table-cell>
          <table:table-cell office:value-type="string" calcext:value-type="string">
            <text:p><text:s/>min val_loss </text:p>
          </table:table-cell>
          <table:table-cell office:value-type="float" office:value="0.303065866231918" calcext:value-type="float">
            <text:p>0,303065866231918</text:p>
          </table:table-cell>
          <table:table-cell office:value-type="string" calcext:value-type="string">
            <text:p><text:s/>rs = 107 </text:p>
          </table:table-cell>
          <table:table-cell office:value-type="string" calcext:value-type="string">
            <text:p><text:s text:c="2"/>ct_train = 5293/10474 = 0,5053465724651518 </text:p>
          </table:table-cell>
          <table:table-cell office:value-type="string" calcext:value-type="string">
            <text:p><text:s/>ct_val = 1200/2244 = 0,5347593582887701 </text:p>
          </table:table-cell>
          <table:table-cell office:value-type="string" calcext:value-type="string">
            <text:p><text:s/>ct_test = 1174/2245 = 0,5229398663697105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precision_m</text:p>
          </table:table-cell>
          <table:table-cell office:value-type="float" office:value="0.8575" calcext:value-type="float">
            <text:p>0,8575</text:p>
          </table:table-cell>
          <table:table-cell office:value-type="string" calcext:value-type="string">
            <text:p><text:s/>recall_m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<text:s/>loss</text:p>
          </table:table-cell>
          <table:table-cell office:value-type="float" office:value="0.3173" calcext:value-type="float">
            <text:p>0,31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6310179233551" calcext:value-type="float">
            <text:p>0,866310179233551</text:p>
          </table:table-cell>
          <table:table-cell office:value-type="string" calcext:value-type="string">
            <text:p><text:s/>max f1_score </text:p>
          </table:table-cell>
          <table:table-cell office:value-type="float" office:value="0.869014739990234" calcext:value-type="float">
            <text:p>0,86901473999023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92994499206" calcext:value-type="float">
            <text:p>0,923292994499206</text:p>
          </table:table-cell>
          <table:table-cell office:value-type="string" calcext:value-type="string">
            <text:p><text:s/>max recall </text:p>
          </table:table-cell>
          <table:table-cell office:value-type="float" office:value="0.935526430606842" calcext:value-type="float">
            <text:p>0,935526430606842</text:p>
          </table:table-cell>
          <table:table-cell office:value-type="string" calcext:value-type="string">
            <text:p><text:s/>min val_loss </text:p>
          </table:table-cell>
          <table:table-cell office:value-type="float" office:value="0.317603915929794" calcext:value-type="float">
            <text:p>0,317603915929794</text:p>
          </table:table-cell>
          <table:table-cell office:value-type="string" calcext:value-type="string">
            <text:p><text:s/>rs = 108 </text:p>
          </table:table-cell>
          <table:table-cell office:value-type="string" calcext:value-type="string">
            <text:p><text:s/>ct_train = 5388/10474 = 0,5144166507542486 </text:p>
          </table:table-cell>
          <table:table-cell office:value-type="string" calcext:value-type="string">
            <text:p><text:s/>ct_val = 1144/2244 = 0,5098039215686274 </text:p>
          </table:table-cell>
          <table:table-cell office:value-type="string" calcext:value-type="string">
            <text:p><text:s/>ct_test = 1135/2245 = 0,5055679287305123 </text:p>
          </table:table-cell>
          <table:table-cell office:value-type="string" calcext:value-type="string">
            <text:p><text:s/>accuracy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f1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precision_m</text:p>
          </table:table-cell>
          <table:table-cell office:value-type="float" office:value="0.8818" calcext:value-type="float">
            <text:p>0,8818</text:p>
          </table:table-cell>
          <table:table-cell office:value-type="string" calcext:value-type="string">
            <text:p><text:s/>recall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loss</text:p>
          </table:table-cell>
          <table:table-cell office:value-type="float" office:value="0.3328" calcext:value-type="float">
            <text:p>0,33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472357273102" calcext:value-type="float">
            <text:p>0,885472357273102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33660030365" calcext:value-type="float">
            <text:p>0,87493366003036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837547302246" calcext:value-type="float">
            <text:p>0,918837547302246</text:p>
          </table:table-cell>
          <table:table-cell office:value-type="string" calcext:value-type="string">
            <text:p><text:s/>max recall </text:p>
          </table:table-cell>
          <table:table-cell office:value-type="float" office:value="0.974814414978027" calcext:value-type="float">
            <text:p>0,974814414978027</text:p>
          </table:table-cell>
          <table:table-cell office:value-type="string" calcext:value-type="string">
            <text:p><text:s/>min val_loss </text:p>
          </table:table-cell>
          <table:table-cell office:value-type="float" office:value="0.282249629497528" calcext:value-type="float">
            <text:p>0,282249629497528</text:p>
          </table:table-cell>
          <table:table-cell office:value-type="string" calcext:value-type="string">
            <text:p><text:s/>rs = 109 </text:p>
          </table:table-cell>
          <table:table-cell office:value-type="string" calcext:value-type="string">
            <text:p><text:s/>ct_train = 5381/10474 = 0,5137483291961047 </text:p>
          </table:table-cell>
          <table:table-cell office:value-type="string" calcext:value-type="string">
            <text:p><text:s/>ct_val = 1160/2244 = 0,5169340463458111 </text:p>
          </table:table-cell>
          <table:table-cell office:value-type="string" calcext:value-type="string">
            <text:p><text:s/>ct_test = 1126/2245 = 0,5015590200445434 </text:p>
          </table:table-cell>
          <table:table-cell office:value-type="string" calcext:value-type="string">
            <text:p><text:s/>accuracy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<text:s/>f1_m</text:p>
          </table:table-cell>
          <table:table-cell office:value-type="float" office:value="0.8806" calcext:value-type="float">
            <text:p>0,8806</text:p>
          </table:table-cell>
          <table:table-cell office:value-type="string" calcext:value-type="string">
            <text:p><text:s/>precision_m</text:p>
          </table:table-cell>
          <table:table-cell office:value-type="float" office:value="0.8647" calcext:value-type="float">
            <text:p>0,8647</text:p>
          </table:table-cell>
          <table:table-cell office:value-type="string" calcext:value-type="string">
            <text:p><text:s/>recall_m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<text:s/>loss</text:p>
          </table:table-cell>
          <table:table-cell office:value-type="float" office:value="0.3007" calcext:value-type="float">
            <text:p>0,300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table:style-name="ce34" office:value-type="string" calcext:value-type="string" table:number-columns-spanned="24" table:number-rows-spanned="2">
            <text:p>W6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5418910980225" calcext:value-type="float">
            <text:p>0,865418910980225</text:p>
          </table:table-cell>
          <table:table-cell office:value-type="string" calcext:value-type="string">
            <text:p><text:s/>max f1_score </text:p>
          </table:table-cell>
          <table:table-cell office:value-type="float" office:value="0.860161483287811" calcext:value-type="float">
            <text:p>0,86016148328781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8243567943573" calcext:value-type="float">
            <text:p>0,938243567943573</text:p>
          </table:table-cell>
          <table:table-cell office:value-type="string" calcext:value-type="string">
            <text:p><text:s/>max recall </text:p>
          </table:table-cell>
          <table:table-cell office:value-type="float" office:value="0.932480931282043" calcext:value-type="float">
            <text:p>0,93248093128204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039592027664" calcext:value-type="float">
            <text:p>0,316039592027664</text:p>
          </table:table-cell>
          <table:table-cell office:value-type="string" calcext:value-type="string">
            <text:p><text:s/>rs = 80 </text:p>
          </table:table-cell>
          <table:table-cell office:value-type="string" calcext:value-type="string">
            <text:p><text:s/>ct_train = 5379/10474 = 0,513557380179492 </text:p>
          </table:table-cell>
          <table:table-cell office:value-type="string" calcext:value-type="string">
            <text:p><text:s/>ct_val = 1121/2244 = 0,49955436720142604 </text:p>
          </table:table-cell>
          <table:table-cell office:value-type="string" calcext:value-type="string">
            <text:p><text:s/>ct_test = 1167/2245 = 0,5198218262806236 </text:p>
          </table:table-cell>
          <table:table-cell office:value-type="string" calcext:value-type="string">
            <text:p><text:s/>accuracy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f1_m</text:p>
          </table:table-cell>
          <table:table-cell office:value-type="float" office:value="0.8777" calcext:value-type="float">
            <text:p>0,8777</text:p>
          </table:table-cell>
          <table:table-cell office:value-type="string" calcext:value-type="string">
            <text:p><text:s/>precision_m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2958" calcext:value-type="float">
            <text:p>0,29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026752948761" calcext:value-type="float">
            <text:p>0,885026752948761</text:p>
          </table:table-cell>
          <table:table-cell office:value-type="string" calcext:value-type="string">
            <text:p><text:s/>max f1_score </text:p>
          </table:table-cell>
          <table:table-cell office:value-type="float" office:value="0.874594330787659" calcext:value-type="float">
            <text:p>0,874594330787659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604504585266" calcext:value-type="float">
            <text:p>0,931604504585266</text:p>
          </table:table-cell>
          <table:table-cell office:value-type="string" calcext:value-type="string">
            <text:p><text:s/>max recall </text:p>
          </table:table-cell>
          <table:table-cell office:value-type="float" office:value="0.937088787555695" calcext:value-type="float">
            <text:p>0,937088787555695</text:p>
          </table:table-cell>
          <table:table-cell office:value-type="string" calcext:value-type="string">
            <text:p><text:s/>min val_loss </text:p>
          </table:table-cell>
          <table:table-cell office:value-type="float" office:value="0.287817507982254" calcext:value-type="float">
            <text:p>0,287817507982254</text:p>
          </table:table-cell>
          <table:table-cell office:value-type="string" calcext:value-type="string">
            <text:p><text:s/>rs = 81 </text:p>
          </table:table-cell>
          <table:table-cell office:value-type="string" calcext:value-type="string">
            <text:p><text:s/>ct_train = 5363/10474 = 0,5120297880465916 </text:p>
          </table:table-cell>
          <table:table-cell office:value-type="string" calcext:value-type="string">
            <text:p><text:s/>ct_val = 1181/2244 = 0,5262923351158645 </text:p>
          </table:table-cell>
          <table:table-cell office:value-type="string" calcext:value-type="string">
            <text:p><text:s/>ct_test = 1123/2245 = 0,5002227171492205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precision_m</text:p>
          </table:table-cell>
          <table:table-cell office:value-type="float" office:value="0.8662" calcext:value-type="float">
            <text:p>0,8662</text:p>
          </table:table-cell>
          <table:table-cell office:value-type="string" calcext:value-type="string">
            <text:p><text:s/>recall_m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loss</text:p>
          </table:table-cell>
          <table:table-cell office:value-type="float" office:value="0.327" calcext:value-type="float">
            <text:p>0,3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5668466091156" calcext:value-type="float">
            <text:p>0,875668466091156</text:p>
          </table:table-cell>
          <table:table-cell office:value-type="string" calcext:value-type="string">
            <text:p><text:s/>max f1_score </text:p>
          </table:table-cell>
          <table:table-cell office:value-type="float" office:value="0.874546349048615" calcext:value-type="float">
            <text:p>0,874546349048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5275990962982" calcext:value-type="float">
            <text:p>0,915275990962982</text:p>
          </table:table-cell>
          <table:table-cell office:value-type="string" calcext:value-type="string">
            <text:p><text:s/>max recall </text:p>
          </table:table-cell>
          <table:table-cell office:value-type="float" office:value="0.950761616230011" calcext:value-type="float">
            <text:p>0,950761616230011</text:p>
          </table:table-cell>
          <table:table-cell office:value-type="string" calcext:value-type="string">
            <text:p><text:s/>min val_loss </text:p>
          </table:table-cell>
          <table:table-cell office:value-type="float" office:value="0.306342959403992" calcext:value-type="float">
            <text:p>0,306342959403992</text:p>
          </table:table-cell>
          <table:table-cell office:value-type="string" calcext:value-type="string">
            <text:p><text:s/>rs = 82 <text:s/></text:p>
          </table:table-cell>
          <table:table-cell office:value-type="string" calcext:value-type="string">
            <text:p><text:s/>ct_train = 5397/10474 = 0,5152759213290051 </text:p>
          </table:table-cell>
          <table:table-cell office:value-type="string" calcext:value-type="string">
            <text:p><text:s/>ct_val = 1143/2244 = 0,5093582887700535 </text:p>
          </table:table-cell>
          <table:table-cell office:value-type="string" calcext:value-type="string">
            <text:p><text:s/>ct_test = 1127/2245 = 0,5020044543429845 </text:p>
          </table:table-cell>
          <table:table-cell office:value-type="string" calcext:value-type="string">
            <text:p><text:s/>accuracy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f1_m</text:p>
          </table:table-cell>
          <table:table-cell office:value-type="float" office:value="0.8694" calcext:value-type="float">
            <text:p>0,8694</text:p>
          </table:table-cell>
          <table:table-cell office:value-type="string" calcext:value-type="string">
            <text:p><text:s/>precision_m</text:p>
          </table:table-cell>
          <table:table-cell office:value-type="float" office:value="0.8648" calcext:value-type="float">
            <text:p>0,8648</text:p>
          </table:table-cell>
          <table:table-cell office:value-type="string" calcext:value-type="string">
            <text:p><text:s/>recall_m</text:p>
          </table:table-cell>
          <table:table-cell office:value-type="float" office:value="0.874" calcext:value-type="float">
            <text:p>0,874</text:p>
          </table:table-cell>
          <table:table-cell office:value-type="string" calcext:value-type="string">
            <text:p><text:s/>loss</text:p>
          </table:table-cell>
          <table:table-cell office:value-type="float" office:value="0.3257" calcext:value-type="float">
            <text:p>0,32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3885929584503" calcext:value-type="float">
            <text:p>0,873885929584503</text:p>
          </table:table-cell>
          <table:table-cell office:value-type="string" calcext:value-type="string">
            <text:p><text:s/>max f1_score </text:p>
          </table:table-cell>
          <table:table-cell office:value-type="float" office:value="0.878186285495758" calcext:value-type="float">
            <text:p>0,8781862854957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97330904007" calcext:value-type="float">
            <text:p>0,92497330904007</text:p>
          </table:table-cell>
          <table:table-cell office:value-type="string" calcext:value-type="string">
            <text:p><text:s/>max recall </text:p>
          </table:table-cell>
          <table:table-cell office:value-type="float" office:value="0.955751001834869" calcext:value-type="float">
            <text:p>0,955751001834869</text:p>
          </table:table-cell>
          <table:table-cell office:value-type="string" calcext:value-type="string">
            <text:p><text:s/>min val_loss </text:p>
          </table:table-cell>
          <table:table-cell office:value-type="float" office:value="0.310823738574982" calcext:value-type="float">
            <text:p>0,310823738574982</text:p>
          </table:table-cell>
          <table:table-cell office:value-type="string" calcext:value-type="string">
            <text:p><text:s/>rs = 83 </text:p>
          </table:table-cell>
          <table:table-cell office:value-type="string" calcext:value-type="string">
            <text:p><text:s/>ct_train = 5350/10474 = 0,5107886194386099 </text:p>
          </table:table-cell>
          <table:table-cell office:value-type="string" calcext:value-type="string">
            <text:p><text:s/>ct_val = 1187/2244 = 0,5289661319073083 </text:p>
          </table:table-cell>
          <table:table-cell office:value-type="string" calcext:value-type="string">
            <text:p><text:s/>ct_test = 1130/2245 = 0,5033407572383074 </text:p>
          </table:table-cell>
          <table:table-cell office:value-type="string" calcext:value-type="string">
            <text:p><text:s/>accuracy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f1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precision_m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<text:s/>recall_m</text:p>
          </table:table-cell>
          <table:table-cell office:value-type="float" office:value="0.8991" calcext:value-type="float">
            <text:p>0,8991</text:p>
          </table:table-cell>
          <table:table-cell office:value-type="string" calcext:value-type="string">
            <text:p><text:s/>loss</text:p>
          </table:table-cell>
          <table:table-cell office:value-type="float" office:value="0.3021" calcext:value-type="float">
            <text:p>0,30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1907284259796" calcext:value-type="float">
            <text:p>0,881907284259796</text:p>
          </table:table-cell>
          <table:table-cell office:value-type="string" calcext:value-type="string">
            <text:p><text:s/>max f1_score </text:p>
          </table:table-cell>
          <table:table-cell office:value-type="float" office:value="0.885020852088928" calcext:value-type="float">
            <text:p>0,8850208520889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636785984039" calcext:value-type="float">
            <text:p>0,919636785984039</text:p>
          </table:table-cell>
          <table:table-cell office:value-type="string" calcext:value-type="string">
            <text:p><text:s/>max recall </text:p>
          </table:table-cell>
          <table:table-cell office:value-type="float" office:value="0.958324491977692" calcext:value-type="float">
            <text:p>0,958324491977692</text:p>
          </table:table-cell>
          <table:table-cell office:value-type="string" calcext:value-type="string">
            <text:p><text:s/>min val_loss </text:p>
          </table:table-cell>
          <table:table-cell office:value-type="float" office:value="0.298119783401489" calcext:value-type="float">
            <text:p>0,298119783401489</text:p>
          </table:table-cell>
          <table:table-cell office:value-type="string" calcext:value-type="string">
            <text:p><text:s/>rs = 84 </text:p>
          </table:table-cell>
          <table:table-cell office:value-type="string" calcext:value-type="string">
            <text:p><text:s/>ct_train = 5376/10474 = 0,5132709566545732 </text:p>
          </table:table-cell>
          <table:table-cell office:value-type="string" calcext:value-type="string">
            <text:p><text:s/>ct_val = 1155/2244 = 0,5147058823529411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659" calcext:value-type="float">
            <text:p>0,8659</text:p>
          </table:table-cell>
          <table:table-cell office:value-type="string" calcext:value-type="string">
            <text:p><text:s/>f1_m</text:p>
          </table:table-cell>
          <table:table-cell office:value-type="float" office:value="0.8737" calcext:value-type="float">
            <text:p>0,8737</text:p>
          </table:table-cell>
          <table:table-cell office:value-type="string" calcext:value-type="string">
            <text:p><text:s/>precision_m</text:p>
          </table:table-cell>
          <table:table-cell office:value-type="float" office:value="0.8348" calcext:value-type="float">
            <text:p>0,8348</text:p>
          </table:table-cell>
          <table:table-cell office:value-type="string" calcext:value-type="string">
            <text:p><text:s/>recall_m</text:p>
          </table:table-cell>
          <table:table-cell office:value-type="float" office:value="0.9164" calcext:value-type="float">
            <text:p>0,9164</text:p>
          </table:table-cell>
          <table:table-cell office:value-type="string" calcext:value-type="string">
            <text:p><text:s/>loss</text:p>
          </table:table-cell>
          <table:table-cell office:value-type="float" office:value="0.3121" calcext:value-type="float">
            <text:p>0,31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6310179233551" calcext:value-type="float">
            <text:p>0,866310179233551</text:p>
          </table:table-cell>
          <table:table-cell office:value-type="string" calcext:value-type="string">
            <text:p><text:s/>max f1_score </text:p>
          </table:table-cell>
          <table:table-cell office:value-type="float" office:value="0.869403541088104" calcext:value-type="float">
            <text:p>0,8694035410881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105526447296" calcext:value-type="float">
            <text:p>0,910105526447296</text:p>
          </table:table-cell>
          <table:table-cell office:value-type="string" calcext:value-type="string">
            <text:p><text:s/>max recall </text:p>
          </table:table-cell>
          <table:table-cell office:value-type="float" office:value="0.936704933643341" calcext:value-type="float">
            <text:p>0,936704933643341</text:p>
          </table:table-cell>
          <table:table-cell office:value-type="string" calcext:value-type="string">
            <text:p><text:s/>min val_loss </text:p>
          </table:table-cell>
          <table:table-cell office:value-type="float" office:value="0.325504660606384" calcext:value-type="float">
            <text:p>0,325504660606384</text:p>
          </table:table-cell>
          <table:table-cell office:value-type="string" calcext:value-type="string">
            <text:p><text:s/>rs = 85 </text:p>
          </table:table-cell>
          <table:table-cell office:value-type="string" calcext:value-type="string">
            <text:p><text:s/>ct_train = 5388/10474 = 0,5144166507542486 </text:p>
          </table:table-cell>
          <table:table-cell office:value-type="string" calcext:value-type="string">
            <text:p><text:s/>ct_val = 1157/2244 = 0,5155971479500892 </text:p>
          </table:table-cell>
          <table:table-cell office:value-type="string" calcext:value-type="string">
            <text:p><text:s/>ct_test = 1122/2245 = 0,4997772828507795 </text:p>
          </table:table-cell>
          <table:table-cell office:value-type="string" calcext:value-type="string">
            <text:p><text:s/>accuracy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f1_m</text:p>
          </table:table-cell>
          <table:table-cell office:value-type="float" office:value="0.8775" calcext:value-type="float">
            <text:p>0,8775</text:p>
          </table:table-cell>
          <table:table-cell office:value-type="string" calcext:value-type="string">
            <text:p><text:s/>precision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recall_m</text:p>
          </table:table-cell>
          <table:table-cell office:value-type="float" office:value="0.8966" calcext:value-type="float">
            <text:p>0,8966</text:p>
          </table:table-cell>
          <table:table-cell office:value-type="string" calcext:value-type="string">
            <text:p><text:s/>loss</text:p>
          </table:table-cell>
          <table:table-cell office:value-type="float" office:value="0.3143" calcext:value-type="float">
            <text:p>0,3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6755783557892" calcext:value-type="float">
            <text:p>0,866755783557892</text:p>
          </table:table-cell>
          <table:table-cell office:value-type="string" calcext:value-type="string">
            <text:p><text:s/>max f1_score </text:p>
          </table:table-cell>
          <table:table-cell office:value-type="float" office:value="0.854760348796845" calcext:value-type="float">
            <text:p>0,854760348796845</text:p>
          </table:table-cell>
          <table:table-cell office:value-type="string" calcext:value-type="string">
            <text:p><text:s/>max precision </text:p>
          </table:table-cell>
          <table:table-cell office:value-type="float" office:value="0.900732040405273" calcext:value-type="float">
            <text:p>0,900732040405273</text:p>
          </table:table-cell>
          <table:table-cell office:value-type="string" calcext:value-type="string">
            <text:p><text:s/>max recall </text:p>
          </table:table-cell>
          <table:table-cell office:value-type="float" office:value="0.959444284439087" calcext:value-type="float">
            <text:p>0,959444284439087</text:p>
          </table:table-cell>
          <table:table-cell office:value-type="string" calcext:value-type="string">
            <text:p><text:s/>min val_loss </text:p>
          </table:table-cell>
          <table:table-cell office:value-type="float" office:value="0.322325944900513" calcext:value-type="float">
            <text:p>0,322325944900513</text:p>
          </table:table-cell>
          <table:table-cell office:value-type="string" calcext:value-type="string">
            <text:p><text:s/>rs = 86 </text:p>
          </table:table-cell>
          <table:table-cell office:value-type="string" calcext:value-type="string">
            <text:p><text:s/>ct_train = 5430/10474 = 0,5184265801031125 </text:p>
          </table:table-cell>
          <table:table-cell office:value-type="string" calcext:value-type="string">
            <text:p><text:s/>ct_val = 1075/2244 = 0,4790552584670232 </text:p>
          </table:table-cell>
          <table:table-cell office:value-type="string" calcext:value-type="string">
            <text:p><text:s/>ct_test = 1162/2245 = 0,5175946547884187 </text:p>
          </table:table-cell>
          <table:table-cell office:value-type="string" calcext:value-type="string">
            <text:p><text:s/>accuracy</text:p>
          </table:table-cell>
          <table:table-cell office:value-type="float" office:value="0.8909" calcext:value-type="float">
            <text:p>0,8909</text:p>
          </table:table-cell>
          <table:table-cell office:value-type="string" calcext:value-type="string">
            <text:p><text:s/>f1_m</text:p>
          </table:table-cell>
          <table:table-cell office:value-type="float" office:value="0.8937" calcext:value-type="float">
            <text:p>0,8937</text:p>
          </table:table-cell>
          <table:table-cell office:value-type="string" calcext:value-type="string">
            <text:p><text:s/>precision_m</text:p>
          </table:table-cell>
          <table:table-cell office:value-type="float" office:value="0.9011" calcext:value-type="float">
            <text:p>0,9011</text:p>
          </table:table-cell>
          <table:table-cell office:value-type="string" calcext:value-type="string">
            <text:p><text:s/>recall_m</text:p>
          </table:table-cell>
          <table:table-cell office:value-type="float" office:value="0.8864" calcext:value-type="float">
            <text:p>0,8864</text:p>
          </table:table-cell>
          <table:table-cell office:value-type="string" calcext:value-type="string">
            <text:p><text:s/>loss</text:p>
          </table:table-cell>
          <table:table-cell office:value-type="float" office:value="0.2827" calcext:value-type="float">
            <text:p>0,2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3636374473572" calcext:value-type="float">
            <text:p>0,863636374473572</text:p>
          </table:table-cell>
          <table:table-cell office:value-type="string" calcext:value-type="string">
            <text:p><text:s/>max f1_score </text:p>
          </table:table-cell>
          <table:table-cell office:value-type="float" office:value="0.858562529087067" calcext:value-type="float">
            <text:p>0,858562529087067</text:p>
          </table:table-cell>
          <table:table-cell office:value-type="string" calcext:value-type="string">
            <text:p><text:s/>max precision </text:p>
          </table:table-cell>
          <table:table-cell office:value-type="float" office:value="0.87348747253418" calcext:value-type="float">
            <text:p>0,87348747253418</text:p>
          </table:table-cell>
          <table:table-cell office:value-type="string" calcext:value-type="string">
            <text:p><text:s/>max recall </text:p>
          </table:table-cell>
          <table:table-cell office:value-type="float" office:value="0.959595143795013" calcext:value-type="float">
            <text:p>0,959595143795013</text:p>
          </table:table-cell>
          <table:table-cell office:value-type="string" calcext:value-type="string">
            <text:p><text:s/>min val_loss </text:p>
          </table:table-cell>
          <table:table-cell office:value-type="float" office:value="0.335040092468262" calcext:value-type="float">
            <text:p>0,335040092468262</text:p>
          </table:table-cell>
          <table:table-cell office:value-type="string" calcext:value-type="string">
            <text:p><text:s/>rs = 87 </text:p>
          </table:table-cell>
          <table:table-cell office:value-type="string" calcext:value-type="string">
            <text:p><text:s/>ct_train = 5413/10474 = 0,5168035134619057 </text:p>
          </table:table-cell>
          <table:table-cell office:value-type="string" calcext:value-type="string">
            <text:p><text:s/>ct_val = 1118/2244 = 0,4982174688057041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739" calcext:value-type="float">
            <text:p>0,8739</text:p>
          </table:table-cell>
          <table:table-cell office:value-type="string" calcext:value-type="string">
            <text:p><text:s/>f1_m</text:p>
          </table:table-cell>
          <table:table-cell office:value-type="float" office:value="0.8746" calcext:value-type="float">
            <text:p>0,8746</text:p>
          </table:table-cell>
          <table:table-cell office:value-type="string" calcext:value-type="string">
            <text:p><text:s/>precision_m</text:p>
          </table:table-cell>
          <table:table-cell office:value-type="float" office:value="0.8805" calcext:value-type="float">
            <text:p>0,8805</text:p>
          </table:table-cell>
          <table:table-cell office:value-type="string" calcext:value-type="string">
            <text:p><text:s/>recall_m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loss</text:p>
          </table:table-cell>
          <table:table-cell office:value-type="float" office:value="0.3214" calcext:value-type="float">
            <text:p>0,32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212124824524" calcext:value-type="float">
            <text:p>0,871212124824524</text:p>
          </table:table-cell>
          <table:table-cell office:value-type="string" calcext:value-type="string">
            <text:p><text:s/>max f1_score </text:p>
          </table:table-cell>
          <table:table-cell office:value-type="float" office:value="0.871231853961945" calcext:value-type="float">
            <text:p>0,87123185396194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468773365021" calcext:value-type="float">
            <text:p>0,918468773365021</text:p>
          </table:table-cell>
          <table:table-cell office:value-type="string" calcext:value-type="string">
            <text:p><text:s/>max recall </text:p>
          </table:table-cell>
          <table:table-cell office:value-type="float" office:value="0.957448303699493" calcext:value-type="float">
            <text:p>0,957448303699493</text:p>
          </table:table-cell>
          <table:table-cell office:value-type="string" calcext:value-type="string">
            <text:p><text:s/>min val_loss </text:p>
          </table:table-cell>
          <table:table-cell office:value-type="float" office:value="0.308582335710526" calcext:value-type="float">
            <text:p>0,308582335710526</text:p>
          </table:table-cell>
          <table:table-cell office:value-type="string" calcext:value-type="string">
            <text:p><text:s/>rs = 88 </text:p>
          </table:table-cell>
          <table:table-cell office:value-type="string" calcext:value-type="string">
            <text:p><text:s/>ct_train = 5336/10474 = 0,509451976322322 </text:p>
          </table:table-cell>
          <table:table-cell office:value-type="string" calcext:value-type="string">
            <text:p><text:s/>ct_val = 1176/2244 = 0,5240641711229946 </text:p>
          </table:table-cell>
          <table:table-cell office:value-type="string" calcext:value-type="string">
            <text:p><text:s/>ct_test = 1155/2245 = 0,5144766146993318 </text:p>
          </table:table-cell>
          <table:table-cell office:value-type="string" calcext:value-type="string">
            <text:p><text:s/>accuracy</text:p>
          </table:table-cell>
          <table:table-cell office:value-type="float" office:value="0.8579" calcext:value-type="float">
            <text:p>0,8579</text:p>
          </table:table-cell>
          <table:table-cell office:value-type="string" calcext:value-type="string">
            <text:p><text:s/>f1_m</text:p>
          </table:table-cell>
          <table:table-cell office:value-type="float" office:value="0.8648" calcext:value-type="float">
            <text:p>0,8648</text:p>
          </table:table-cell>
          <table:table-cell office:value-type="string" calcext:value-type="string">
            <text:p><text:s/>precision_m</text:p>
          </table:table-cell>
          <table:table-cell office:value-type="float" office:value="0.8472" calcext:value-type="float">
            <text:p>0,8472</text:p>
          </table:table-cell>
          <table:table-cell office:value-type="string" calcext:value-type="string">
            <text:p><text:s/>recall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loss</text:p>
          </table:table-cell>
          <table:table-cell office:value-type="float" office:value="0.3342" calcext:value-type="float">
            <text:p>0,33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9429588317871" calcext:value-type="float">
            <text:p>0,869429588317871</text:p>
          </table:table-cell>
          <table:table-cell office:value-type="string" calcext:value-type="string">
            <text:p><text:s/>max f1_score </text:p>
          </table:table-cell>
          <table:table-cell office:value-type="float" office:value="0.871371924877167" calcext:value-type="float">
            <text:p>0,87137192487716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698881149292" calcext:value-type="float">
            <text:p>0,920698881149292</text:p>
          </table:table-cell>
          <table:table-cell office:value-type="string" calcext:value-type="string">
            <text:p><text:s/>max recall </text:p>
          </table:table-cell>
          <table:table-cell office:value-type="float" office:value="0.942224204540253" calcext:value-type="float">
            <text:p>0,942224204540253</text:p>
          </table:table-cell>
          <table:table-cell office:value-type="string" calcext:value-type="string">
            <text:p><text:s/>min val_loss </text:p>
          </table:table-cell>
          <table:table-cell office:value-type="float" office:value="0.324307590723038" calcext:value-type="float">
            <text:p>0,324307590723038</text:p>
          </table:table-cell>
          <table:table-cell office:value-type="string" calcext:value-type="string">
            <text:p><text:s/>rs = 89 </text:p>
          </table:table-cell>
          <table:table-cell office:value-type="string" calcext:value-type="string">
            <text:p><text:s/>ct_train = 5402/10474 = 0,5157532938705366 </text:p>
          </table:table-cell>
          <table:table-cell office:value-type="string" calcext:value-type="string">
            <text:p><text:s/>ct_val = 1143/2244 = 0,5093582887700535 </text:p>
          </table:table-cell>
          <table:table-cell office:value-type="string" calcext:value-type="string">
            <text:p><text:s/>ct_test = 1122/2245 = 0,4997772828507795 </text:p>
          </table:table-cell>
          <table:table-cell office:value-type="string" calcext:value-type="string">
            <text:p><text:s/>accuracy</text:p>
          </table:table-cell>
          <table:table-cell office:value-type="float" office:value="0.8735" calcext:value-type="float">
            <text:p>0,8735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837" calcext:value-type="float">
            <text:p>0,8837</text:p>
          </table:table-cell>
          <table:table-cell office:value-type="string" calcext:value-type="string">
            <text:p><text:s/>recall_m</text:p>
          </table:table-cell>
          <table:table-cell office:value-type="float" office:value="0.8601" calcext:value-type="float">
            <text:p>0,8601</text:p>
          </table:table-cell>
          <table:table-cell office:value-type="string" calcext:value-type="string">
            <text:p><text:s/>loss</text:p>
          </table:table-cell>
          <table:table-cell office:value-type="float" office:value="0.3117" calcext:value-type="float">
            <text:p>0,3117</text:p>
          </table:table-cell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4"/>
          <table:table-cell table:style-name="ce26" office:value-type="string" calcext:value-type="string">
            <text:p>média acc</text:p>
          </table:table-cell>
          <table:table-cell table:style-name="ce26" office:value-type="string" calcext:value-type="string">
            <text:p>média f1_score</text:p>
          </table:table-cell>
          <table:table-cell table:style-name="ce26" office:value-type="string" calcext:value-type="string">
            <text:p>média precision</text:p>
          </table:table-cell>
          <table:table-cell table:style-name="ce26" office:value-type="string" calcext:value-type="string">
            <text:p>média recall</text:p>
          </table:table-cell>
          <table:table-cell table:style-name="ce26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6" office:value-type="string" calcext:value-type="string">
            <text:p>W6</text:p>
          </table:table-cell>
          <table:table-cell table:formula="of:= AVERAGE([.S20:.S29])" office:value-type="float" office:value="0.87243" calcext:value-type="float">
            <text:p>0,87243</text:p>
          </table:table-cell>
          <table:table-cell table:formula="of:= AVERAGE([.U20:.U29])" office:value-type="float" office:value="0.8754" calcext:value-type="float">
            <text:p>0,8754</text:p>
          </table:table-cell>
          <table:table-cell table:number-columns-repeated="2"/>
          <table:table-cell table:formula="of:=AVERAGE([.AA20:.AA29])" office:value-type="float" office:value="0.3127" calcext:value-type="float">
            <text:p>0,3127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6" office:value-type="string" calcext:value-type="string">
            <text:p>W1W3W6</text:p>
          </table:table-cell>
          <table:table-cell table:formula="of:= AVERAGE([.S6:.S15])" office:value-type="float" office:value="0.86967" calcext:value-type="float">
            <text:p>0,86967</text:p>
          </table:table-cell>
          <table:table-cell table:formula="of:=AVERAGE([.U6:.U15])" office:value-type="float" office:value="0.87502" calcext:value-type="float">
            <text:p>0,87502</text:p>
          </table:table-cell>
          <table:table-cell table:number-columns-repeated="2"/>
          <table:table-cell table:formula="of:=AVERAGE([.AA6:.AA15])" office:value-type="float" office:value="0.31632" calcext:value-type="float">
            <text:p>0,31632</text:p>
          </table:table-cell>
          <table:table-cell table:number-columns-repeated="18"/>
        </table:table-row>
        <table:table-row table:style-name="ro1" table:number-rows-repeated="31">
          <table:table-cell table:number-columns-repeated="27"/>
        </table:table-row>
        <table:table-row table:style-name="ro1">
          <table:table-cell table:number-columns-repeated="3"/>
          <table:table-cell table:style-name="ce26" office:value-type="string" calcext:value-type="string">
            <text:p>rs</text:p>
          </table:table-cell>
          <table:table-cell table:style-name="ce26" office:value-type="string" calcext:value-type="string">
            <text:p>memo after</text:p>
          </table:table-cell>
          <table:table-cell table:style-name="ce26" office:value-type="string" calcext:value-type="string">
            <text:p>memo before</text:p>
          </table:table-cell>
          <table:table-cell table:style-name="ce26" office:value-type="string" calcext:value-type="string">
            <text:p>memo diff</text:p>
          </table:table-cell>
          <table:table-cell table:style-name="ce32" table:number-columns-repeated="2"/>
          <table:table-cell table:style-name="ce26" office:value-type="string" calcext:value-type="string">
            <text:p>Epoch time (10474 samples)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060785152" calcext:value-type="float">
            <text:p>3060785152</text:p>
          </table:table-cell>
          <table:table-cell office:value-type="float" office:value="2548424704" calcext:value-type="float">
            <text:p>2548424704</text:p>
          </table:table-cell>
          <table:table-cell office:value-type="float" office:value="512360448" calcext:value-type="float">
            <text:p>51236044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3060424704" calcext:value-type="float">
            <text:p>3060424704</text:p>
          </table:table-cell>
          <table:table-cell office:value-type="float" office:value="2548543488" calcext:value-type="float">
            <text:p>2548543488</text:p>
          </table:table-cell>
          <table:table-cell office:value-type="float" office:value="511881216" calcext:value-type="float">
            <text:p>51188121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3059326976" calcext:value-type="float">
            <text:p>3059326976</text:p>
          </table:table-cell>
          <table:table-cell office:value-type="float" office:value="2548420608" calcext:value-type="float">
            <text:p>2548420608</text:p>
          </table:table-cell>
          <table:table-cell office:value-type="float" office:value="510906368" calcext:value-type="float">
            <text:p>510906368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7"/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3"/>
          <table:table-cell table:style-name="ce26" office:value-type="string" calcext:value-type="string">
            <text:p>média memo:</text:p>
          </table:table-cell>
          <table:table-cell table:formula="of:=AVERAGE([.G69:.G71])" office:value-type="float" office:value="511716010.666667" calcext:value-type="float">
            <text:p>511716010,666667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6" office:value-type="string" calcext:value-type="string">
            <text:p>média time:</text:p>
          </table:table-cell>
          <table:table-cell table:formula="of:=AVERAGE([.J69:.J77])" office:value-type="float" office:value="50.5555555555556" calcext:value-type="float">
            <text:p>50,5555555555556</text:p>
          </table:table-cell>
          <table:table-cell table:number-columns-repeated="22"/>
        </table:table-row>
      </table:table>
      <table:table table:name="cenario9" table:style-name="ta1">
        <table:table-column table:style-name="co1" table:number-columns-repeated="3" table:default-cell-style-name="Default"/>
        <table:table-column table:style-name="co74" table:default-cell-style-name="Default"/>
        <table:table-column table:style-name="co6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1" table:default-cell-style-name="Default"/>
        <table:table-column table:style-name="co78" table:default-cell-style-name="Default"/>
        <table:table-column table:style-name="co1" table:default-cell-style-name="Default"/>
        <table:table-column table:style-name="co79" table:default-cell-style-name="Default"/>
        <table:table-column table:style-name="co1" table:default-cell-style-name="Default"/>
        <table:table-column table:style-name="co74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" table:number-columns-repeated="10" table:default-cell-style-name="Default"/>
        <table:table-row table:style-name="ro1" table:number-rows-repeated="5">
          <table:table-cell table:number-columns-repeated="27"/>
        </table:table-row>
        <table:table-row table:style-name="ro1">
          <table:table-cell table:number-columns-repeated="3"/>
          <table:table-cell table:style-name="ce35" office:value-type="string" calcext:value-type="string" table:number-columns-spanned="24" table:number-rows-spanned="2">
            <text:p>W9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331533908844" calcext:value-type="float">
            <text:p>0,874331533908844</text:p>
          </table:table-cell>
          <table:table-cell office:value-type="string" calcext:value-type="string">
            <text:p><text:s/>max f1_score </text:p>
          </table:table-cell>
          <table:table-cell office:value-type="float" office:value="0.875443994998932" calcext:value-type="float">
            <text:p>0,875443994998932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133613109589" calcext:value-type="float">
            <text:p>0,909133613109589</text:p>
          </table:table-cell>
          <table:table-cell office:value-type="string" calcext:value-type="string">
            <text:p><text:s/>max recall </text:p>
          </table:table-cell>
          <table:table-cell office:value-type="float" office:value="0.962281107902527" calcext:value-type="float">
            <text:p>0,962281107902527</text:p>
          </table:table-cell>
          <table:table-cell office:value-type="string" calcext:value-type="string">
            <text:p><text:s/>min val_loss </text:p>
          </table:table-cell>
          <table:table-cell office:value-type="float" office:value="0.314261823892593" calcext:value-type="float">
            <text:p>0,314261823892593</text:p>
          </table:table-cell>
          <table:table-cell office:value-type="string" calcext:value-type="string">
            <text:p><text:s/>rs = 60 </text:p>
          </table:table-cell>
          <table:table-cell office:value-type="string" calcext:value-type="string">
            <text:p><text:s/>ct_train = 5374/10474 = 0,5130800076379607 </text:p>
          </table:table-cell>
          <table:table-cell office:value-type="string" calcext:value-type="string">
            <text:p><text:s/>ct_val = 1173/2244 = 0,5227272727272727 </text:p>
          </table:table-cell>
          <table:table-cell office:value-type="string" calcext:value-type="string">
            <text:p><text:s/>ct_test = 1120/2245 = 0,49888641425389757 </text:p>
          </table:table-cell>
          <table:table-cell office:value-type="string" calcext:value-type="string">
            <text:p><text:s/>accuracy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f1_m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precision_m</text:p>
          </table:table-cell>
          <table:table-cell office:value-type="float" office:value="0.8516" calcext:value-type="float">
            <text:p>0,8516</text:p>
          </table:table-cell>
          <table:table-cell office:value-type="string" calcext:value-type="string">
            <text:p><text:s/>recall_m</text:p>
          </table:table-cell>
          <table:table-cell office:value-type="float" office:value="0.8866" calcext:value-type="float">
            <text:p>0,8866</text:p>
          </table:table-cell>
          <table:table-cell office:value-type="string" calcext:value-type="string">
            <text:p><text:s/>loss</text:p>
          </table:table-cell>
          <table:table-cell office:value-type="float" office:value="0.3083" calcext:value-type="float">
            <text:p>0,30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026752948761" calcext:value-type="float">
            <text:p>0,885026752948761</text:p>
          </table:table-cell>
          <table:table-cell office:value-type="string" calcext:value-type="string">
            <text:p><text:s/>max f1_score </text:p>
          </table:table-cell>
          <table:table-cell office:value-type="float" office:value="0.879982769489288" calcext:value-type="float">
            <text:p>0,87998276948928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5011346340179" calcext:value-type="float">
            <text:p>0,915011346340179</text:p>
          </table:table-cell>
          <table:table-cell office:value-type="string" calcext:value-type="string">
            <text:p><text:s/>max recall </text:p>
          </table:table-cell>
          <table:table-cell office:value-type="float" office:value="0.950765609741211" calcext:value-type="float">
            <text:p>0,950765609741211</text:p>
          </table:table-cell>
          <table:table-cell office:value-type="string" calcext:value-type="string">
            <text:p><text:s/>min val_loss </text:p>
          </table:table-cell>
          <table:table-cell office:value-type="float" office:value="0.293909221887588" calcext:value-type="float">
            <text:p>0,293909221887588</text:p>
          </table:table-cell>
          <table:table-cell office:value-type="string" calcext:value-type="string">
            <text:p><text:s/>rs = 61 </text:p>
          </table:table-cell>
          <table:table-cell office:value-type="string" calcext:value-type="string">
            <text:p><text:s/>ct_train = 5418/10474 = 0,5172808860034371 </text:p>
          </table:table-cell>
          <table:table-cell office:value-type="string" calcext:value-type="string">
            <text:p><text:s/>ct_val = 1110/2244 = 0,4946524064171123 </text:p>
          </table:table-cell>
          <table:table-cell office:value-type="string" calcext:value-type="string">
            <text:p><text:s/>ct_test = 1139/2245 = 0,5073496659242762 </text:p>
          </table:table-cell>
          <table:table-cell office:value-type="string" calcext:value-type="string">
            <text:p><text:s/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precision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recall_m</text:p>
          </table:table-cell>
          <table:table-cell office:value-type="float" office:value="0.8472" calcext:value-type="float">
            <text:p>0,8472</text:p>
          </table:table-cell>
          <table:table-cell office:value-type="string" calcext:value-type="string">
            <text:p><text:s/>loss</text:p>
          </table:table-cell>
          <table:table-cell office:value-type="float" office:value="0.3203" calcext:value-type="float">
            <text:p>0,32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918021202087" calcext:value-type="float">
            <text:p>0,885918021202087</text:p>
          </table:table-cell>
          <table:table-cell office:value-type="string" calcext:value-type="string">
            <text:p><text:s/>max f1_score </text:p>
          </table:table-cell>
          <table:table-cell office:value-type="float" office:value="0.883825182914734" calcext:value-type="float">
            <text:p>0,88382518291473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824841976166" calcext:value-type="float">
            <text:p>0,928824841976166</text:p>
          </table:table-cell>
          <table:table-cell office:value-type="string" calcext:value-type="string">
            <text:p><text:s/>max recall </text:p>
          </table:table-cell>
          <table:table-cell office:value-type="float" office:value="0.952466428279877" calcext:value-type="float">
            <text:p>0,952466428279877</text:p>
          </table:table-cell>
          <table:table-cell office:value-type="string" calcext:value-type="string">
            <text:p><text:s/>min val_loss </text:p>
          </table:table-cell>
          <table:table-cell office:value-type="float" office:value="0.290170013904572" calcext:value-type="float">
            <text:p>0,290170013904572</text:p>
          </table:table-cell>
          <table:table-cell office:value-type="string" calcext:value-type="string">
            <text:p><text:s/>rs = 62 </text:p>
          </table:table-cell>
          <table:table-cell office:value-type="string" calcext:value-type="string">
            <text:p><text:s/>ct_train = 5374/10474 = 0,5130800076379607 </text:p>
          </table:table-cell>
          <table:table-cell office:value-type="string" calcext:value-type="string">
            <text:p><text:s/>ct_val = 1138/2244 = 0,5071301247771836 </text:p>
          </table:table-cell>
          <table:table-cell office:value-type="string" calcext:value-type="string">
            <text:p><text:s/>ct_test = 1155/2245 = 0,5144766146993318 </text:p>
          </table:table-cell>
          <table:table-cell office:value-type="string" calcext:value-type="string">
            <text:p><text:s/>accuracy</text:p>
          </table:table-cell>
          <table:table-cell office:value-type="float" office:value="0.8557" calcext:value-type="float">
            <text:p>0,8557</text:p>
          </table:table-cell>
          <table:table-cell office:value-type="string" calcext:value-type="string">
            <text:p><text:s/>f1_m</text:p>
          </table:table-cell>
          <table:table-cell office:value-type="float" office:value="0.8599" calcext:value-type="float">
            <text:p>0,8599</text:p>
          </table:table-cell>
          <table:table-cell office:value-type="string" calcext:value-type="string">
            <text:p><text:s/>precision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recall_m</text:p>
          </table:table-cell>
          <table:table-cell office:value-type="float" office:value="0.8606" calcext:value-type="float">
            <text:p>0,8606</text:p>
          </table:table-cell>
          <table:table-cell office:value-type="string" calcext:value-type="string">
            <text:p><text:s/>loss</text:p>
          </table:table-cell>
          <table:table-cell office:value-type="float" office:value="0.3319" calcext:value-type="float">
            <text:p>0,33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331533908844" calcext:value-type="float">
            <text:p>0,874331533908844</text:p>
          </table:table-cell>
          <table:table-cell office:value-type="string" calcext:value-type="string">
            <text:p><text:s/>max f1_score </text:p>
          </table:table-cell>
          <table:table-cell office:value-type="float" office:value="0.876979053020477" calcext:value-type="float">
            <text:p>0,87697905302047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097470283508" calcext:value-type="float">
            <text:p>0,920097470283508</text:p>
          </table:table-cell>
          <table:table-cell office:value-type="string" calcext:value-type="string">
            <text:p><text:s/>max recall </text:p>
          </table:table-cell>
          <table:table-cell office:value-type="float" office:value="0.952566146850586" calcext:value-type="float">
            <text:p>0,952566146850586</text:p>
          </table:table-cell>
          <table:table-cell office:value-type="string" calcext:value-type="string">
            <text:p><text:s/>min val_loss </text:p>
          </table:table-cell>
          <table:table-cell office:value-type="float" office:value="0.311317592859268" calcext:value-type="float">
            <text:p>0,311317592859268</text:p>
          </table:table-cell>
          <table:table-cell office:value-type="string" calcext:value-type="string">
            <text:p><text:s/>rs = 63 </text:p>
          </table:table-cell>
          <table:table-cell office:value-type="string" calcext:value-type="string">
            <text:p><text:s/>ct_train = 5331/10474 = 0,5089746037807905 </text:p>
          </table:table-cell>
          <table:table-cell office:value-type="string" calcext:value-type="string">
            <text:p><text:s/>ct_val = 1176/2244 = 0,5240641711229946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precision_m</text:p>
          </table:table-cell>
          <table:table-cell office:value-type="float" office:value="0.8779" calcext:value-type="float">
            <text:p>0,8779</text:p>
          </table:table-cell>
          <table:table-cell office:value-type="string" calcext:value-type="string">
            <text:p><text:s/>recall_m</text:p>
          </table:table-cell>
          <table:table-cell office:value-type="float" office:value="0.8552" calcext:value-type="float">
            <text:p>0,8552</text:p>
          </table:table-cell>
          <table:table-cell office:value-type="string" calcext:value-type="string">
            <text:p><text:s/>loss</text:p>
          </table:table-cell>
          <table:table-cell office:value-type="float" office:value="0.3283" calcext:value-type="float">
            <text:p>0,32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233539104462" calcext:value-type="float">
            <text:p>0,879233539104462</text:p>
          </table:table-cell>
          <table:table-cell office:value-type="string" calcext:value-type="string">
            <text:p><text:s/>max f1_score </text:p>
          </table:table-cell>
          <table:table-cell office:value-type="float" office:value="0.883211195468903" calcext:value-type="float">
            <text:p>0,88321119546890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333129405975" calcext:value-type="float">
            <text:p>0,926333129405975</text:p>
          </table:table-cell>
          <table:table-cell office:value-type="string" calcext:value-type="string">
            <text:p><text:s/>max recall </text:p>
          </table:table-cell>
          <table:table-cell office:value-type="float" office:value="0.96153336763382" calcext:value-type="float">
            <text:p>0,96153336763382</text:p>
          </table:table-cell>
          <table:table-cell office:value-type="string" calcext:value-type="string">
            <text:p><text:s/>min val_loss </text:p>
          </table:table-cell>
          <table:table-cell office:value-type="float" office:value="0.304040253162384" calcext:value-type="float">
            <text:p>0,304040253162384</text:p>
          </table:table-cell>
          <table:table-cell office:value-type="string" calcext:value-type="string">
            <text:p><text:s/>rs = 64 </text:p>
          </table:table-cell>
          <table:table-cell office:value-type="string" calcext:value-type="string">
            <text:p><text:s/>ct_train = 5414/10474 = 0,5168989879702119 </text:p>
          </table:table-cell>
          <table:table-cell office:value-type="string" calcext:value-type="string">
            <text:p><text:s/>ct_val = 1155/2244 = 0,5147058823529411 </text:p>
          </table:table-cell>
          <table:table-cell office:value-type="string" calcext:value-type="string">
            <text:p><text:s/>ct_test = 1098/2245 = 0,489086859688196 </text:p>
          </table:table-cell>
          <table:table-cell office:value-type="string" calcext:value-type="string">
            <text:p><text:s/>accuracy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03" calcext:value-type="float">
            <text:p>0,8603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109" calcext:value-type="float">
            <text:p>0,3109</text:p>
          </table:table-cell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3"/>
          <table:table-cell table:style-name="ce35" office:value-type="string" calcext:value-type="string" table:number-columns-spanned="24" table:number-rows-spanned="2">
            <text:p>W1W3W6W9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679143428803" calcext:value-type="float">
            <text:p>0,879679143428803</text:p>
          </table:table-cell>
          <table:table-cell office:value-type="string" calcext:value-type="string">
            <text:p><text:s/>max f1_score </text:p>
          </table:table-cell>
          <table:table-cell office:value-type="float" office:value="0.88236939907074" calcext:value-type="float">
            <text:p>0,882369399070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636410713196" calcext:value-type="float">
            <text:p>0,925636410713196</text:p>
          </table:table-cell>
          <table:table-cell office:value-type="string" calcext:value-type="string">
            <text:p><text:s/>max recall </text:p>
          </table:table-cell>
          <table:table-cell office:value-type="float" office:value="0.952352046966553" calcext:value-type="float">
            <text:p>0,952352046966553</text:p>
          </table:table-cell>
          <table:table-cell office:value-type="string" calcext:value-type="string">
            <text:p><text:s/>min val_loss </text:p>
          </table:table-cell>
          <table:table-cell office:value-type="float" office:value="0.297463804483414" calcext:value-type="float">
            <text:p>0,297463804483414</text:p>
          </table:table-cell>
          <table:table-cell office:value-type="string" calcext:value-type="string">
            <text:p><text:s/>rs = 120 </text:p>
          </table:table-cell>
          <table:table-cell office:value-type="string" calcext:value-type="string">
            <text:p><text:s/>ct_train = 5337/10474 = 0,5095474508306282 </text:p>
          </table:table-cell>
          <table:table-cell office:value-type="string" calcext:value-type="string">
            <text:p><text:s/>ct_val = 1152/2244 = 0,5133689839572193 </text:p>
          </table:table-cell>
          <table:table-cell office:value-type="string" calcext:value-type="string">
            <text:p><text:s/>ct_test = 1178/2245 = 0,5247216035634744 </text:p>
          </table:table-cell>
          <table:table-cell office:value-type="string" calcext:value-type="string">
            <text:p><text:s/>accuracy</text:p>
          </table:table-cell>
          <table:table-cell office:value-type="float" office:value="0.8766" calcext:value-type="float">
            <text:p>0,8766</text:p>
          </table:table-cell>
          <table:table-cell office:value-type="string" calcext:value-type="string">
            <text:p><text:s/>f1_m</text:p>
          </table:table-cell>
          <table:table-cell office:value-type="float" office:value="0.8845" calcext:value-type="float">
            <text:p>0,8845</text:p>
          </table:table-cell>
          <table:table-cell office:value-type="string" calcext:value-type="string">
            <text:p><text:s/>precision_m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<text:s/>recall_m</text:p>
          </table:table-cell>
          <table:table-cell office:value-type="float" office:value="0.9007" calcext:value-type="float">
            <text:p>0,9007</text:p>
          </table:table-cell>
          <table:table-cell office:value-type="string" calcext:value-type="string">
            <text:p><text:s/>loss</text:p>
          </table:table-cell>
          <table:table-cell office:value-type="float" office:value="0.293" calcext:value-type="float">
            <text:p>0,2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2798552513123" calcext:value-type="float">
            <text:p>0,882798552513123</text:p>
          </table:table-cell>
          <table:table-cell office:value-type="string" calcext:value-type="string">
            <text:p><text:s/>max f1_score </text:p>
          </table:table-cell>
          <table:table-cell office:value-type="float" office:value="0.88500702381134" calcext:value-type="float">
            <text:p>0,88500702381134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390544891357" calcext:value-type="float">
            <text:p>0,934390544891357</text:p>
          </table:table-cell>
          <table:table-cell office:value-type="string" calcext:value-type="string">
            <text:p><text:s/>max recall </text:p>
          </table:table-cell>
          <table:table-cell office:value-type="float" office:value="0.947845995426178" calcext:value-type="float">
            <text:p>0,947845995426178</text:p>
          </table:table-cell>
          <table:table-cell office:value-type="string" calcext:value-type="string">
            <text:p><text:s/>min val_loss </text:p>
          </table:table-cell>
          <table:table-cell office:value-type="float" office:value="0.29970794916153" calcext:value-type="float">
            <text:p>0,29970794916153</text:p>
          </table:table-cell>
          <table:table-cell office:value-type="string" calcext:value-type="string">
            <text:p><text:s/>rs = 121 </text:p>
          </table:table-cell>
          <table:table-cell office:value-type="string" calcext:value-type="string">
            <text:p><text:s/>ct_train = 5396/10474 = 0,5151804468206989 </text:p>
          </table:table-cell>
          <table:table-cell office:value-type="string" calcext:value-type="string">
            <text:p><text:s/>ct_val = 1129/2244 = 0,5031194295900179 </text:p>
          </table:table-cell>
          <table:table-cell office:value-type="string" calcext:value-type="string">
            <text:p><text:s/>ct_test = 1142/2245 = 0,5086859688195992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59" calcext:value-type="float">
            <text:p>0,8659</text:p>
          </table:table-cell>
          <table:table-cell office:value-type="string" calcext:value-type="string">
            <text:p><text:s/>precision_m</text:p>
          </table:table-cell>
          <table:table-cell office:value-type="float" office:value="0.8784" calcext:value-type="float">
            <text:p>0,8784</text:p>
          </table:table-cell>
          <table:table-cell office:value-type="string" calcext:value-type="string">
            <text:p><text:s/>recall_m</text:p>
          </table:table-cell>
          <table:table-cell office:value-type="float" office:value="0.8538" calcext:value-type="float">
            <text:p>0,8538</text:p>
          </table:table-cell>
          <table:table-cell office:value-type="string" calcext:value-type="string">
            <text:p><text:s/>loss</text:p>
          </table:table-cell>
          <table:table-cell office:value-type="float" office:value="0.3039" calcext:value-type="float">
            <text:p>0,30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4081978797913" calcext:value-type="float">
            <text:p>0,864081978797913</text:p>
          </table:table-cell>
          <table:table-cell office:value-type="string" calcext:value-type="string">
            <text:p><text:s/>max f1_score </text:p>
          </table:table-cell>
          <table:table-cell office:value-type="float" office:value="0.868179619312286" calcext:value-type="float">
            <text:p>0,868179619312286</text:p>
          </table:table-cell>
          <table:table-cell office:value-type="string" calcext:value-type="string">
            <text:p><text:s/>max precision </text:p>
          </table:table-cell>
          <table:table-cell office:value-type="float" office:value="0.89955073595047" calcext:value-type="float">
            <text:p>0,89955073595047</text:p>
          </table:table-cell>
          <table:table-cell office:value-type="string" calcext:value-type="string">
            <text:p><text:s/>max recall </text:p>
          </table:table-cell>
          <table:table-cell office:value-type="float" office:value="0.952530443668366" calcext:value-type="float">
            <text:p>0,952530443668366</text:p>
          </table:table-cell>
          <table:table-cell office:value-type="string" calcext:value-type="string">
            <text:p><text:s/>min val_loss </text:p>
          </table:table-cell>
          <table:table-cell office:value-type="float" office:value="0.32445028424263" calcext:value-type="float">
            <text:p>0,32445028424263</text:p>
          </table:table-cell>
          <table:table-cell office:value-type="string" calcext:value-type="string">
            <text:p><text:s/>rs = 122 </text:p>
          </table:table-cell>
          <table:table-cell office:value-type="string" calcext:value-type="string">
            <text:p><text:s/>ct_train = 5391/10474 = 0,5147030742791675 </text:p>
          </table:table-cell>
          <table:table-cell office:value-type="string" calcext:value-type="string">
            <text:p><text:s/>ct_val = 1147/2244 = 0,5111408199643493 </text:p>
          </table:table-cell>
          <table:table-cell office:value-type="string" calcext:value-type="string">
            <text:p><text:s/>ct_test = 1129/2245 = 0,5028953229398664</text:p>
          </table:table-cell>
          <table:table-cell office:value-type="string" calcext:value-type="string">
            <text:p>accuracy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<text:s/>f1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precision_m</text:p>
          </table:table-cell>
          <table:table-cell office:value-type="float" office:value="0.889" calcext:value-type="float">
            <text:p>0,889</text:p>
          </table:table-cell>
          <table:table-cell office:value-type="string" calcext:value-type="string">
            <text:p><text:s/>recall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loss</text:p>
          </table:table-cell>
          <table:table-cell office:value-type="float" office:value="0.3014" calcext:value-type="float">
            <text:p>0,30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 </text:p>
          </table:table-cell>
          <table:table-cell office:value-type="float" office:value="0.881784081459045" calcext:value-type="float">
            <text:p>0,88178408145904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188631534576" calcext:value-type="float">
            <text:p>0,918188631534576</text:p>
          </table:table-cell>
          <table:table-cell office:value-type="string" calcext:value-type="string">
            <text:p><text:s/>max recall </text:p>
          </table:table-cell>
          <table:table-cell office:value-type="float" office:value="0.975118696689606" calcext:value-type="float">
            <text:p>0,975118696689606</text:p>
          </table:table-cell>
          <table:table-cell office:value-type="string" calcext:value-type="string">
            <text:p><text:s/>min val_loss </text:p>
          </table:table-cell>
          <table:table-cell office:value-type="float" office:value="0.295354932546616" calcext:value-type="float">
            <text:p>0,295354932546616</text:p>
          </table:table-cell>
          <table:table-cell office:value-type="string" calcext:value-type="string">
            <text:p>rs = 123 </text:p>
          </table:table-cell>
          <table:table-cell office:value-type="string" calcext:value-type="string">
            <text:p><text:s/>ct_train = 5371/10474 = 0,5127935841130418 </text:p>
          </table:table-cell>
          <table:table-cell office:value-type="string" calcext:value-type="string">
            <text:p><text:s/>ct_val = 1132/2244 = 0,5044563279857398 </text:p>
          </table:table-cell>
          <table:table-cell office:value-type="string" calcext:value-type="string">
            <text:p><text:s/>ct_test = 1164/2245 = 0,5184855233853006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74" calcext:value-type="float">
            <text:p>0,8774</text:p>
          </table:table-cell>
          <table:table-cell office:value-type="string" calcext:value-type="string">
            <text:p><text:s/>precision_m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<text:s/>recall_m</text:p>
          </table:table-cell>
          <table:table-cell office:value-type="float" office:value="0.8943" calcext:value-type="float">
            <text:p>0,8943</text:p>
          </table:table-cell>
          <table:table-cell office:value-type="string" calcext:value-type="string">
            <text:p><text:s/>loss</text:p>
          </table:table-cell>
          <table:table-cell office:value-type="float" office:value="0.3106" calcext:value-type="float">
            <text:p>0,31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657729148865" calcext:value-type="float">
            <text:p>0,87165772914886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862624168396" calcext:value-type="float">
            <text:p>0,873862624168396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865344047546" calcext:value-type="float">
            <text:p>0,921865344047546</text:p>
          </table:table-cell>
          <table:table-cell office:value-type="string" calcext:value-type="string">
            <text:p><text:s/>max recall </text:p>
          </table:table-cell>
          <table:table-cell office:value-type="float" office:value="0.954148828983307" calcext:value-type="float">
            <text:p>0,954148828983307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60698843002" calcext:value-type="float">
            <text:p>0,316460698843002</text:p>
          </table:table-cell>
          <table:table-cell office:value-type="string" calcext:value-type="string">
            <text:p>rs = 124 </text:p>
          </table:table-cell>
          <table:table-cell office:value-type="string" calcext:value-type="string">
            <text:p><text:s/>ct_train = 5394/10474 = 0,5149894978040863 </text:p>
          </table:table-cell>
          <table:table-cell office:value-type="string" calcext:value-type="string">
            <text:p><text:s/>ct_val = 1131/2244 = 0,5040106951871658 </text:p>
          </table:table-cell>
          <table:table-cell office:value-type="string" calcext:value-type="string">
            <text:p><text:s/>ct_test = 1142/2245 = 0,5086859688195992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precision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recall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loss</text:p>
          </table:table-cell>
          <table:table-cell office:value-type="float" office:value="0.3599" calcext:value-type="float">
            <text:p>0,35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5668466091156" calcext:value-type="float">
            <text:p>0,875668466091156</text:p>
          </table:table-cell>
          <table:table-cell office:value-type="string" calcext:value-type="string">
            <text:p><text:s/>max f1_score </text:p>
          </table:table-cell>
          <table:table-cell office:value-type="float" office:value="0.88355416059494" calcext:value-type="float">
            <text:p>0,88355416059494</text:p>
          </table:table-cell>
          <table:table-cell office:value-type="string" calcext:value-type="string">
            <text:p><text:s/>max precision </text:p>
          </table:table-cell>
          <table:table-cell office:value-type="float" office:value="0.943778216838837" calcext:value-type="float">
            <text:p>0,943778216838837</text:p>
          </table:table-cell>
          <table:table-cell office:value-type="string" calcext:value-type="string">
            <text:p><text:s/>max recall </text:p>
          </table:table-cell>
          <table:table-cell office:value-type="float" office:value="0.95563817024231" calcext:value-type="float">
            <text:p>0,95563817024231</text:p>
          </table:table-cell>
          <table:table-cell office:value-type="string" calcext:value-type="string">
            <text:p><text:s/>min val_loss </text:p>
          </table:table-cell>
          <table:table-cell office:value-type="float" office:value="0.306460320949554" calcext:value-type="float">
            <text:p>0,306460320949554</text:p>
          </table:table-cell>
          <table:table-cell office:value-type="string" calcext:value-type="string">
            <text:p><text:s/>rs = 125 </text:p>
          </table:table-cell>
          <table:table-cell office:value-type="string" calcext:value-type="string">
            <text:p><text:s/>ct_train = 5318/10474 = 0,5077334351728089 </text:p>
          </table:table-cell>
          <table:table-cell office:value-type="string" calcext:value-type="string">
            <text:p><text:s/>ct_val = 1178/2244 = 0,5249554367201426 </text:p>
          </table:table-cell>
          <table:table-cell office:value-type="string" calcext:value-type="string">
            <text:p><text:s/>ct_test = 1171/2245 = 0,5216035634743875 </text:p>
          </table:table-cell>
          <table:table-cell office:value-type="string" calcext:value-type="string">
            <text:p><text:s/>accuracy</text:p>
          </table:table-cell>
          <table:table-cell office:value-type="float" office:value="0.8739" calcext:value-type="float">
            <text:p>0,8739</text:p>
          </table:table-cell>
          <table:table-cell office:value-type="string" calcext:value-type="string">
            <text:p><text:s/>f1_m</text:p>
          </table:table-cell>
          <table:table-cell office:value-type="float" office:value="0.8813" calcext:value-type="float">
            <text:p>0,8813</text:p>
          </table:table-cell>
          <table:table-cell office:value-type="string" calcext:value-type="string">
            <text:p><text:s/>precision_m</text:p>
          </table:table-cell>
          <table:table-cell office:value-type="float" office:value="0.8657" calcext:value-type="float">
            <text:p>0,8657</text:p>
          </table:table-cell>
          <table:table-cell office:value-type="string" calcext:value-type="string">
            <text:p><text:s/>recall_m</text:p>
          </table:table-cell>
          <table:table-cell office:value-type="float" office:value="0.8975" calcext:value-type="float">
            <text:p>0,8975</text:p>
          </table:table-cell>
          <table:table-cell office:value-type="string" calcext:value-type="string">
            <text:p><text:s/>loss</text:p>
          </table:table-cell>
          <table:table-cell office:value-type="float" office:value="0.3059" calcext:value-type="float">
            <text:p>0,30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7201447486877" calcext:value-type="float">
            <text:p>0,867201447486877</text:p>
          </table:table-cell>
          <table:table-cell office:value-type="string" calcext:value-type="string">
            <text:p><text:s/>max f1_score </text:p>
          </table:table-cell>
          <table:table-cell office:value-type="float" office:value="0.867606222629547" calcext:value-type="float">
            <text:p>0,867606222629547</text:p>
          </table:table-cell>
          <table:table-cell office:value-type="string" calcext:value-type="string">
            <text:p><text:s/>max precision </text:p>
          </table:table-cell>
          <table:table-cell office:value-type="float" office:value="0.945349037647247" calcext:value-type="float">
            <text:p>0,945349037647247</text:p>
          </table:table-cell>
          <table:table-cell office:value-type="string" calcext:value-type="string">
            <text:p><text:s/>max recall </text:p>
          </table:table-cell>
          <table:table-cell office:value-type="float" office:value="0.950156390666962" calcext:value-type="float">
            <text:p>0,950156390666962</text:p>
          </table:table-cell>
          <table:table-cell office:value-type="string" calcext:value-type="string">
            <text:p><text:s/>min val_loss </text:p>
          </table:table-cell>
          <table:table-cell office:value-type="float" office:value="0.319787949323654" calcext:value-type="float">
            <text:p>0,319787949323654</text:p>
          </table:table-cell>
          <table:table-cell office:value-type="string" calcext:value-type="string">
            <text:p><text:s/>rs = 126 </text:p>
          </table:table-cell>
          <table:table-cell office:value-type="string" calcext:value-type="string">
            <text:p><text:s/>ct_train = 5379/10474 = 0,513557380179492 </text:p>
          </table:table-cell>
          <table:table-cell office:value-type="string" calcext:value-type="string">
            <text:p><text:s/>ct_val = 1148/2244 = 0,5115864527629234 </text:p>
          </table:table-cell>
          <table:table-cell office:value-type="string" calcext:value-type="string">
            <text:p><text:s/>ct_test = 1140/2245 = 0,5077951002227171 </text:p>
          </table:table-cell>
          <table:table-cell office:value-type="string" calcext:value-type="string">
            <text:p><text:s/>accuracy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f1_m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precision_m</text:p>
          </table:table-cell>
          <table:table-cell office:value-type="float" office:value="0.884" calcext:value-type="float">
            <text:p>0,884</text:p>
          </table:table-cell>
          <table:table-cell office:value-type="string" calcext:value-type="string">
            <text:p><text:s/>recall_m</text:p>
          </table:table-cell>
          <table:table-cell office:value-type="float" office:value="0.8623" calcext:value-type="float">
            <text:p>0,8623</text:p>
          </table:table-cell>
          <table:table-cell office:value-type="string" calcext:value-type="string">
            <text:p><text:s/>loss</text:p>
          </table:table-cell>
          <table:table-cell office:value-type="float" office:value="0.2996" calcext:value-type="float">
            <text:p>0,29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 </text:p>
          </table:table-cell>
          <table:table-cell office:value-type="float" office:value="0.867685317993164" calcext:value-type="float">
            <text:p>0,867685317993164</text:p>
          </table:table-cell>
          <table:table-cell office:value-type="string" calcext:value-type="string">
            <text:p><text:s/>max precision </text:p>
          </table:table-cell>
          <table:table-cell office:value-type="float" office:value="0.900667726993561" calcext:value-type="float">
            <text:p>0,900667726993561</text:p>
          </table:table-cell>
          <table:table-cell office:value-type="string" calcext:value-type="string">
            <text:p><text:s/>max recall </text:p>
          </table:table-cell>
          <table:table-cell office:value-type="float" office:value="0.952237725257874" calcext:value-type="float">
            <text:p>0,952237725257874</text:p>
          </table:table-cell>
          <table:table-cell office:value-type="string" calcext:value-type="string">
            <text:p><text:s/>min val_loss </text:p>
          </table:table-cell>
          <table:table-cell office:value-type="float" office:value="0.296686410903931" calcext:value-type="float">
            <text:p>0,296686410903931</text:p>
          </table:table-cell>
          <table:table-cell office:value-type="string" calcext:value-type="string">
            <text:p><text:s/>rs = 127 </text:p>
          </table:table-cell>
          <table:table-cell office:value-type="string" calcext:value-type="string">
            <text:p><text:s/>ct_train = 5363/10474 = 0,5120297880465916 </text:p>
          </table:table-cell>
          <table:table-cell office:value-type="string" calcext:value-type="string">
            <text:p><text:s/>ct_val = 1120/2244 = 0,49910873440285203 </text:p>
          </table:table-cell>
          <table:table-cell office:value-type="string" calcext:value-type="string">
            <text:p><text:s/>ct_test = 1184/2245 = 0,5273942093541203 </text:p>
          </table:table-cell>
          <table:table-cell office:value-type="string" calcext:value-type="string">
            <text:p><text:s/>accuracy</text:p>
          </table:table-cell>
          <table:table-cell office:value-type="float" office:value="0.8775" calcext:value-type="float">
            <text:p>0,8775</text:p>
          </table:table-cell>
          <table:table-cell office:value-type="string" calcext:value-type="string">
            <text:p><text:s/>f1_m</text:p>
          </table:table-cell>
          <table:table-cell office:value-type="float" office:value="0.8849" calcext:value-type="float">
            <text:p>0,8849</text:p>
          </table:table-cell>
          <table:table-cell office:value-type="string" calcext:value-type="string">
            <text:p><text:s/>precision_m</text:p>
          </table:table-cell>
          <table:table-cell office:value-type="float" office:value="0.8772" calcext:value-type="float">
            <text:p>0,8772</text:p>
          </table:table-cell>
          <table:table-cell office:value-type="string" calcext:value-type="string">
            <text:p><text:s/>recall_m</text:p>
          </table:table-cell>
          <table:table-cell office:value-type="float" office:value="0.8927" calcext:value-type="float">
            <text:p>0,8927</text:p>
          </table:table-cell>
          <table:table-cell office:value-type="string" calcext:value-type="string">
            <text:p><text:s/>loss</text:p>
          </table:table-cell>
          <table:table-cell office:value-type="float" office:value="0.3044" calcext:value-type="float">
            <text:p>0,30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77719783783" calcext:value-type="float">
            <text:p>0,874777197837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3081207275391" calcext:value-type="float">
            <text:p>0,873081207275391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100936889648" calcext:value-type="float">
            <text:p>0,910100936889648</text:p>
          </table:table-cell>
          <table:table-cell office:value-type="string" calcext:value-type="string">
            <text:p><text:s/>max recall </text:p>
          </table:table-cell>
          <table:table-cell office:value-type="float" office:value="0.965628206729889" calcext:value-type="float">
            <text:p>0,96562820672988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522561073303" calcext:value-type="float">
            <text:p>0,305522561073303</text:p>
          </table:table-cell>
          <table:table-cell office:value-type="string" calcext:value-type="string">
            <text:p><text:s/>rs = 128 </text:p>
          </table:table-cell>
          <table:table-cell office:value-type="string" calcext:value-type="string">
            <text:p><text:s/>ct_train = 5431/10474 = 0,5185220546114188 </text:p>
          </table:table-cell>
          <table:table-cell office:value-type="string" calcext:value-type="string">
            <text:p><text:s/>ct_val = 1099/2244 = 0,48975044563279857 </text:p>
          </table:table-cell>
          <table:table-cell office:value-type="string" calcext:value-type="string">
            <text:p><text:s/>ct_test = 1137/2245 = 0,5064587973273942 </text:p>
          </table:table-cell>
          <table:table-cell office:value-type="string" calcext:value-type="string">
            <text:p><text:s/>accuracy</text:p>
          </table:table-cell>
          <table:table-cell office:value-type="float" office:value="0.8833" calcext:value-type="float">
            <text:p>0,8833</text:p>
          </table:table-cell>
          <table:table-cell office:value-type="string" calcext:value-type="string">
            <text:p><text:s/>f1_m</text:p>
          </table:table-cell>
          <table:table-cell office:value-type="float" office:value="0.8852" calcext:value-type="float">
            <text:p>0,8852</text:p>
          </table:table-cell>
          <table:table-cell office:value-type="string" calcext:value-type="string">
            <text:p><text:s/>precision_m</text:p>
          </table:table-cell>
          <table:table-cell office:value-type="float" office:value="0.8821" calcext:value-type="float">
            <text:p>0,8821</text:p>
          </table:table-cell>
          <table:table-cell office:value-type="string" calcext:value-type="string">
            <text:p><text:s/>recall_m</text:p>
          </table:table-cell>
          <table:table-cell office:value-type="float" office:value="0.8883" calcext:value-type="float">
            <text:p>0,8883</text:p>
          </table:table-cell>
          <table:table-cell office:value-type="string" calcext:value-type="string">
            <text:p><text:s/>loss</text:p>
          </table:table-cell>
          <table:table-cell office:value-type="float" office:value="0.2927" calcext:value-type="float">
            <text:p>0,29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6559734344482" calcext:value-type="float">
            <text:p>0,876559734344482</text:p>
          </table:table-cell>
          <table:table-cell office:value-type="string" calcext:value-type="string">
            <text:p><text:s/>max f1_score </text:p>
          </table:table-cell>
          <table:table-cell office:value-type="float" office:value="0.878195345401764" calcext:value-type="float">
            <text:p>0,87819534540176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843060016632" calcext:value-type="float">
            <text:p>0,925843060016632</text:p>
          </table:table-cell>
          <table:table-cell office:value-type="string" calcext:value-type="string">
            <text:p><text:s/>max recall </text:p>
          </table:table-cell>
          <table:table-cell office:value-type="float" office:value="0.963870525360107" calcext:value-type="float">
            <text:p>0,963870525360107</text:p>
          </table:table-cell>
          <table:table-cell office:value-type="string" calcext:value-type="string">
            <text:p><text:s/>min val_loss </text:p>
          </table:table-cell>
          <table:table-cell office:value-type="float" office:value="0.303625077009201" calcext:value-type="float">
            <text:p>0,303625077009201</text:p>
          </table:table-cell>
          <table:table-cell office:value-type="string" calcext:value-type="string">
            <text:p><text:s/>rs = 129 </text:p>
          </table:table-cell>
          <table:table-cell office:value-type="string" calcext:value-type="string">
            <text:p><text:s/>ct_train = 5358/10474 = 0,5115524155050601 </text:p>
          </table:table-cell>
          <table:table-cell office:value-type="string" calcext:value-type="string">
            <text:p><text:s/>ct_val = 1165/2244 = 0,5191622103386809 </text:p>
          </table:table-cell>
          <table:table-cell office:value-type="string" calcext:value-type="string">
            <text:p><text:s/>ct_test = 1144/2245 = 0,5095768374164811 </text:p>
          </table:table-cell>
          <table:table-cell office:value-type="string" calcext:value-type="string">
            <text:p><text:s/>accuracy</text:p>
          </table:table-cell>
          <table:table-cell office:value-type="float" office:value="0.8695" calcext:value-type="float">
            <text:p>0,8695</text:p>
          </table:table-cell>
          <table:table-cell office:value-type="string" calcext:value-type="string">
            <text:p><text:s/>f1_m</text:p>
          </table:table-cell>
          <table:table-cell office:value-type="float" office:value="0.8761" calcext:value-type="float">
            <text:p>0,8761</text:p>
          </table:table-cell>
          <table:table-cell office:value-type="string" calcext:value-type="string">
            <text:p><text:s/>precision_m</text:p>
          </table:table-cell>
          <table:table-cell office:value-type="float" office:value="0.8485" calcext:value-type="float">
            <text:p>0,8485</text:p>
          </table:table-cell>
          <table:table-cell office:value-type="string" calcext:value-type="string">
            <text:p><text:s/>recall_m</text:p>
          </table:table-cell>
          <table:table-cell office:value-type="float" office:value="0.9056" calcext:value-type="float">
            <text:p>0,9056</text:p>
          </table:table-cell>
          <table:table-cell office:value-type="string" calcext:value-type="string">
            <text:p><text:s/>loss</text:p>
          </table:table-cell>
          <table:table-cell office:value-type="float" office:value="0.3049" calcext:value-type="float">
            <text:p>0,3049</text:p>
          </table:table-cell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4"/>
          <table:table-cell table:style-name="ce26" office:value-type="string" calcext:value-type="string">
            <text:p>média acc</text:p>
          </table:table-cell>
          <table:table-cell table:style-name="ce26" office:value-type="string" calcext:value-type="string">
            <text:p>média f1_score</text:p>
          </table:table-cell>
          <table:table-cell table:style-name="ce26" office:value-type="string" calcext:value-type="string">
            <text:p>média precision</text:p>
          </table:table-cell>
          <table:table-cell table:style-name="ce26" office:value-type="string" calcext:value-type="string">
            <text:p>média recall</text:p>
          </table:table-cell>
          <table:table-cell table:style-name="ce26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6" office:value-type="string" calcext:value-type="string">
            <text:p>W1W3W6W9</text:p>
          </table:table-cell>
          <table:table-cell table:formula="of:=AVERAGE([.S28:.S37])" office:value-type="float" office:value="0.87328" calcext:value-type="float">
            <text:p>0,87328</text:p>
          </table:table-cell>
          <table:table-cell table:formula="of:= AVERAGE([.U28:.U37])" office:value-type="float" office:value="0.87714" calcext:value-type="float">
            <text:p>0,87714</text:p>
          </table:table-cell>
          <table:table-cell table:number-columns-repeated="2"/>
          <table:table-cell table:formula="of:= AVERAGE([.AA28:.AA37])" office:value-type="float" office:value="0.30763" calcext:value-type="float">
            <text:p>0,30763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6" office:value-type="string" calcext:value-type="string">
            <text:p>W9</text:p>
          </table:table-cell>
          <table:table-cell table:formula="of:=AVERAGE([.S9:.S13])" office:value-type="float" office:value="0.86424" calcext:value-type="float">
            <text:p>0,86424</text:p>
          </table:table-cell>
          <table:table-cell table:formula="of:= AVERAGE([.AA9:.AA13])" office:value-type="float" office:value="0.31994" calcext:value-type="float">
            <text:p>0,31994</text:p>
          </table:table-cell>
          <table:table-cell table:number-columns-repeated="2"/>
          <table:table-cell table:formula="of:= AVERAGE([.AA9:.AA13])" office:value-type="float" office:value="0.31994" calcext:value-type="float">
            <text:p>0,31994</text:p>
          </table:table-cell>
          <table:table-cell table:number-columns-repeated="18"/>
        </table:table-row>
        <table:table-row table:style-name="ro1" table:number-rows-repeated="25">
          <table:table-cell table:number-columns-repeated="27"/>
        </table:table-row>
        <table:table-row table:style-name="ro1">
          <table:table-cell table:number-columns-repeated="3"/>
          <table:table-cell table:style-name="ce26" office:value-type="string" calcext:value-type="string">
            <text:p>rs</text:p>
          </table:table-cell>
          <table:table-cell table:style-name="ce26" office:value-type="string" calcext:value-type="string">
            <text:p>memo after</text:p>
          </table:table-cell>
          <table:table-cell table:style-name="ce26" office:value-type="string" calcext:value-type="string">
            <text:p>memo before</text:p>
          </table:table-cell>
          <table:table-cell table:style-name="ce26" office:value-type="string" calcext:value-type="string">
            <text:p>memo diff</text:p>
          </table:table-cell>
          <table:table-cell table:style-name="ce32" table:number-columns-repeated="2"/>
          <table:table-cell table:style-name="ce26" office:value-type="string" calcext:value-type="string">
            <text:p>Epoch time (10474 samples)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3068157952" calcext:value-type="float">
            <text:p>3068157952</text:p>
          </table:table-cell>
          <table:table-cell office:value-type="float" office:value="2548662272" calcext:value-type="float">
            <text:p>2548662272</text:p>
          </table:table-cell>
          <table:table-cell office:value-type="float" office:value="519495680" calcext:value-type="float">
            <text:p>51949568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107" calcext:value-type="float">
            <text:p>107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3"/>
          <table:table-cell table:style-name="ce26" office:value-type="string" calcext:value-type="string">
            <text:p>média memo: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26" office:value-type="string" calcext:value-type="string">
            <text:p>média time: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00:38:00.2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6-12T20:22:35.932000000</meta:creation-date>
    <dc:date>2024-07-07T21:51:04.569000000</dc:date>
    <meta:editing-duration>PT18H33M38S</meta:editing-duration>
    <meta:editing-cycles>21</meta:editing-cycles>
    <meta:generator>LibreOffice/6.4.0.3$Windows_X86_64 LibreOffice_project/b0a288ab3d2d4774cb44b62f04d5d28733ac6df8</meta:generator>
    <meta:document-statistic meta:table-count="8" meta:cell-count="3103" meta:object-count="0"/>
  </office:meta>
</office:document-meta>
</file>